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Source Han Sans CN" svg:font-family="'Source Han Sans CN'" style:font-family-generic="system" style:font-pitch="variable"/>
  </office:font-face-decls>
  <office:automatic-styles>
    <style:style style:name="Table12" style:family="table">
      <style:table-properties style:width="7.4806in" table:align="margins"/>
    </style:style>
    <style:style style:name="Table12.A" style:family="table-column">
      <style:table-column-properties style:column-width="0.3694in" style:rel-column-width="3236*"/>
    </style:style>
    <style:style style:name="Table12.B" style:family="table-column">
      <style:table-column-properties style:column-width="0.2549in" style:rel-column-width="2232*"/>
    </style:style>
    <style:style style:name="Table12.C" style:family="table-column">
      <style:table-column-properties style:column-width="2.5694in" style:rel-column-width="22510*"/>
    </style:style>
    <style:style style:name="Table12.D" style:family="table-column">
      <style:table-column-properties style:column-width="0.5563in" style:rel-column-width="4873*"/>
    </style:style>
    <style:style style:name="Table12.E" style:family="table-column">
      <style:table-column-properties style:column-width="0.2563in" style:rel-column-width="2244*"/>
    </style:style>
    <style:style style:name="Table12.F" style:family="table-column">
      <style:table-column-properties style:column-width="0.4326in" style:rel-column-width="3790*"/>
    </style:style>
    <style:style style:name="Table12.G" style:family="table-column">
      <style:table-column-properties style:column-width="0.1208in" style:rel-column-width="1058*"/>
    </style:style>
    <style:style style:name="Table12.H" style:family="table-column">
      <style:table-column-properties style:column-width="1.6722in" style:rel-column-width="14649*"/>
    </style:style>
    <style:style style:name="Table12.I" style:family="table-column">
      <style:table-column-properties style:column-width="0.6236in" style:rel-column-width="5463*"/>
    </style:style>
    <style:style style:name="Table12.J" style:family="table-column">
      <style:table-column-properties style:column-width="0.6257in" style:rel-column-width="5480*"/>
    </style:style>
    <style:style style:name="Table12.A1" style:family="table-cell">
      <style:table-cell-properties fo:padding="0in" fo:border="none" style:writing-mode="page"/>
    </style:style>
    <style:style style:name="Table1" style:family="table">
      <style:table-properties style:width="7.4806in" fo:break-before="page" table:align="margins" fo:background-color="transparent">
        <style:background-image/>
      </style:table-properties>
    </style:style>
    <style:style style:name="Table1.A" style:family="table-column">
      <style:table-column-properties style:column-width="5.7368in" style:rel-column-width="50256*"/>
    </style:style>
    <style:style style:name="Table1.B" style:family="table-column">
      <style:table-column-properties style:column-width="0.8722in" style:rel-column-width="7639*"/>
    </style:style>
    <style:style style:name="Table1.C" style:family="table-column">
      <style:table-column-properties style:column-width="0.8722in" style:rel-column-width="7640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in" fo:border="none" style:writing-mode="page">
        <style:background-image/>
      </style:table-cell-properties>
    </style:style>
    <style:style style:name="Table2" style:family="table">
      <style:table-properties style:width="7.4806in" table:align="margins" fo:background-color="transparent">
        <style:background-image/>
      </style:table-properties>
    </style:style>
    <style:style style:name="Table2.A" style:family="table-column">
      <style:table-column-properties style:column-width="5.3167in" style:rel-column-width="46577*"/>
    </style:style>
    <style:style style:name="Table2.B" style:family="table-column">
      <style:table-column-properties style:column-width="2.1639in" style:rel-column-width="18958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ee6ef" style:writing-mode="page">
        <style:background-image/>
      </style:table-cell-properties>
    </style:style>
    <style:style style:name="Table2.A7" style:family="table-cell">
      <style:table-cell-properties style:writing-mode="page"/>
    </style:style>
    <style:style style:name="Table2.B7" style:family="table-cell">
      <style:table-cell-properties style:writing-mode="page"/>
    </style:style>
    <style:style style:name="Table2.A8" style:family="table-cell">
      <style:table-cell-properties style:writing-mode="page"/>
    </style:style>
    <style:style style:name="Table2.B8" style:family="table-cell">
      <style:table-cell-properties style:writing-mode="page"/>
    </style:style>
    <style:style style:name="Table2.A9" style:family="table-cell">
      <style:table-cell-properties style:writing-mode="page"/>
    </style:style>
    <style:style style:name="Table2.B9" style:family="table-cell">
      <style:table-cell-properties style:writing-mode="page"/>
    </style:style>
    <style:style style:name="Table14" style:family="table">
      <style:table-properties style:width="7.4806in" fo:break-before="page" table:align="margins"/>
    </style:style>
    <style:style style:name="Table14.A" style:family="table-column">
      <style:table-column-properties style:column-width="0.509in" style:rel-column-width="4459*"/>
    </style:style>
    <style:style style:name="Table14.B" style:family="table-column">
      <style:table-column-properties style:column-width="0.116in" style:rel-column-width="1015*"/>
    </style:style>
    <style:style style:name="Table14.C" style:family="table-column">
      <style:table-column-properties style:column-width="4.9847in" style:rel-column-width="43669*"/>
    </style:style>
    <style:style style:name="Table14.D" style:family="table-column">
      <style:table-column-properties style:column-width="0.9354in" style:rel-column-width="8194*"/>
    </style:style>
    <style:style style:name="Table14.E" style:family="table-column">
      <style:table-column-properties style:column-width="0.9361in" style:rel-column-width="8198*"/>
    </style:style>
    <style:style style:name="Table14.A1" style:family="table-cell">
      <style:table-cell-properties fo:padding="0in" fo:border="none" style:writing-mode="page"/>
    </style:style>
    <style:style style:name="Table3" style:family="table">
      <style:table-properties style:width="7.4806in" table:align="margins" fo:background-color="transparent">
        <style:background-image/>
      </style:table-properties>
    </style:style>
    <style:style style:name="Table3.A" style:family="table-column">
      <style:table-column-properties style:column-width="5.4521in" style:rel-column-width="47767*"/>
    </style:style>
    <style:style style:name="Table3.B" style:family="table-column">
      <style:table-column-properties style:column-width="2.0285in" style:rel-column-width="1776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ee7e5" style:writing-mode="page">
        <style:background-image/>
      </style:table-cell-properties>
    </style:style>
    <style:style style:name="Table3.A7" style:family="table-cell">
      <style:table-cell-properties style:writing-mode="page"/>
    </style:style>
    <style:style style:name="Table3.B7" style:family="table-cell">
      <style:table-cell-properties style:writing-mode="page"/>
    </style:style>
    <style:style style:name="Table3.A8" style:family="table-cell">
      <style:table-cell-properties style:writing-mode="page"/>
    </style:style>
    <style:style style:name="Table3.B8" style:family="table-cell">
      <style:table-cell-properties style:writing-mode="page"/>
    </style:style>
    <style:style style:name="Table4" style:family="table">
      <style:table-properties style:width="7.4806in" table:align="margins" fo:background-color="transparent">
        <style:background-image/>
      </style:table-properties>
    </style:style>
    <style:style style:name="Table4.A" style:family="table-column">
      <style:table-column-properties style:column-width="5.3167in" style:rel-column-width="46577*"/>
    </style:style>
    <style:style style:name="Table4.B" style:family="table-column">
      <style:table-column-properties style:column-width="2.1639in" style:rel-column-width="1895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ffd8ce" style:writing-mode="page">
        <style:background-image/>
      </style:table-cell-properties>
    </style:style>
    <style:style style:name="Table5" style:family="table">
      <style:table-properties style:width="7.4806in" table:align="margins" fo:background-color="transparent">
        <style:background-image/>
      </style:table-properties>
    </style:style>
    <style:style style:name="Table5.A" style:family="table-column">
      <style:table-column-properties style:column-width="5.5104in" style:rel-column-width="48277*"/>
    </style:style>
    <style:style style:name="Table5.B" style:family="table-column">
      <style:table-column-properties style:column-width="1.9701in" style:rel-column-width="17258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fff5ce" style:writing-mode="page">
        <style:background-image/>
      </style:table-cell-properties>
    </style:style>
    <style:style style:name="Table5.A9" style:family="table-cell">
      <style:table-cell-properties style:writing-mode="page"/>
    </style:style>
    <style:style style:name="Table5.B9" style:family="table-cell">
      <style:table-cell-properties style:writing-mode="page"/>
    </style:style>
    <style:style style:name="Table5.A10" style:family="table-cell">
      <style:table-cell-properties style:writing-mode="page"/>
    </style:style>
    <style:style style:name="Table5.B10" style:family="table-cell">
      <style:table-cell-properties style:writing-mode="page"/>
    </style:style>
    <style:style style:name="Table5.A11" style:family="table-cell">
      <style:table-cell-properties style:writing-mode="page"/>
    </style:style>
    <style:style style:name="Table5.B11" style:family="table-cell">
      <style:table-cell-properties style:writing-mode="page"/>
    </style:style>
    <style:style style:name="Table5.A12" style:family="table-cell">
      <style:table-cell-properties style:writing-mode="page"/>
    </style:style>
    <style:style style:name="Table5.B12" style:family="table-cell">
      <style:table-cell-properties style:writing-mode="page"/>
    </style:style>
    <style:style style:name="Table5.A13" style:family="table-cell">
      <style:table-cell-properties style:writing-mode="page"/>
    </style:style>
    <style:style style:name="Table5.B13" style:family="table-cell">
      <style:table-cell-properties style:writing-mode="page"/>
    </style:style>
    <style:style style:name="Table5.A14" style:family="table-cell">
      <style:table-cell-properties style:writing-mode="page"/>
    </style:style>
    <style:style style:name="Table5.B14" style:family="table-cell">
      <style:table-cell-properties style:writing-mode="page"/>
    </style:style>
    <style:style style:name="Table5.A15" style:family="table-cell">
      <style:table-cell-properties style:writing-mode="page"/>
    </style:style>
    <style:style style:name="Table5.B15" style:family="table-cell">
      <style:table-cell-properties style:writing-mode="page"/>
    </style:style>
    <style:style style:name="Table13" style:family="table">
      <style:table-properties style:width="7.4806in" table:align="margins"/>
    </style:style>
    <style:style style:name="Table13.A" style:family="table-column">
      <style:table-column-properties style:column-width="0.4396in" style:rel-column-width="3851*"/>
    </style:style>
    <style:style style:name="Table13.B" style:family="table-column">
      <style:table-column-properties style:column-width="0.1833in" style:rel-column-width="1606*"/>
    </style:style>
    <style:style style:name="Table13.C" style:family="table-column">
      <style:table-column-properties style:column-width="1.9979in" style:rel-column-width="17503*"/>
    </style:style>
    <style:style style:name="Table13.D" style:family="table-column">
      <style:table-column-properties style:column-width="0.5021in" style:rel-column-width="4398*"/>
    </style:style>
    <style:style style:name="Table13.E" style:family="table-column">
      <style:table-column-properties style:column-width="0.0563in" style:rel-column-width="492*"/>
    </style:style>
    <style:style style:name="Table13.F" style:family="table-column">
      <style:table-column-properties style:column-width="0.5583in" style:rel-column-width="4891*"/>
    </style:style>
    <style:style style:name="Table13.G" style:family="table-column">
      <style:table-column-properties style:column-width="0.0986in" style:rel-column-width="863*"/>
    </style:style>
    <style:style style:name="Table13.H" style:family="table-column">
      <style:table-column-properties style:column-width="0.1236in" style:rel-column-width="1082*"/>
    </style:style>
    <style:style style:name="Table13.I" style:family="table-column">
      <style:table-column-properties style:column-width="0.1653in" style:rel-column-width="1447*"/>
    </style:style>
    <style:style style:name="Table13.J" style:family="table-column">
      <style:table-column-properties style:column-width="0.125in" style:rel-column-width="1095*"/>
    </style:style>
    <style:style style:name="Table13.K" style:family="table-column">
      <style:table-column-properties style:column-width="0.2458in" style:rel-column-width="2153*"/>
    </style:style>
    <style:style style:name="Table13.L" style:family="table-column">
      <style:table-column-properties style:column-width="1.7542in" style:rel-column-width="15367*"/>
    </style:style>
    <style:style style:name="Table13.M" style:family="table-column">
      <style:table-column-properties style:column-width="0.1896in" style:rel-column-width="1660*"/>
    </style:style>
    <style:style style:name="Table13.N" style:family="table-column">
      <style:table-column-properties style:column-width="0.4257in" style:rel-column-width="3729*"/>
    </style:style>
    <style:style style:name="Table13.O" style:family="table-column">
      <style:table-column-properties style:column-width="0.0944in" style:rel-column-width="827*"/>
    </style:style>
    <style:style style:name="Table13.P" style:family="table-column">
      <style:table-column-properties style:column-width="0.5215in" style:rel-column-width="4571*"/>
    </style:style>
    <style:style style:name="Table13.A1" style:family="table-cell">
      <style:table-cell-properties fo:padding="0in" fo:border="none" style:writing-mode="page"/>
    </style:style>
    <style:style style:name="Table13.16" style:family="table-row">
      <style:table-row-properties style:min-row-height="0.316in"/>
    </style:style>
    <style:style style:name="Table6" style:family="table">
      <style:table-properties style:width="7.4806in" table:align="margins" fo:background-color="transparent">
        <style:background-image/>
      </style:table-properties>
    </style:style>
    <style:style style:name="Table6.A" style:family="table-column">
      <style:table-column-properties style:column-width="5.5882in" style:rel-column-width="48957*"/>
    </style:style>
    <style:style style:name="Table6.B" style:family="table-column">
      <style:table-column-properties style:column-width="1.8924in" style:rel-column-width="16578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6.A2" style:family="table-cell">
      <style:table-cell-properties fo:background-color="#dee6ef" fo:padding="0in" fo:border="none" style:writing-mode="page">
        <style:background-image/>
      </style:table-cell-properties>
    </style:style>
    <style:style style:name="Table6.A3" style:family="table-cell">
      <style:table-cell-properties fo:background-color="#ffd7d7" fo:padding="0in" fo:border="none" style:writing-mode="page">
        <style:background-image/>
      </style:table-cell-properties>
    </style:style>
    <style:style style:name="Table7" style:family="table">
      <style:table-properties style:width="7.4806in" table:align="margins" fo:background-color="transparent">
        <style:background-image/>
      </style:table-properties>
    </style:style>
    <style:style style:name="Table7.A" style:family="table-column">
      <style:table-column-properties style:column-width="5.375in" style:rel-column-width="47087*"/>
    </style:style>
    <style:style style:name="Table7.B" style:family="table-column">
      <style:table-column-properties style:column-width="2.1056in" style:rel-column-width="1844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ffdbb6" fo:padding="0in" fo:border="none" style:writing-mode="page">
        <style:background-image/>
      </style:table-cell-properties>
    </style:style>
    <style:style style:name="Table16" style:family="table">
      <style:table-properties style:width="7.4806in" fo:break-before="page" table:align="margins"/>
    </style:style>
    <style:style style:name="Table16.A" style:family="table-column">
      <style:table-column-properties style:column-width="3.7403in" style:rel-column-width="32767*"/>
    </style:style>
    <style:style style:name="Table16.B" style:family="table-column">
      <style:table-column-properties style:column-width="3.7403in" style:rel-column-width="32768*"/>
    </style:style>
    <style:style style:name="Table16.A1" style:family="table-cell">
      <style:table-cell-properties style:writing-mode="page"/>
    </style:style>
    <style:style style:name="Table19" style:family="table">
      <style:table-properties style:width="7.4806in" fo:break-before="page" table:align="margins"/>
    </style:style>
    <style:style style:name="Table19.A" style:family="table-column">
      <style:table-column-properties style:column-width="0.3125in" style:rel-column-width="2737*"/>
    </style:style>
    <style:style style:name="Table19.B" style:family="table-column">
      <style:table-column-properties style:column-width="0.125in" style:rel-column-width="1095*"/>
    </style:style>
    <style:style style:name="Table19.C" style:family="table-column">
      <style:table-column-properties style:column-width="2.4444in" style:rel-column-width="21415*"/>
    </style:style>
    <style:style style:name="Table19.D" style:family="table-column">
      <style:table-column-properties style:column-width="0.7986in" style:rel-column-width="6996*"/>
    </style:style>
    <style:style style:name="Table19.E" style:family="table-column">
      <style:table-column-properties style:column-width="0.2604in" style:rel-column-width="2281*"/>
    </style:style>
    <style:style style:name="Table19.F" style:family="table-column">
      <style:table-column-properties style:column-width="0.1215in" style:rel-column-width="1064*"/>
    </style:style>
    <style:style style:name="Table19.G" style:family="table-column">
      <style:table-column-properties style:column-width="2.6215in" style:rel-column-width="22966*"/>
    </style:style>
    <style:style style:name="Table19.H" style:family="table-column">
      <style:table-column-properties style:column-width="0.7965in" style:rel-column-width="6981*"/>
    </style:style>
    <style:style style:name="Table19.A1" style:family="table-cell">
      <style:table-cell-properties fo:padding="0in" fo:border="none" style:writing-mode="page"/>
    </style:style>
    <style:style style:name="Table15" style:family="table">
      <style:table-properties style:width="7.4806in" fo:break-before="page" table:align="margins"/>
    </style:style>
    <style:style style:name="Table15.A" style:family="table-column">
      <style:table-column-properties style:column-width="3.7403in" style:rel-column-width="32767*"/>
    </style:style>
    <style:style style:name="Table15.B" style:family="table-column">
      <style:table-column-properties style:column-width="3.7403in" style:rel-column-width="32768*"/>
    </style:style>
    <style:style style:name="Table15.A1" style:family="table-cell">
      <style:table-cell-properties fo:padding="0in" fo:border="none" style:writing-mode="page"/>
    </style:style>
    <style:style style:name="Table20" style:family="table">
      <style:table-properties style:width="7.4806in" fo:break-before="page" table:align="margins"/>
    </style:style>
    <style:style style:name="Table20.A" style:family="table-column">
      <style:table-column-properties style:column-width="0.3in" style:rel-column-width="432*"/>
    </style:style>
    <style:style style:name="Table20.B" style:family="table-column">
      <style:table-column-properties style:column-width="0.1389in" style:rel-column-width="200*"/>
    </style:style>
    <style:style style:name="Table20.C" style:family="table-column">
      <style:table-column-properties style:column-width="2.4604in" style:rel-column-width="3543*"/>
    </style:style>
    <style:style style:name="Table20.D" style:family="table-column">
      <style:table-column-properties style:column-width="0.4806in" style:rel-column-width="692*"/>
    </style:style>
    <style:style style:name="Table20.E" style:family="table-column">
      <style:table-column-properties style:column-width="0.2444in" style:rel-column-width="352*"/>
    </style:style>
    <style:style style:name="Table20.F" style:family="table-column">
      <style:table-column-properties style:column-width="0.1146in" style:rel-column-width="165*"/>
    </style:style>
    <style:style style:name="Table20.G" style:family="table-column">
      <style:table-column-properties style:column-width="1.8701in" style:rel-column-width="2693*"/>
    </style:style>
    <style:style style:name="Table20.H" style:family="table-column">
      <style:table-column-properties style:column-width="0.9354in" style:rel-column-width="1347*"/>
    </style:style>
    <style:style style:name="Table20.I" style:family="table-column">
      <style:table-column-properties style:column-width="0.4674in" style:rel-column-width="673*"/>
    </style:style>
    <style:style style:name="Table20.J" style:family="table-column">
      <style:table-column-properties style:column-width="0.4688in" style:rel-column-width="675*"/>
    </style:style>
    <style:style style:name="Table20.A1" style:family="table-cell">
      <style:table-cell-properties fo:padding="0in" fo:border="none" style:writing-mode="page"/>
    </style:style>
    <style:style style:name="Table17" style:family="table">
      <style:table-properties style:width="7.4806in" fo:break-before="page" table:align="margins"/>
    </style:style>
    <style:style style:name="Table17.A" style:family="table-column">
      <style:table-column-properties style:column-width="0.2222in" style:rel-column-width="1946*"/>
    </style:style>
    <style:style style:name="Table17.B" style:family="table-column">
      <style:table-column-properties style:column-width="0.2118in" style:rel-column-width="1855*"/>
    </style:style>
    <style:style style:name="Table17.C" style:family="table-column">
      <style:table-column-properties style:column-width="1.5625in" style:rel-column-width="13688*"/>
    </style:style>
    <style:style style:name="Table17.D" style:family="table-column">
      <style:table-column-properties style:column-width="1.1285in" style:rel-column-width="9886*"/>
    </style:style>
    <style:style style:name="Table17.E" style:family="table-column">
      <style:table-column-properties style:column-width="0.434in" style:rel-column-width="3802*"/>
    </style:style>
    <style:style style:name="Table17.F" style:family="table-column">
      <style:table-column-properties style:column-width="0.625in" style:rel-column-width="5475*"/>
    </style:style>
    <style:style style:name="Table17.G" style:family="table-column">
      <style:table-column-properties style:column-width="1.441in" style:rel-column-width="12623*"/>
    </style:style>
    <style:style style:name="Table17.H" style:family="table-column">
      <style:table-column-properties style:column-width="1.059in" style:rel-column-width="9277*"/>
    </style:style>
    <style:style style:name="Table17.I" style:family="table-column">
      <style:table-column-properties style:column-width="0.7972in" style:rel-column-width="6983*"/>
    </style:style>
    <style:style style:name="Table17.1" style:family="table-row">
      <style:table-row-properties style:min-row-height="0.3125in"/>
    </style:style>
    <style:style style:name="Table17.A1" style:family="table-cell">
      <style:table-cell-properties fo:padding="0in" fo:border="none" style:writing-mode="page"/>
    </style:style>
    <style:style style:name="Table18" style:family="table">
      <style:table-properties style:width="7.4806in" fo:break-before="page" table:align="margins"/>
    </style:style>
    <style:style style:name="Table18.A" style:family="table-column">
      <style:table-column-properties style:column-width="0.4319in" style:rel-column-width="3784*"/>
    </style:style>
    <style:style style:name="Table18.B" style:family="table-column">
      <style:table-column-properties style:column-width="2.2597in" style:rel-column-width="19796*"/>
    </style:style>
    <style:style style:name="Table18.C" style:family="table-column">
      <style:table-column-properties style:column-width="0.4333in" style:rel-column-width="3796*"/>
    </style:style>
    <style:style style:name="Table18.D" style:family="table-column">
      <style:table-column-properties style:column-width="0.1222in" style:rel-column-width="1070*"/>
    </style:style>
    <style:style style:name="Table18.E" style:family="table-column">
      <style:table-column-properties style:column-width="0.1813in" style:rel-column-width="1587*"/>
    </style:style>
    <style:style style:name="Table18.F" style:family="table-column">
      <style:table-column-properties style:column-width="0.4493in" style:rel-column-width="3936*"/>
    </style:style>
    <style:style style:name="Table18.G" style:family="table-column">
      <style:table-column-properties style:column-width="2.8021in" style:rel-column-width="24548*"/>
    </style:style>
    <style:style style:name="Table18.H" style:family="table-column">
      <style:table-column-properties style:column-width="0.8014in" style:rel-column-width="7018*"/>
    </style:style>
    <style:style style:name="Table18.A1" style:family="table-cell">
      <style:table-cell-properties fo:padding="0in" fo:border="none" style:writing-mode="page"/>
    </style:style>
    <style:style style:name="Table18.16" style:family="table-row">
      <style:table-row-properties style:min-row-height="0.0979in"/>
    </style:style>
    <style:style style:name="Table8" style:family="table">
      <style:table-properties style:width="7.4806in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5.375in" style:rel-column-width="47087*"/>
    </style:style>
    <style:style style:name="Table8.B" style:family="table-column">
      <style:table-column-properties style:column-width="2.1056in" style:rel-column-width="18448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e8cb" style:writing-mode="page">
        <style:background-image/>
      </style:table-cell-properties>
    </style:style>
    <style:style style:name="Table8.19" style:family="table-row">
      <style:table-row-properties style:min-row-height="0.5528in" fo:background-color="transparent">
        <style:background-image/>
      </style:table-row-properties>
    </style:style>
    <style:style style:name="Table9" style:family="table">
      <style:table-properties style:width="7.4806in" table:align="margins" fo:background-color="transparent">
        <style:background-image/>
      </style:table-properties>
    </style:style>
    <style:style style:name="Table9.A" style:family="table-column">
      <style:table-column-properties style:column-width="5.3167in" style:rel-column-width="46577*"/>
    </style:style>
    <style:style style:name="Table9.B" style:family="table-column">
      <style:table-column-properties style:column-width="2.1639in" style:rel-column-width="1895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edce6" style:writing-mode="page">
        <style:background-image/>
      </style:table-cell-properties>
    </style:style>
    <style:style style:name="Table10" style:family="table">
      <style:table-properties style:width="7.4806in" table:align="margins" fo:background-color="transparent">
        <style:background-image/>
      </style:table-properties>
    </style:style>
    <style:style style:name="Table10.A" style:family="table-column">
      <style:table-column-properties style:column-width="5.375in" style:rel-column-width="47087*"/>
    </style:style>
    <style:style style:name="Table10.B" style:family="table-column">
      <style:table-column-properties style:column-width="2.1056in" style:rel-column-width="18448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f7d1d5" fo:padding="0in" fo:border="none" style:writing-mode="page">
        <style:background-image/>
      </style:table-cell-properties>
    </style:style>
    <style:style style:name="Table11" style:family="table">
      <style:table-properties style:width="7.4806in" table:align="margins" fo:background-color="transparent">
        <style:background-image/>
      </style:table-properties>
    </style:style>
    <style:style style:name="Table11.A" style:family="table-column">
      <style:table-column-properties style:column-width="5.375in" style:rel-column-width="47087*"/>
    </style:style>
    <style:style style:name="Table11.B" style:family="table-column">
      <style:table-column-properties style:column-width="2.1056in" style:rel-column-width="18448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e8f2a1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Ligconsolata" fo:font-size="16pt" style:font-size-asian="16pt" style:font-size-complex="16pt"/>
    </style:style>
    <style:style style:name="P2" style:family="paragraph" style:parent-style-name="Table_20_Contents">
      <style:paragraph-properties fo:text-align="end" style:justify-single-word="false"/>
      <style:text-properties style:font-name="Ligconsolata" fo:font-size="16pt" style:font-size-asian="16pt" style:font-size-complex="16pt"/>
    </style:style>
    <style:style style:name="P3" style:family="paragraph" style:parent-style-name="Table_20_Contents">
      <style:paragraph-properties fo:line-height="115%" fo:text-align="end" style:justify-single-word="false"/>
      <style:text-properties style:font-name="Ligconsolata" fo:font-size="14pt" style:font-size-asian="14pt" style:font-size-complex="14pt"/>
    </style:style>
    <style:style style:name="P4" style:family="paragraph" style:parent-style-name="List_20_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6pt" fo:font-weight="bold" officeooo:rsid="000b77b2" officeooo:paragraph-rsid="000b77b2" style:font-size-asian="16pt" style:font-weight-asian="bold" style:font-size-complex="16pt" style:font-weight-complex="bold"/>
    </style:style>
    <style:style style:name="P7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bold" officeooo:rsid="000b77b2" officeooo:paragraph-rsid="000b77b2" style:font-size-asian="16pt" style:font-weight-asian="bold" style:font-size-complex="16pt" style:font-weight-complex="bold"/>
    </style:style>
    <style:style style:name="P8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6pt" fo:font-weight="bold" officeooo:rsid="000cfbd3" officeooo:paragraph-rsid="000cfbd3" style:font-size-asian="16pt" style:font-weight-asian="bold" style:font-size-complex="16pt" style:font-weight-complex="bold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6pt" fo:font-weight="bold" officeooo:rsid="000cfbd3" officeooo:paragraph-rsid="000cfbd3" style:font-size-asian="16pt" style:font-weight-asian="bold" style:font-size-complex="16pt" style:font-weight-complex="bold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6pt" fo:font-weight="bold" officeooo:rsid="000cfbd3" officeooo:paragraph-rsid="001a9467" style:font-size-asian="16pt" style:font-weight-asian="bold" style:font-size-complex="16pt" style:font-weight-complex="bold"/>
    </style:style>
    <style:style style:name="P1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bold" officeooo:rsid="000cfbd3" officeooo:paragraph-rsid="000cfbd3" style:font-size-asian="16pt" style:font-weight-asian="bold" style:font-size-complex="16pt" style:font-weight-complex="bold"/>
    </style:style>
    <style:style style:name="P1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bold" officeooo:rsid="000cfbd3" officeooo:paragraph-rsid="000b77b2" style:font-size-asian="16pt" style:font-weight-asian="bold" style:font-size-complex="16pt" style:font-weight-complex="bold"/>
    </style:style>
    <style:style style:name="P13" style:family="paragraph" style:parent-style-name="List_20_Paragraph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fo:font-size="16pt" fo:font-weight="bold" officeooo:rsid="001a9467" officeooo:paragraph-rsid="001a9467" style:font-size-asian="16pt" style:font-weight-asian="bold" style:font-size-complex="16pt" style:font-weight-complex="bold"/>
    </style:style>
    <style:style style:name="P15" style:family="paragraph" style:parent-style-name="Table_20_Contents">
      <style:text-properties fo:font-size="16pt" fo:font-weight="bold" officeooo:rsid="001dd83d" officeooo:paragraph-rsid="001dd83d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16pt" fo:font-weight="bold" officeooo:rsid="001dd83d" officeooo:paragraph-rsid="001dd83d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fo:font-size="16pt" style:font-size-asian="16pt" style:font-size-complex="16pt"/>
    </style:style>
    <style:style style:name="P18" style:family="paragraph" style:parent-style-name="Table_20_Contents">
      <style:text-properties fo:font-size="16pt" officeooo:rsid="001dd83d" officeooo:paragraph-rsid="001dd83d" style:font-size-asian="16pt" style:font-size-complex="16pt"/>
    </style:style>
    <style:style style:name="P19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6pt" fo:font-weight="normal" officeooo:rsid="000b77b2" officeooo:paragraph-rsid="000b77b2" style:font-size-asian="16pt" style:font-weight-asian="normal" style:font-size-complex="16pt" style:font-weight-complex="normal"/>
    </style:style>
    <style:style style:name="P20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6pt" fo:language="en" fo:country="US" fo:font-weight="bold" officeooo:rsid="000cfbd3" officeooo:paragraph-rsid="001a9467" style:letter-kerning="false" style:font-name-asian="Calibri1" style:font-size-asian="16pt" style:language-asian="en" style:country-asian="US" style:font-weight-asian="bold" style:font-size-complex="16pt" style:language-complex="ar" style:country-complex="SA" style:font-weight-complex="bold"/>
    </style:style>
    <style:style style:name="P21" style:family="paragraph" style:parent-style-name="Table_20_Contents">
      <style:paragraph-properties fo:line-height="115%" fo:text-align="center" style:justify-single-word="false"/>
      <style:text-properties fo:font-size="14pt" fo:font-weight="bold" officeooo:rsid="000cfbd3" officeooo:paragraph-rsid="000cfbd3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dd83d" officeooo:paragraph-rsid="001dd83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end" style:justify-single-word="false"/>
      <style:text-properties fo:font-size="14pt" fo:font-weight="bold" officeooo:rsid="001dd83d" officeooo:paragraph-rsid="001dd83d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25" style:family="paragraph" style:parent-style-name="Table_20_Contents">
      <style:paragraph-properties fo:line-height="150%" fo:text-align="end" style:justify-single-word="false"/>
      <style:text-properties fo:font-size="14pt" style:font-size-asian="14pt" style:font-size-complex="14pt"/>
    </style:style>
    <style:style style:name="P26" style:family="paragraph" style:parent-style-name="Table_20_Contents">
      <style:text-properties fo:font-size="14pt" style:font-size-asian="14pt" style:font-size-complex="14pt"/>
    </style:style>
    <style:style style:name="P27" style:family="paragraph" style:parent-style-name="Table_20_Contents">
      <style:paragraph-properties style:line-height-at-least="0.2598in" fo:text-align="end" style:justify-single-word="false"/>
      <style:text-properties fo:font-size="14pt" style:font-size-asian="14pt" style:font-size-complex="14pt"/>
    </style:style>
    <style:style style:name="P28" style:family="paragraph" style:parent-style-name="Table_20_Contents">
      <style:paragraph-properties fo:line-height="100%" fo:text-align="end" style:justify-single-word="false"/>
      <style:text-properties fo:font-size="14pt" style:font-size-asian="14pt" style:font-size-complex="14pt"/>
    </style:style>
    <style:style style:name="P29" style:family="paragraph" style:parent-style-name="Table_20_Contents">
      <style:paragraph-properties fo:line-height="115%" fo:text-align="end" style:justify-single-word="false"/>
      <style:text-properties fo:font-size="14pt" style:font-size-asian="14pt" style:font-size-complex="14pt"/>
    </style:style>
    <style:style style:name="P30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31" style:family="paragraph" style:parent-style-name="Standard">
      <style:text-properties fo:font-size="14pt" style:font-size-asian="14pt" style:font-size-complex="14pt"/>
    </style:style>
    <style:style style:name="P32" style:family="paragraph" style:parent-style-name="Table_20_Contents">
      <style:paragraph-properties fo:line-height="115%" fo:text-align="center" style:justify-single-word="false"/>
      <style:text-properties fo:font-size="14pt" fo:font-style="normal" fo:font-weight="bold" officeooo:rsid="000cfbd3" officeooo:paragraph-rsid="001a9467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NaslovPrveRazine">
      <style:paragraph-properties fo:break-before="page"/>
      <style:text-properties fo:font-style="normal" fo:font-weight="bold" officeooo:rsid="0015fbb2" officeooo:paragraph-rsid="0015fbb2" style:font-style-asian="normal" style:font-weight-asian="bold" style:font-style-complex="normal" style:font-weight-complex="bold"/>
    </style:style>
    <style:style style:name="P34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0pt" fo:font-weight="bold" officeooo:rsid="000cfbd3" officeooo:paragraph-rsid="0018174a" style:font-size-asian="10pt" style:font-weight-asian="bold" style:font-size-complex="10pt" style:font-weight-complex="bold"/>
    </style:style>
    <style:style style:name="P35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0pt" fo:font-weight="bold" officeooo:rsid="000cfbd3" officeooo:paragraph-rsid="001a9467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line-height="115%" fo:text-align="center" style:justify-single-word="false"/>
      <style:text-properties fo:font-size="10pt" fo:font-weight="bold" officeooo:rsid="000cfbd3" officeooo:paragraph-rsid="0018174a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line-height="115%" fo:text-align="center" style:justify-single-word="false"/>
      <style:text-properties fo:font-size="10pt" fo:font-weight="bold" officeooo:rsid="000cfbd3" officeooo:paragraph-rsid="001a9467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line-height="115%" fo:text-align="start" style:justify-single-word="false"/>
      <style:text-properties fo:font-size="10pt" fo:font-weight="bold" officeooo:rsid="000cfbd3" officeooo:paragraph-rsid="0018174a" style:font-size-asian="10pt" style:font-weight-asian="bold" style:font-size-complex="10pt" style:font-weight-complex="bold"/>
    </style:style>
    <style:style style:name="P39" style:family="paragraph" style:parent-style-name="List_20_Paragraph">
      <style:paragraph-properties fo:margin-left="0in" fo:margin-right="0in" fo:text-align="start" style:justify-single-word="false" fo:text-indent="0in" style:auto-text-indent="false" fo:break-before="page"/>
      <style:text-properties fo:font-size="10pt" fo:font-weight="bold" officeooo:rsid="001a9467" officeooo:paragraph-rsid="001a9467" style:font-size-asian="10pt" style:font-weight-asian="bold" style:font-size-complex="10pt" style:font-weight-complex="bold"/>
    </style:style>
    <style:style style:name="P40" style:family="paragraph" style:parent-style-name="Standard">
      <style:text-properties officeooo:paragraph-rsid="0018a9cd"/>
    </style:style>
    <style:style style:name="P41" style:family="paragraph" style:parent-style-name="Table_20_Contents">
      <style:text-properties fo:font-weight="bold" officeooo:rsid="001a9467" officeooo:paragraph-rsid="001a9467" style:font-weight-asian="bold" style:font-weight-complex="bold"/>
    </style:style>
    <style:style style:name="P42" style:family="paragraph" style:parent-style-name="Table_20_Contents">
      <style:text-properties fo:font-weight="bold" officeooo:rsid="001dd83d" officeooo:paragraph-rsid="001dd83d" style:font-weight-asian="bold" style:font-weight-complex="bold"/>
    </style:style>
    <style:style style:name="P4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0cfbd3" officeooo:paragraph-rsid="0015fbb2" style:font-size-asian="11pt" style:font-weight-asian="bold" style:font-size-complex="11pt" style:font-weight-complex="bold"/>
    </style:style>
    <style:style style:name="P44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fo:font-size="11pt" fo:font-weight="bold" officeooo:rsid="000cfbd3" officeooo:paragraph-rsid="0015fbb2" style:font-size-asian="11pt" style:font-weight-asian="bold" style:font-size-complex="11pt" style:font-weight-complex="bold"/>
    </style:style>
    <style:style style:name="P4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1pt" fo:font-weight="bold" officeooo:rsid="000b77b2" officeooo:paragraph-rsid="0015fbb2" style:font-size-asian="11pt" style:font-weight-asian="bold" style:font-size-complex="11pt" style:font-weight-complex="bold"/>
    </style:style>
    <style:style style:name="P4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ize="11pt" fo:font-weight="bold" officeooo:rsid="000b77b2" officeooo:paragraph-rsid="0015fbb2" style:font-size-asian="11pt" style:font-weight-asian="bold" style:font-size-complex="11pt" style:font-weight-complex="bold"/>
    </style:style>
    <style:style style:name="P47" style:family="paragraph" style:parent-style-name="List_20_Paragraph">
      <style:paragraph-properties fo:margin-left="0in" fo:margin-right="0in" fo:text-align="start" style:justify-single-word="false" fo:text-indent="0in" style:auto-text-indent="false" fo:break-before="page"/>
      <style:text-properties fo:font-size="11pt" fo:font-weight="bold" officeooo:rsid="001a9467" officeooo:paragraph-rsid="001a9467" style:font-size-asian="11pt" style:font-weight-asian="bold" style:font-size-complex="11pt" style:font-weight-complex="bold"/>
    </style:style>
    <style:style style:name="P48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1pt" fo:font-weight="bold" officeooo:rsid="001a9467" officeooo:paragraph-rsid="001a9467" style:font-size-asian="11pt" style:font-weight-asian="bold" style:font-size-complex="11pt" style:font-weight-complex="bold"/>
    </style:style>
    <style:style style:name="P49" style:family="paragraph" style:parent-style-name="List_20_Paragraph">
      <style:paragraph-properties fo:margin-left="0in" fo:margin-right="0in" fo:line-height="100%" fo:text-align="start" style:justify-single-word="false" fo:text-indent="0in" style:auto-text-indent="false" fo:break-before="page"/>
      <style:text-properties fo:font-size="11pt" fo:font-weight="bold" officeooo:rsid="001a9467" officeooo:paragraph-rsid="001a9467" style:font-size-asian="11pt" style:font-weight-asian="bold" style:font-size-complex="11pt" style:font-weight-complex="bold"/>
    </style:style>
    <style:style style:name="P50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1pt" officeooo:rsid="001a9467" officeooo:paragraph-rsid="001a9467" style:font-size-asian="11pt" style:font-size-complex="11pt"/>
    </style:style>
    <style:style style:name="P51" style:family="paragraph" style:parent-style-name="List_20_Paragraph">
      <style:paragraph-properties fo:margin-left="0in" fo:margin-right="0in" fo:text-align="start" style:justify-single-word="false" fo:text-indent="0in" style:auto-text-indent="false" fo:break-before="page"/>
      <style:text-properties fo:font-size="11pt" fo:language="en" fo:country="US" officeooo:paragraph-rsid="001a946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2" style:family="paragraph" style:parent-style-name="Table_20_Contents">
      <style:paragraph-properties fo:line-height="115%" fo:text-align="start" style:justify-single-word="false"/>
      <style:text-properties fo:font-size="10pt" fo:font-weight="bold" officeooo:rsid="00227112" officeooo:paragraph-rsid="00227112" style:font-size-asian="10pt" style:font-weight-asian="bold" style:font-size-complex="10pt" style:font-weight-complex="bold"/>
    </style:style>
    <style:style style:name="P53" style:family="paragraph" style:parent-style-name="Footer">
      <style:paragraph-properties fo:text-align="center" style:justify-single-word="false"/>
      <style:text-properties officeooo:paragraph-rsid="000a4de8"/>
    </style:style>
    <style:style style:name="P54" style:family="paragraph" style:parent-style-name="Footer">
      <style:paragraph-properties fo:text-align="center" style:justify-single-word="false"/>
    </style:style>
    <style:style style:name="P5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6pt" fo:font-weight="bold" style:font-size-asian="16pt" style:font-weight-asian="bold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style:font-size-asian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officeooo:paragraph-rsid="0018a9c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be775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8a9c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1942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officeooo:rsid="001dd83d" officeooo:paragraph-rsid="001dd83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officeooo:paragraph-rsid="0011942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style:font-name="Ligconsolata" fo:font-size="14pt" officeooo:paragraph-rsid="0011942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8a9cd" style:font-size-asian="14pt" style:font-weight-asian="bold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rsid="001dd83d" officeooo:paragraph-rsid="001dd83d" style:font-size-asian="14pt" style:font-weight-asian="bold" style:font-name-complex="Calibri1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rsid="001be775" officeooo:paragraph-rsid="001be775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rsid="001be775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8a9c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1942f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style:font-name="Ligconsolata" fo:font-size="14pt" fo:font-weight="bold" officeooo:paragraph-rsid="0018a9c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style:font-name="Ligconsolata" fo:font-size="14pt" fo:font-weight="bold" officeooo:rsid="001dd83d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officeooo:rsid="001dd83d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fo:font-weight="bold" officeooo:rsid="0018a9cd" officeooo:paragraph-rsid="0018a9c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fo:font-weight="bold" officeooo:rsid="0018a9cd" officeooo:paragraph-rsid="0018a9cd" style:font-size-asian="14pt" style:font-weight-asian="bold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style:font-name="Ligconsolata" fo:font-size="14pt" fo:font-weight="normal" officeooo:rsid="0018a9cd" officeooo:paragraph-rsid="0018a9cd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style:font-name="Ligconsolata"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2pt" fo:font-weight="bold" officeooo:rsid="001be775" officeooo:paragraph-rsid="001be775" style:font-size-asian="12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2pt" fo:font-weight="bold" officeooo:paragraph-rsid="0018a9cd" style:font-size-asian="12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style:font-name="Ligconsolata" fo:font-size="12pt" fo:font-weight="bold" officeooo:rsid="001dd83d" officeooo:paragraph-rsid="001dd83d" style:font-size-asian="12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1pt" fo:language="en" fo:country="US" fo:font-weight="bold" officeooo:rsid="001dd83d" officeooo:paragraph-rsid="001dd83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style:font-name="Ligconsolata" fo:font-size="11pt" fo:language="en" fo:country="US" officeooo:rsid="001dd83d" officeooo:paragraph-rsid="001dd83d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officeooo:paragraph-rsid="0015fbb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officeooo:paragraph-rsid="0015fbb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fo:font-weight="bold" officeooo:paragraph-rsid="0015fbb2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9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5fbb2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8a9c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 fo:break-before="page"/>
      <style:text-properties fo:font-size="14pt" fo:font-weight="bold" officeooo:paragraph-rsid="001a9467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be775" officeooo:paragraph-rsid="001be775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4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dd83d" officeooo:paragraph-rsid="001dd83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d4935" officeooo:paragraph-rsid="001d4935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List_20_Paragraph">
      <style:paragraph-properties fo:margin-left="0in" fo:margin-right="0in" fo:margin-top="0in" fo:margin-bottom="0in" style:contextual-spacing="true" style:line-height-at-least="0.2598in" fo:text-align="center" style:justify-single-word="false" fo:orphans="0" fo:widows="0" fo:hyphenation-ladder-count="no-limit" fo:text-indent="0in" style:auto-text-indent="false"/>
      <style:text-properties fo:font-size="14pt" fo:font-weight="bold" officeooo:paragraph-rsid="00126e3a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7" style:family="paragraph" style:parent-style-name="List_20_Paragraph">
      <style:paragraph-properties fo:margin-left="0in" fo:margin-right="0in" fo:margin-top="0in" fo:margin-bottom="0in" style:contextual-spacing="true" style:line-height-at-least="0.2598in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26e3a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8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4pt" fo:font-weight="bold" officeooo:paragraph-rsid="0011942f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paragraph-rsid="0011942f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be775" officeooo:paragraph-rsid="001be775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dd83d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dd83d" officeooo:paragraph-rsid="001dd83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4pt" fo:font-weight="bold" officeooo:rsid="0018a9cd" officeooo:paragraph-rsid="0018a9c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4pt" fo:font-weight="bold" officeooo:rsid="0018a9cd" officeooo:paragraph-rsid="0018a9c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be775" officeooo:paragraph-rsid="001be775" style:font-size-asian="14pt" style:font-weight-asian="bold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bold" officeooo:rsid="001d4935" officeooo:paragraph-rsid="001d4935" style:font-size-asian="14pt" style:font-weight-asian="bold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List_20_Paragraph">
      <style:paragraph-properties fo:margin-left="0in" fo:margin-right="0in" fo:margin-top="0in" fo:margin-bottom="0in" style:contextual-spacing="true" style:line-height-at-least="0.2598in" fo:text-align="start" style:justify-single-word="false" fo:orphans="0" fo:widows="0" fo:hyphenation-ladder-count="no-limit" fo:text-indent="0in" style:auto-text-indent="false"/>
      <style:text-properties fo:font-size="14pt" fo:font-weight="bold" style:font-size-asian="14pt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officeooo:paragraph-rsid="0015fbb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officeooo:paragraph-rsid="000b77b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officeooo:paragraph-rsid="000cfbd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4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4pt" officeooo:paragraph-rsid="0015fbb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5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officeooo:paragraph-rsid="000cfbd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6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officeooo:paragraph-rsid="000f2c5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7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officeooo:paragraph-rsid="0013fdf5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4pt" officeooo:paragraph-rsid="000cfbd3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1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4pt" officeooo:paragraph-rsid="0011942f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2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4pt" officeooo:rsid="0018a9cd" officeooo:paragraph-rsid="0018a9cd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3" style:family="paragraph" style:parent-style-name="List_20_Paragraph">
      <style:paragraph-properties fo:margin-left="0in" fo:margin-right="0in" fo:margin-top="0in" fo:margin-bottom="0in" style:contextual-spacing="true" style:line-height-at-least="0.2598in" fo:text-align="center" style:justify-single-word="false" fo:orphans="0" fo:widows="0" fo:hyphenation-ladder-count="no-limit" fo:text-indent="0in" style:auto-text-indent="false"/>
      <style:text-properties fo:font-size="14pt" officeooo:paragraph-rsid="00126e3a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4" style:family="paragraph" style:parent-style-name="List_20_Paragraph">
      <style:paragraph-properties fo:margin-left="0in" fo:margin-right="0in" fo:margin-top="0in" fo:margin-bottom="0in" style:contextual-spacing="true" style:line-height-at-least="0.2598in" fo:text-align="start" style:justify-single-word="false" fo:orphans="0" fo:widows="0" fo:hyphenation-ladder-count="no-limit" fo:text-indent="0in" style:auto-text-indent="fals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normal" officeooo:paragraph-rsid="000cfbd3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8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fo:font-style="italic" officeooo:paragraph-rsid="000cfbd3" style:font-size-asian="14pt" style:font-style-asian="italic" style:font-size-complex="14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9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4pt" fo:font-style="normal" officeooo:paragraph-rsid="000f2c5a" style:font-size-asian="14pt" style:font-style-asian="normal" style:font-size-complex="14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0" style:family="paragraph" style:parent-style-name="List_20_Paragraph">
      <style:paragraph-properties fo:margin-left="0in" fo:margin-right="0in" fo:margin-top="0in" fo:margin-bottom="0in" style:contextual-spacing="true" fo:line-height="150%" fo:text-align="justify" style:justify-single-word="false" fo:orphans="0" fo:widows="0" fo:hyphenation-ladder-count="no-limit" fo:text-indent="0in" style:auto-text-indent="false"/>
      <style:text-properties fo:font-size="18pt" officeooo:paragraph-rsid="0015fbb2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8pt" officeooo:paragraph-rsid="0015fbb2" style:font-size-asian="18pt" style:font-size-complex="1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2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 fo:break-before="page"/>
      <style:text-properties fo:font-size="18pt" fo:font-weight="bold" officeooo:paragraph-rsid="001a9467" style:font-size-asian="18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3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 fo:break-before="page"/>
      <style:text-properties fo:font-size="18pt" fo:font-weight="bold" officeooo:paragraph-rsid="0011942f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8pt" fo:font-weight="bold" officeooo:paragraph-rsid="0011942f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5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 fo:break-before="page"/>
      <style:text-properties fo:font-size="18pt" fo:font-weight="bold" officeooo:paragraph-rsid="00126e3a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8pt" fo:font-weight="bold" officeooo:paragraph-rsid="00126e3a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7" style:family="paragraph" style:parent-style-name="List_20_Paragraph">
      <style:paragraph-properties fo:text-align="center" style:justify-single-word="false"/>
      <style:text-properties fo:font-size="18pt" fo:font-weight="bold" officeooo:paragraph-rsid="0013fdf5" style:font-size-asian="18pt" style:font-weight-asian="bold"/>
    </style:style>
    <style:style style:name="P148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6pt" fo:font-weight="bold" officeooo:rsid="000cfbd3" officeooo:paragraph-rsid="000cfbd3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9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 fo:break-before="page"/>
      <style:text-properties fo:font-size="16pt" fo:font-weight="bold" officeooo:paragraph-rsid="000e242b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0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 fo:break-before="page"/>
      <style:text-properties fo:font-size="16pt" fo:font-weight="bold" officeooo:paragraph-rsid="0018a9c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1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6pt" fo:font-weight="bold" officeooo:paragraph-rsid="0018a9c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6pt" fo:font-weight="bold" officeooo:paragraph-rsid="000e242b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6pt" fo:font-weight="bold" officeooo:paragraph-rsid="0018a9c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6pt" fo:font-weight="bold" officeooo:paragraph-rsid="0011942f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5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6pt" officeooo:paragraph-rsid="0011942f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6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8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 fo:break-before="page"/>
      <style:text-properties fo:font-size="11pt" fo:font-weight="bold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rsid="001a9467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rsid="001a9467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1a9467" officeooo:paragraph-rsid="001a9467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2" style:family="paragraph" style:parent-style-name="List_20_Paragraph">
      <style:paragraph-properties fo:margin-left="0in" fo:margin-right="0in" fo:text-align="end" style:justify-single-word="false" fo:text-indent="0in" style:auto-text-indent="false"/>
      <style:text-properties fo:font-size="11pt" fo:font-weight="bold" officeooo:rsid="0020d5db" officeooo:paragraph-rsid="0020d5db" style:font-size-asian="11pt" style:font-weight-asian="bold" style:font-size-complex="11pt" style:font-weight-complex="bold"/>
    </style:style>
    <style:style style:name="P16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20d5db" officeooo:paragraph-rsid="0020d5db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5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1a9467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rsid="0017884d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7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paragraph-rsid="001a9467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1pt" fo:font-weight="bold" officeooo:rsid="0020d5db" officeooo:paragraph-rsid="0020d5db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0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fo:font-weight="bold" officeooo:rsid="0020d5db" officeooo:paragraph-rsid="0020d5db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1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20d5db" officeooo:paragraph-rsid="0020d5db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2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bold" officeooo:rsid="0021bca1" officeooo:paragraph-rsid="0021bca1" style:font-size-asian="11pt" style:font-weight-asian="bold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3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4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 fo:break-before="page"/>
      <style:text-properties fo:font-size="11pt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7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officeooo:rsid="001a9467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8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officeooo:rsid="001a9467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9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1pt" officeooo:rsid="0017884d" officeooo:paragraph-rsid="001a9467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0" style:family="paragraph" style:parent-style-name="List_20_Paragraph">
      <style:paragraph-properties fo:margin-left="0in" fo:margin-right="0in" fo:margin-top="0in" fo:margin-bottom="0in" style:contextual-spacing="true" fo:line-height="150%" fo:text-align="start" style:justify-single-word="false" fo:orphans="0" fo:widows="0" fo:hyphenation-ladder-count="no-limit" fo:text-indent="0in" style:auto-text-indent="false"/>
      <style:text-properties fo:font-size="11pt" fo:font-weight="normal" officeooo:paragraph-rsid="001a9467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1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paragraph-rsid="0018a9c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paragraph-rsid="001be775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3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officeooo:paragraph-rsid="0018a9c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4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0pt" officeooo:paragraph-rsid="0018a9c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paragraph-rsid="000cfbd3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paragraph-rsid="0018174a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0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fo:font-size="10pt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officeooo:rsid="001a9467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officeooo:rsid="001a9467" officeooo:paragraph-rsid="001a9467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rsid="001be775" officeooo:paragraph-rsid="001be775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4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officeooo:rsid="001dd83d" officeooo:paragraph-rsid="001dd83d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8a9c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7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fo:font-weight="bold" officeooo:paragraph-rsid="0018a9c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8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fo:font-weight="bold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9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1a9467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a9467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4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1be77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dd83d" officeooo:paragraph-rsid="001dd83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6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rsid="001dd83d" officeooo:paragraph-rsid="001dd83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rsid="001d4935" officeooo:paragraph-rsid="001d4935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245be7" officeooo:paragraph-rsid="00245be7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paragraph-rsid="001a946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fo:font-weight="bold" officeooo:paragraph-rsid="001a946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1a946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2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rsid="001d4935" officeooo:paragraph-rsid="001d4935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3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dd83d" officeooo:paragraph-rsid="001dd83d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4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0pt" fo:font-weight="bold" officeooo:rsid="001dd83d" officeooo:paragraph-rsid="001dd83d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bold" officeooo:rsid="001be775" officeooo:paragraph-rsid="001be775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227112" officeooo:paragraph-rsid="00227112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7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2387e3" officeooo:paragraph-rsid="002387e3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245be7" officeooo:paragraph-rsid="00245be7" style:font-size-asian="10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0pt" fo:font-weight="bold" officeooo:rsid="001a9467" officeooo:paragraph-rsid="001a9467" style:font-size-asian="8.75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bold" officeooo:rsid="001a9467" officeooo:paragraph-rsid="001a9467" style:font-size-asian="8.75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1" style:family="paragraph" style:parent-style-name="List_20_Paragraph">
      <style:paragraph-properties fo:margin-left="0in" fo:margin-right="0in" fo:margin-top="0in" fo:margin-bottom="0in" style:contextual-spacing="true" fo:line-height="150%" fo:text-align="center" style:justify-single-word="false" fo:orphans="0" fo:widows="0" fo:hyphenation-ladder-count="no-limit" fo:text-indent="0in" style:auto-text-indent="false"/>
      <style:text-properties fo:font-size="10pt" fo:font-style="normal" officeooo:paragraph-rsid="0018a9cd" style:font-size-asian="10pt" style:font-style-asian="normal" style:font-size-complex="10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paragraph-rsid="001a946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paragraph-rsid="0018174a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0pt" fo:font-weight="normal" officeooo:rsid="001a9467" officeooo:paragraph-rsid="001a9467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normal" officeooo:rsid="001be775" officeooo:paragraph-rsid="001be77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6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0pt" fo:font-weight="normal" officeooo:paragraph-rsid="001be775" style:font-size-asian="10pt" style:font-weight-asian="normal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7" style:family="paragraph" style:parent-style-name="List_20_Paragraph">
      <style:paragraph-properties fo:margin-left="0in" fo:margin-right="0in" fo:margin-top="0in" fo:margin-bottom="0in" style:contextual-spacing="true" fo:line-height="115%" fo:text-align="center" style:justify-single-word="false" fo:orphans="0" fo:widows="0" fo:hyphenation-ladder-count="no-limit" fo:text-indent="0in" style:auto-text-indent="false"/>
      <style:text-properties fo:font-size="10pt" fo:font-style="italic" fo:font-weight="normal" officeooo:paragraph-rsid="001a9467" style:font-size-asian="10pt" style:font-style-asian="italic" style:font-weight-asian="normal" style:font-size-complex="10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8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a946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9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2pt" fo:font-weight="bold" officeooo:paragraph-rsid="001a946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0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a9467" style:font-size-asian="12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1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27112" officeooo:paragraph-rsid="00227112" style:font-size-asian="12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2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paragraph-rsid="001a9467" style:font-size-asian="12pt" style:font-weight-asian="bold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3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 fo:break-before="page"/>
      <style:text-properties fo:font-size="12pt" fo:font-weight="bold" officeooo:rsid="00227112" officeooo:paragraph-rsid="00227112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4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27112" officeooo:paragraph-rsid="00227112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5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245be7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6" style:family="paragraph" style:parent-style-name="List_20_Paragraph">
      <style:paragraph-properties fo:margin-left="0in" fo:margin-right="0in" fo:margin-top="0in" fo:margin-bottom="0in" style:contextual-spacing="true" fo:line-height="115%" fo:text-align="start" style:justify-single-word="false" fo:orphans="0" fo:widows="0" fo:hyphenation-ladder-count="no-limit" fo:text-indent="0in" style:auto-text-indent="false"/>
      <style:text-properties fo:font-size="12pt" fo:font-weight="bold" officeooo:rsid="00245be7" officeooo:paragraph-rsid="00245be7" style:font-size-asian="12pt" style:font-weight-asian="bold" style:font-name-complex="Calibri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7" style:family="paragraph" style:parent-style-name="List_20_Paragraph">
      <style:paragraph-properties fo:margin-left="0in" fo:margin-right="0in" fo:margin-top="0in" fo:margin-bottom="0in" style:contextual-spacing="true" fo:line-height="100%" fo:text-align="end" style:justify-single-word="false" fo:orphans="0" fo:widows="0" fo:hyphenation-ladder-count="no-limit" fo:text-indent="0in" style:auto-text-indent="false"/>
      <style:text-properties fo:font-size="12pt" fo:font-weight="bold" officeooo:rsid="001d4935" officeooo:paragraph-rsid="001d4935" style:font-size-asian="12pt" style:font-weight-asian="bold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8" style:family="paragraph" style:parent-style-name="List_20_Paragraph">
      <style:paragraph-properties fo:text-align="center" style:justify-single-word="false"/>
      <style:text-properties officeooo:paragraph-rsid="0013fdf5"/>
    </style:style>
    <style:style style:name="P239" style:family="paragraph" style:parent-style-name="List_20_Paragraph">
      <style:paragraph-properties fo:margin-top="0in" fo:margin-bottom="0.139in" style:contextual-spacing="true" fo:text-align="center" style:justify-single-word="false"/>
      <style:text-properties officeooo:paragraph-rsid="0013fdf5"/>
    </style:style>
    <style:style style:name="P240" style:family="paragraph" style:parent-style-name="Standard">
      <style:paragraph-properties fo:margin-top="0in" fo:margin-bottom="0in" style:contextual-spacing="false" fo:line-height="115%" fo:text-align="start" style:justify-single-word="false" fo:orphans="0" fo:widows="0" fo:hyphenation-ladder-count="no-limit"/>
      <style:text-properties style:font-name="Ligconsolata"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1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Ligconsolata" fo:font-size="16pt" style:font-size-asian="16pt" style:font-size-complex="1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2" style:family="paragraph" style:parent-style-name="Standard">
      <style:paragraph-properties fo:text-align="start" style:justify-single-word="false"/>
      <style:text-properties style:font-name="Ligconsolata" fo:font-size="16pt" fo:font-weight="bold" officeooo:paragraph-rsid="000a4de8" style:font-size-asian="16pt" style:font-weight-asian="bold" style:font-size-complex="16pt"/>
    </style:style>
    <style:style style:name="P243" style:family="paragraph" style:parent-style-name="Standard">
      <style:paragraph-properties fo:margin-top="0in" fo:margin-bottom="0in" style:contextual-spacing="false" fo:line-height="115%" fo:text-align="start" style:justify-single-word="false" fo:orphans="0" fo:widows="0" fo:hyphenation-ladder-count="no-limit"/>
      <style:text-properties style:font-name="Ligconsolata" fo:font-size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Ligconsolat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5" style:family="paragraph" style:parent-style-name="Standard">
      <style:paragraph-properties fo:text-align="center" style:justify-single-word="false" fo:break-before="page"/>
      <style:text-properties style:font-name="Ligconsolata" fo:font-size="18pt" fo:font-weight="bold" officeooo:paragraph-rsid="00126e3a" style:font-size-asian="18pt" style:font-weight-asian="bold" style:font-size-complex="18pt" style:font-weight-complex="bold"/>
    </style:style>
    <style:style style:name="P246" style:family="paragraph" style:parent-style-name="Standard">
      <style:paragraph-properties fo:text-align="start" style:justify-single-word="false"/>
      <style:text-properties style:font-name="Ligconsolata" fo:font-size="18pt" fo:font-weight="bold" officeooo:paragraph-rsid="00126e3a" style:font-size-asian="18pt" style:font-weight-asian="bold" style:font-size-complex="18pt" style:font-weight-complex="bold"/>
    </style:style>
    <style:style style:name="P247" style:family="paragraph" style:parent-style-name="Standard">
      <style:paragraph-properties fo:margin-left="0in" fo:margin-right="0in" fo:margin-top="0in" fo:margin-bottom="0in" style:contextual-spacing="true" fo:line-height="100%" fo:text-align="start" style:justify-single-word="false" fo:orphans="0" fo:widows="0" fo:hyphenation-ladder-count="no-limit" fo:text-indent="0in" style:auto-text-indent="false"/>
      <style:text-properties fo:font-size="16pt" fo:font-weight="bold" officeooo:paragraph-rsid="0018a9c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8" style:family="paragraph" style:parent-style-name="Standard">
      <style:paragraph-properties fo:text-align="end" style:justify-single-word="false"/>
    </style:style>
    <style:style style:name="P249" style:family="paragraph" style:parent-style-name="Standard">
      <style:text-properties style:font-name="Ligconsolata" fo:font-weight="bold" officeooo:rsid="00227112" officeooo:paragraph-rsid="00227112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name-complex="Calibri1"/>
    </style:style>
    <style:style style:name="T4" style:family="text">
      <style:text-properties fo:font-size="12pt" fo:language="en" fo:country="US" style:letter-kerning="false" style:font-name-asian="Calibri1" style:font-size-asian="12pt" style:language-asian="en" style:country-asian="US" style:language-complex="ar" style:country-complex="SA"/>
    </style:style>
    <style:style style:name="T5" style:family="text">
      <style:text-properties fo:font-size="12pt" fo:language="en" fo:country="US" style:letter-kerning="false" style:font-name-asian="Calibri1" style:font-size-asian="12pt" style:language-asian="en" style:country-asian="US" style:font-name-complex="Calibri1" style:language-complex="ar" style:country-complex="SA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style:font-size-asian="12pt" style:font-weight-asian="bold" style:font-name-complex="Calibri1"/>
    </style:style>
    <style:style style:name="T8" style:family="text">
      <style:text-properties fo:font-size="12pt" fo:font-weight="bold" style:font-size-asian="12pt" style:font-weight-asian="bold" style:font-size-complex="14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20pt" fo:font-weight="bold" style:font-size-asian="20pt" style:font-weight-asian="bold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style:font-name-complex="Calibri1"/>
    </style:style>
    <style:style style:name="T13" style:family="text">
      <style:text-properties fo:font-size="14pt" fo:language="en" fo:country="US" fo:font-weight="bold" style:letter-kerning="false" style:font-name-asian="Calibri1" style:font-size-asian="14pt" style:language-asian="en" style:country-asian="US" style:font-weight-asian="bold" style:font-size-complex="11pt" style:language-complex="ar" style:country-complex="SA"/>
    </style:style>
    <style:style style:name="T14" style:family="text">
      <style:text-properties fo:font-size="14pt" fo:language="en" fo:country="US" fo:font-weight="bold" officeooo:rsid="001a9467" style:letter-kerning="false" style:font-name-asian="Calibri1" style:font-size-asian="14pt" style:language-asian="en" style:country-asian="US" style:font-weight-asian="bold" style:font-size-complex="11pt" style:language-complex="ar" style:country-complex="SA"/>
    </style:style>
    <style:style style:name="T15" style:family="text">
      <style:text-properties fo:font-size="14pt" fo:language="en" fo:country="US" fo:font-weight="bold" style:letter-kerning="false" style:font-name-asian="Calibri1" style:font-size-asian="14pt" style:language-asian="en" style:country-asian="US" style:font-weight-asian="bold" style:font-size-complex="14pt" style:language-complex="ar" style:country-complex="SA"/>
    </style:style>
    <style:style style:name="T16" style:family="text">
      <style:text-properties fo:font-size="14pt" fo:language="en" fo:country="US" fo:font-weight="bold" style:letter-kerning="false" style:font-name-asian="Calibri1" style:font-size-asian="14pt" style:language-asian="en" style:country-asian="US" style:font-weight-asian="bold" style:font-name-complex="Calibri1" style:font-size-complex="11pt" style:language-complex="ar" style:country-complex="SA"/>
    </style:style>
    <style:style style:name="T17" style:family="text">
      <style:text-properties fo:font-size="14pt" fo:language="en" fo:country="US" fo:font-weight="bold" style:letter-kerning="false" style:font-name-asian="Calibri1" style:font-size-asian="14pt" style:language-asian="en" style:country-asian="US" style:font-weight-asian="bold" style:font-name-complex="Calibri1" style:font-size-complex="14pt" style:language-complex="ar" style:country-complex="SA"/>
    </style:style>
    <style:style style:name="T18" style:family="text">
      <style:text-properties fo:font-size="14pt" fo:language="en" fo:country="US" style:letter-kerning="false" style:font-name-asian="Calibri1" style:font-size-asian="14pt" style:language-asian="en" style:country-asian="US" style:font-size-complex="11pt" style:language-complex="ar" style:country-complex="SA"/>
    </style:style>
    <style:style style:name="T19" style:family="text">
      <style:text-properties fo:font-size="14pt" fo:language="en" fo:country="US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T20" style:family="text">
      <style:text-properties fo:font-size="14pt" fo:language="en" fo:country="US" style:letter-kerning="false" style:font-name-asian="Calibri1" style:font-size-asian="14pt" style:language-asian="en" style:country-asian="US" style:font-name-complex="Calibri1" style:font-size-complex="11pt" style:language-complex="ar" style:country-complex="SA"/>
    </style:style>
    <style:style style:name="T21" style:family="text">
      <style:text-properties fo:font-size="14pt" fo:language="en" fo:country="US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T22" style:family="text">
      <style:text-properties fo:font-size="14pt" fo:font-weight="bold" style:font-size-asian="14pt" style:font-weight-asian="bold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font-size="14pt" style:font-size-asian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language="en" fo:country="US" fo:font-weight="bold" style:letter-kerning="false" style:font-name-asian="Calibri1" style:language-asian="en" style:country-asian="US" style:font-weight-asian="bold" style:font-name-complex="Calibri1" style:language-complex="ar" style:country-complex="SA"/>
    </style:style>
    <style:style style:name="T27" style:family="text">
      <style:text-properties fo:language="en" fo:country="US" fo:font-weight="bold" officeooo:rsid="000cfbd3" style:letter-kerning="false" style:font-name-asian="Calibri1" style:language-asian="en" style:country-asian="US" style:font-weight-asian="bold" style:font-name-complex="Calibri1" style:language-complex="ar" style:country-complex="SA"/>
    </style:style>
    <style:style style:name="T28" style:family="text">
      <style:text-properties fo:language="en" fo:country="US" fo:font-weight="bold" style:letter-kerning="false" style:font-name-asian="Calibri1" style:language-asian="en" style:country-asian="US" style:font-weight-asian="bold" style:language-complex="ar" style:country-complex="SA"/>
    </style:style>
    <style:style style:name="T29" style:family="text">
      <style:text-properties fo:language="en" fo:country="US" fo:font-weight="bold" officeooo:rsid="000cfbd3" style:letter-kerning="false" style:font-name-asian="Calibri1" style:language-asian="en" style:country-asian="US" style:font-weight-asian="bold" style:language-complex="ar" style:country-complex="SA"/>
    </style:style>
    <style:style style:name="T30" style:family="text">
      <style:text-properties fo:language="en" fo:country="US" fo:font-weight="bold" officeooo:rsid="001a9467" style:letter-kerning="false" style:font-name-asian="Calibri1" style:language-asian="en" style:country-asian="US" style:font-weight-asian="bold" style:language-complex="ar" style:country-complex="SA"/>
    </style:style>
    <style:style style:name="T31" style:family="text">
      <style:text-properties fo:language="en" fo:country="US" fo:font-weight="bold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32" style:family="text">
      <style:text-properties fo:language="en" fo:country="US" style:letter-kerning="false" style:font-name-asian="Calibri1" style:language-asian="en" style:country-asian="US" style:font-name-complex="Calibri1" style:language-complex="ar" style:country-complex="SA"/>
    </style:style>
    <style:style style:name="T33" style:family="text">
      <style:text-properties fo:language="en" fo:country="US" officeooo:rsid="000cfbd3" style:letter-kerning="false" style:font-name-asian="Calibri1" style:language-asian="en" style:country-asian="US" style:font-name-complex="Calibri1" style:language-complex="ar" style:country-complex="SA"/>
    </style:style>
    <style:style style:name="T34" style:family="text">
      <style:text-properties fo:language="en" fo:country="US" style:letter-kerning="false" style:font-name-asian="Calibri1" style:language-asian="en" style:country-asian="US" style:language-complex="ar" style:country-complex="SA"/>
    </style:style>
    <style:style style:name="T35" style:family="text">
      <style:text-properties fo:language="en" fo:country="US" officeooo:rsid="000cfbd3" style:letter-kerning="false" style:font-name-asian="Calibri1" style:language-asian="en" style:country-asian="US" style:language-complex="ar" style:country-complex="SA"/>
    </style:style>
    <style:style style:name="T36" style:family="text">
      <style:text-properties fo:language="en" fo:country="US" officeooo:rsid="00126e3a" style:letter-kerning="false" style:font-name-asian="Calibri1" style:language-asian="en" style:country-asian="US" style:language-complex="ar" style:country-complex="SA"/>
    </style:style>
    <style:style style:name="T37" style:family="text">
      <style:text-properties fo:language="en" fo:country="US" officeooo:rsid="001a9467" style:letter-kerning="false" style:font-name-asian="Calibri1" style:language-asian="en" style:country-asian="US" style:language-complex="ar" style:country-complex="SA"/>
    </style:style>
    <style:style style:name="T38" style:family="text">
      <style:text-properties fo:language="en" fo:country="US" officeooo:rsid="001be775" style:letter-kerning="false" style:font-name-asian="Calibri1" style:language-asian="en" style:country-asian="US" style:language-complex="ar" style:country-complex="SA"/>
    </style:style>
    <style:style style:name="T39" style:family="text">
      <style:text-properties fo:language="en" fo:country="US" fo:font-weight="normal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0" style:family="text">
      <style:text-properties fo:language="en" fo:country="US" fo:font-weight="normal" officeooo:rsid="000cfbd3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1" style:family="text">
      <style:text-properties fo:language="en" fo:country="US" fo:font-weight="normal" officeooo:rsid="001a9467" style:letter-kerning="false" style:font-name-asian="Calibri1" style:language-asian="en" style:country-asian="US" style:font-weight-asian="normal" style:language-complex="ar" style:country-complex="SA" style:font-weight-complex="normal"/>
    </style:style>
    <style:style style:name="T42" style:family="text">
      <style:text-properties fo:language="en" fo:country="US" fo:font-weight="normal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43" style:family="text">
      <style:text-properties fo:language="en" fo:country="US" fo:font-weight="normal" officeooo:rsid="000cfbd3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44" style:family="text">
      <style:text-properties fo:language="en" fo:country="US" fo:font-weight="normal" officeooo:rsid="001a9467" style:letter-kerning="false" style:font-name-asian="Calibri1" style:language-asian="en" style:country-asian="US" style:font-weight-asian="normal" style:font-name-complex="Calibri1" style:language-complex="ar" style:country-complex="SA" style:font-weight-complex="normal"/>
    </style:style>
    <style:style style:name="T45" style:family="text">
      <style:text-properties fo:font-size="18pt" fo:font-weight="bold" style:font-size-asian="18pt" style:font-weight-asian="bold"/>
    </style:style>
    <style:style style:name="T46" style:family="text">
      <style:text-properties fo:font-size="18pt" fo:font-weight="bold" style:font-size-asian="18pt" style:font-weight-asian="bold" style:font-name-complex="Calibri1"/>
    </style:style>
    <style:style style:name="T47" style:family="text">
      <style:text-properties fo:font-size="18pt" style:font-size-asian="18pt"/>
    </style:style>
    <style:style style:name="T48" style:family="text">
      <style:text-properties style:font-name="Calibri" fo:font-size="14pt" style:font-size-asian="14pt" style:font-name-complex="Calibri1"/>
    </style:style>
    <style:style style:name="T49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50" style:family="text">
      <style:text-properties style:font-size-complex="14pt"/>
    </style:style>
    <style:style style:name="T51" style:family="text">
      <style:text-properties style:font-size-complex="12pt"/>
    </style:style>
    <style:style style:name="T52" style:family="text">
      <style:text-properties fo:font-weight="normal" officeooo:rsid="001a9467" style:font-weight-asian="normal" style:font-weight-complex="normal"/>
    </style:style>
    <style:style style:name="T53" style:family="text">
      <style:text-properties officeooo:rsid="000cfbd3"/>
    </style:style>
    <style:style style:name="T54" style:family="text">
      <style:text-properties officeooo:rsid="0020d5db"/>
    </style:style>
    <style:style style:name="T55" style:family="text">
      <style:text-properties officeooo:rsid="00245b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>
          <table:table-cell table:style-name="Table12.A1" table:number-columns-spanned="10" office:value-type="string">
            <text:p text:style-name="NaslovPrveRazin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office:value-type="string">
            <text:p text:style-name="P41">300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240" loext:marker-style-name="T22"><text:span text:style-name="T28">Griechischer Salat</text:span></text:p>
            <text:p text:style-name="P240" loext:marker-style-name="T24"><text:span text:style-name="T34">Tomaten, Paprika, Gurken, Zwiebeln, Schafsk</text:span><text:span text:style-name="T32">ä</text:span><text:span text:style-name="T34">se mit Balsamico - Essig</text:span></text:p>
            <text:p text:style-name="P241" loext:marker-style-name="T22"><text:span text:style-name="T28"/></text:p>
          </table:table-cell>
          <table:table-cell table:style-name="Table12.A1" office:value-type="string">
            <text:p text:style-name="P15">10.50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4">305</text:p>
          </table:table-cell>
          <table:table-cell table:style-name="Table12.A1" office:value-type="string">
            <text:p text:style-name="P55" loext:marker-style-name="T22"><text:span text:style-name="T28"/></text:p>
          </table:table-cell>
          <table:table-cell table:style-name="Table12.A1" office:value-type="string">
            <text:p text:style-name="P55" loext:marker-style-name="T22"><text:span text:style-name="T28">Zanderfiet</text:span></text:p>
            <text:p text:style-name="P55" loext:marker-style-name="T24"><text:span text:style-name="T34">in Dillrahmso</text:span><text:span text:style-name="T32">ß</text:span><text:span text:style-name="T34">e, Saltzkartoffeln und Salat</text:span></text:p>
            <text:p text:style-name="P55" loext:marker-style-name="T24"/>
          </table:table-cell>
          <table:table-cell table:style-name="Table12.A1" office:value-type="string">
            <text:p text:style-name="P16">1<text:span text:style-name="T54">9</text:span>.<text:span text:style-name="T54">8</text:span>0</text:p>
          </table:table-cell>
          <table:table-cell table:style-name="Table12.A1" office:value-type="string">
            <text:p text:style-name="P18"/>
          </table:table-cell>
        </table:table-row>
        <table:table-row>
          <table:table-cell table:style-name="Table12.A1" office:value-type="string">
            <text:p text:style-name="P41">301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55" loext:marker-style-name="T22"><text:span text:style-name="T28">Gourmet Salat</text:span></text:p>
            <text:p text:style-name="P55" loext:marker-style-name="T24"><text:span text:style-name="T34">Putenstreifen mit Champignons aus der Pfanne</text:span></text:p>
            <text:p text:style-name="P55" loext:marker-style-name="T24"/>
          </table:table-cell>
          <table:table-cell table:style-name="Table12.A1" office:value-type="string">
            <text:p text:style-name="P15">14.90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4">306</text:p>
          </table:table-cell>
          <table:table-cell table:style-name="Table12.A1" office:value-type="string">
            <text:p text:style-name="P55" loext:marker-style-name="T22"><text:span text:style-name="T28"/></text:p>
          </table:table-cell>
          <table:table-cell table:style-name="Table12.A1" office:value-type="string">
            <text:p text:style-name="P55" loext:marker-style-name="T22"><text:span text:style-name="T28">Zwiebelrostbraten</text:span></text:p>
            <text:p text:style-name="P55" loext:marker-style-name="T24"><text:span text:style-name="T34">mit Bratkartoffeln und Salat</text:span></text:p>
            <text:p text:style-name="P55" loext:marker-style-name="T24"/>
          </table:table-cell>
          <table:table-cell table:style-name="Table12.A1" office:value-type="string">
            <text:p text:style-name="P16">21.50</text:p>
          </table:table-cell>
          <table:table-cell table:style-name="Table12.A1" office:value-type="string">
            <text:p text:style-name="P17"/>
          </table:table-cell>
        </table:table-row>
        <table:table-row>
          <table:table-cell table:style-name="Table12.A1" office:value-type="string">
            <text:p text:style-name="P41">302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55" loext:marker-style-name="T22"><text:span text:style-name="T28">Lachsnudeln</text:span></text:p>
            <text:p text:style-name="P55" loext:marker-style-name="T48"><text:span text:style-name="T34">Ger</text:span><text:span text:style-name="T32">ä</text:span><text:span text:style-name="T34">ucherten Lachs mit Bandnudeln in Knoblauchrahmso</text:span><text:span text:style-name="T32">ße</text:span></text:p>
            <text:p text:style-name="P55" loext:marker-style-name="T24"/>
          </table:table-cell>
          <table:table-cell table:style-name="Table12.A1" office:value-type="string">
            <text:p text:style-name="P15">10.90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4">307</text:p>
          </table:table-cell>
          <table:table-cell table:style-name="Table12.A1" office:value-type="string">
            <text:p text:style-name="P55" loext:marker-style-name="T22"><text:span text:style-name="T26"/></text:p>
          </table:table-cell>
          <table:table-cell table:style-name="Table12.A1" office:value-type="string">
            <text:p text:style-name="P55" loext:marker-style-name="T22"><text:span text:style-name="T28">Gourmet – Spie</text:span><text:span text:style-name="T26">ß</text:span></text:p>
            <text:p text:style-name="P55" loext:marker-style-name="T24"><text:span text:style-name="T34">drei verschiedene Fulets in pikanter Sauce auf einem Kartoffelp</text:span><text:span text:style-name="T32">ü</text:span><text:span text:style-name="T34">re</text:span></text:p>
            <text:p text:style-name="P55" loext:marker-style-name="T24"><text:span text:style-name="T34"/></text:p>
          </table:table-cell>
          <table:table-cell table:style-name="Table12.A1" office:value-type="string">
            <text:p text:style-name="P16">21.50</text:p>
          </table:table-cell>
          <table:table-cell table:style-name="Table12.A1" office:value-type="string">
            <text:p text:style-name="P17"/>
          </table:table-cell>
        </table:table-row>
        <table:table-row>
          <table:table-cell table:style-name="Table12.A1" office:value-type="string">
            <text:p text:style-name="P41">303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55" loext:marker-style-name="T22"><text:span text:style-name="T28">Schinkennudeln</text:span></text:p>
            <text:p text:style-name="P55" loext:marker-style-name="T24"><text:span text:style-name="T34">mit Salat</text:span></text:p>
            <text:p text:style-name="P55" loext:marker-style-name="T24"/>
          </table:table-cell>
          <table:table-cell table:style-name="Table12.A1" office:value-type="string">
            <text:p text:style-name="P15">10.20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4">308</text:p>
          </table:table-cell>
          <table:table-cell table:style-name="Table12.A1" office:value-type="string">
            <text:p text:style-name="P56" loext:marker-style-name="T22"><text:span text:style-name="T28"/></text:p>
          </table:table-cell>
          <table:table-cell table:style-name="Table12.A1" office:value-type="string">
            <text:p text:style-name="P55" loext:marker-style-name="T22"><text:span text:style-name="T28">Schweinefilet</text:span></text:p>
            <text:p text:style-name="P55" loext:marker-style-name="T24"><text:span text:style-name="T34">in Pfefferrahmso</text:span><text:span text:style-name="T32">ß</text:span><text:span text:style-name="T34">e, hausgemachte Sp</text:span><text:span text:style-name="T32">ä</text:span><text:span text:style-name="T34">tzle und Salat</text:span></text:p>
            <text:p text:style-name="P56" loext:marker-style-name="T22"/>
          </table:table-cell>
          <table:table-cell table:style-name="Table12.A1" office:value-type="string">
            <text:p text:style-name="P16">19.50</text:p>
          </table:table-cell>
          <table:table-cell table:style-name="Table12.A1" office:value-type="string">
            <text:p text:style-name="P17"/>
          </table:table-cell>
        </table:table-row>
        <table:table-row>
          <table:table-cell table:style-name="Table12.A1" office:value-type="string">
            <text:p text:style-name="P41">304</text:p>
          </table:table-cell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55" loext:marker-style-name="T22"><text:span text:style-name="T28">H</text:span><text:span text:style-name="T26">ä</text:span><text:span text:style-name="T28">hnchnenbrust vom Grill</text:span></text:p>
            <text:p text:style-name="P55" loext:marker-style-name="T24"><text:span text:style-name="T34">in Chanpignonrahmso</text:span><text:span text:style-name="T32">ß</text:span><text:span text:style-name="T34">e mit Butterreis und Salat</text:span></text:p>
            <text:p text:style-name="P55" loext:marker-style-name="T24"/>
          </table:table-cell>
          <table:table-cell table:style-name="Table12.A1" office:value-type="string">
            <text:p text:style-name="P15">15.20</text:p>
          </table:table-cell>
          <table:table-cell table:style-name="Table12.A1" office:value-type="string">
            <text:p text:style-name="P17"/>
          </table:table-cell>
          <table:table-cell table:style-name="Table12.A1" office:value-type="string">
            <text:p text:style-name="P14">309</text:p>
          </table:table-cell>
          <table:table-cell table:style-name="Table12.A1" office:value-type="string">
            <text:p text:style-name="P55" loext:marker-style-name="T22"><text:span text:style-name="T28"/></text:p>
          </table:table-cell>
          <table:table-cell table:style-name="Table12.A1" office:value-type="string">
            <text:p text:style-name="P55" loext:marker-style-name="T22"><text:span text:style-name="T28">Leber Veneziano</text:span></text:p>
            <text:p text:style-name="P55" loext:marker-style-name="T24"><text:span text:style-name="T34">gebratene Rinderleben in Streifen in Rotweinrahmso</text:span><text:span text:style-name="T32">ß</text:span><text:span text:style-name="T34">e mit Butterreis und Salat</text:span></text:p>
          </table:table-cell>
          <table:table-cell table:style-name="Table12.A1" office:value-type="string">
            <text:p text:style-name="P16">14.50</text:p>
          </table:table-cell>
          <table:table-cell table:style-name="Table12.A1" office:value-type="string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3" loext:marker-style-name="T22"><text:span text:style-name="T14">G</text:span><text:span text:style-name="T13">riechischer Salat</text:span></text:p>
            <text:p text:style-name="P243" loext:marker-style-name="T24"><text:span text:style-name="T18">Tomaten, Paprika, Gurken, Zwiebeln, Schafsk</text:span><text:span text:style-name="T20">ä</text:span><text:span text:style-name="T18">se mit Balsamico - Essig</text:span></text:p>
            <text:p text:style-name="P244" loext:marker-style-name="T22"><text:span text:style-name="T13"/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7" loext:marker-style-name="T22"><text:span text:style-name="T13">Gourmet Salat</text:span></text:p>
            <text:p text:style-name="P57" loext:marker-style-name="T24"><text:span text:style-name="T18">Putenstreifen mit Champignons aus der Pfanne</text:span></text:p>
            <text:p text:style-name="P5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7" loext:marker-style-name="T22"><text:span text:style-name="T13">Lachsnudeln</text:span></text:p>
            <text:p text:style-name="P57" loext:marker-style-name="T48"><text:span text:style-name="T18">Ger</text:span><text:span text:style-name="T20">ä</text:span><text:span text:style-name="T18">ucherten Lachs mit Bandnudeln in Knoblauchrahmso</text:span><text:span text:style-name="T20">ße</text:span></text:p>
            <text:p text:style-name="P5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7" loext:marker-style-name="T22"><text:span text:style-name="T13">Schinkennudeln</text:span></text:p>
            <text:p text:style-name="P57" loext:marker-style-name="T24"><text:span text:style-name="T18">mit Salat</text:span></text:p>
            <text:p text:style-name="P5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7" loext:marker-style-name="T22"><text:span text:style-name="T13">H</text:span><text:span text:style-name="T16">ä</text:span><text:span text:style-name="T13">hnchnenbrust vom Grill</text:span></text:p>
            <text:p text:style-name="P57" loext:marker-style-name="T24"><text:span text:style-name="T18">in Chanpignonrahmso</text:span><text:span text:style-name="T20">ß</text:span><text:span text:style-name="T18">e mit Butterreis und Salat</text:span></text:p>
            <text:p text:style-name="P5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7" loext:marker-style-name="T22"><text:span text:style-name="T13">Zanderfiet</text:span></text:p>
            <text:p text:style-name="P57" loext:marker-style-name="T24"><text:span text:style-name="T18">in Dillrahmso</text:span><text:span text:style-name="T20">ß</text:span><text:span text:style-name="T18">e, Saltzkartoffeln und Salat</text:span></text:p>
            <text:p text:style-name="P5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7" loext:marker-style-name="T22"><text:span text:style-name="T13">Zwiebelrostbraten</text:span></text:p>
            <text:p text:style-name="P57" loext:marker-style-name="T24"><text:span text:style-name="T18">mit Bratkartoffeln und Salat</text:span></text:p>
            <text:p text:style-name="P5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7" loext:marker-style-name="T22"><text:span text:style-name="T13">Gourmet – Spie</text:span><text:span text:style-name="T16">ß</text:span></text:p>
            <text:p text:style-name="P57" loext:marker-style-name="T24"><text:span text:style-name="T18">drei verschiedene Fulets in pikanter Sauce auf einem Kartoffelp</text:span><text:span text:style-name="T20">ü</text:span><text:span text:style-name="T18">re</text:span></text:p>
            <text:p text:style-name="P58" loext:marker-style-name="T24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7" loext:marker-style-name="T22"><text:span text:style-name="T13">Schweinefilet</text:span></text:p>
            <text:p text:style-name="P57" loext:marker-style-name="T24"><text:span text:style-name="T18">in Pfefferrahmso</text:span><text:span text:style-name="T20">ß</text:span><text:span text:style-name="T18">e, hausgemachte Sp</text:span><text:span text:style-name="T20">ä</text:span><text:span text:style-name="T18">tzle und Salat</text:span></text:p>
            <text:p text:style-name="P68" loext:marker-style-name="T2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7" loext:marker-style-name="T22"><text:span text:style-name="T13">Leber Veneziano</text:span></text:p>
            <text:p text:style-name="P57" loext:marker-style-name="T24"><text:span text:style-name="T18">gebratene Rinderleben in Streifen in Rotweinrahmso</text:span><text:span text:style-name="T20">ß</text:span><text:span text:style-name="T18">e mit Butterreis und Salat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242" loext:marker-style-name="T11"/>
      <text:p text:style-name="P242" loext:marker-style-name="T11"/>
      <text:p text:style-name="P242" loext:marker-style-name="T11"/>
      <text:p text:style-name="P242" loext:marker-style-name="T11"/>
      <text:p text:style-name="P242" loext:marker-style-name="T11"/>
      <text:p text:style-name="P242" loext:marker-style-name="T11"/>
      <text:p text:style-name="P242" loext:marker-style-name="T11"/>
      <text:p text:style-name="P242" loext:marker-style-name="T11"/>
      <text:p text:style-name="P13">Fisch – Karte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2" loext:marker-style-name="T25"><text:span text:style-name="T15">Branzino </text:span><text:span text:style-name="T19">(Wolfsbarsch)</text:span></text:p>
            <text:p text:style-name="P92" loext:marker-style-name="T25"><text:span text:style-name="T19">ca. 400 g, ausgenommen</text:span></text:p>
            <text:p text:style-name="P96" loext:marker-style-name="T2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92" loext:marker-style-name="T23"><text:span text:style-name="T15">Dorade Royal</text:span></text:p>
            <text:p text:style-name="P92" loext:marker-style-name="T25"><text:span text:style-name="T19">mit Blattspinat und Salzkartoffeln</text:span></text:p>
            <text:p text:style-name="P92" loext:marker-style-name="T25"><text:span text:style-name="T19">ca. 400g, ausgenommen</text:span></text:p>
            <text:p text:style-name="P96" loext:marker-style-name="T2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94" loext:marker-style-name="T23"><text:span text:style-name="T15">Lachssteak</text:span></text:p>
            <text:p text:style-name="P94" loext:marker-style-name="T25"><text:span text:style-name="T19">mit gemischten Gem</text:span><text:span text:style-name="T21">ü</text:span><text:span text:style-name="T19">se und Hollandaise Souce</text:span></text:p>
            <text:p text:style-name="P120" loext:marker-style-name="T25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94" loext:marker-style-name="T23"><text:span text:style-name="T15">Calamare vom Grill</text:span></text:p>
            <text:p text:style-name="P92" loext:marker-style-name="T25"><text:span text:style-name="T19">mit Blattspinat und Salzkartoffeln</text:span></text:p>
            <text:p text:style-name="P98" loext:marker-style-name="T23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94" loext:marker-style-name="T23"><text:span text:style-name="T15">Schollenfilet in Mandelh</text:span><text:span text:style-name="T17">ü</text:span><text:span text:style-name="T15">lle</text:span></text:p>
            <text:p text:style-name="P94" loext:marker-style-name="T25"><text:span text:style-name="T19">mit Butterkartoffeln und kleinem gem. Salat</text:span></text:p>
            <text:p text:style-name="P120" loext:marker-style-name="T25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94" loext:marker-style-name="T23"><text:span text:style-name="T15">Gemischte Fischplatte</text:span></text:p>
            <text:p text:style-name="P92" loext:marker-style-name="T25"><text:span text:style-name="T19">mit Blattspinat und Salzkartoffeln</text:span></text:p>
            <text:p text:style-name="P98" loext:marker-style-name="T23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2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2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2"/>
          </table:table-cell>
        </table:table-row>
      </table:table>
      <text:p text:style-name="P5"/>
      <text:p text:style-name="P5"/>
      <text:p text:style-name="P5"/>
      <text:p text:style-name="P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33"/>
          </table:table-cell>
          <table:table-cell table:style-name="Table14.A1" office:value-type="string">
            <text:p text:style-name="P33"/>
          </table:table-cell>
          <table:table-cell table:style-name="Table14.A1" table:number-columns-spanned="3" office:value-type="string">
            <text:p text:style-name="P33">Fisch karte</text:p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124" loext:marker-style-name="T25"/>
          </table:table-cell>
          <table:table-cell table:style-name="Table14.A1" office:value-type="string">
            <text:p text:style-name="P124" loext:marker-style-name="T25"/>
          </table:table-cell>
          <table:table-cell table:style-name="Table14.A1" office:value-type="string">
            <text:p text:style-name="P140" loext:marker-style-name="T25"><text:span text:style-name="T28">Branzino </text:span><text:span text:style-name="T34">(Wolfsbarsch)</text:span></text:p>
          </table:table-cell>
          <table:table-cell table:style-name="Table14.A1" table:number-rows-spanned="2" office:value-type="string">
            <text:p text:style-name="P42">22.5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24" loext:marker-style-name="T25"/>
          </table:table-cell>
          <table:table-cell table:style-name="Table14.A1" office:value-type="string">
            <text:p text:style-name="P124" loext:marker-style-name="T25"/>
          </table:table-cell>
          <table:table-cell table:style-name="Table14.A1" office:value-type="string">
            <text:p text:style-name="P93" loext:marker-style-name="T25"><text:span text:style-name="T19">ca. 400 g, ausgenommen</text:span></text:p>
            <text:p text:style-name="P93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97" loext:marker-style-name="T23"/>
          </table:table-cell>
          <table:table-cell table:style-name="Table14.A1" office:value-type="string">
            <text:p text:style-name="P97" loext:marker-style-name="T23"/>
          </table:table-cell>
          <table:table-cell table:style-name="Table14.A1" office:value-type="string">
            <text:p text:style-name="P140" loext:marker-style-name="T23"><text:span text:style-name="T28">Dorade Royal</text:span></text:p>
          </table:table-cell>
          <table:table-cell table:style-name="Table14.A1" table:number-rows-spanned="2" office:value-type="string">
            <text:p text:style-name="P42">22.5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24" loext:marker-style-name="T25"/>
          </table:table-cell>
          <table:table-cell table:style-name="Table14.A1" office:value-type="string">
            <text:p text:style-name="P124" loext:marker-style-name="T25"/>
          </table:table-cell>
          <table:table-cell table:style-name="Table14.A1" office:value-type="string">
            <text:p text:style-name="P93" loext:marker-style-name="T25"><text:span text:style-name="T19">mit Blattspinat und Salzkartoffeln</text:span></text:p>
            <text:p text:style-name="P93" loext:marker-style-name="T25"><text:span text:style-name="T19">ca. 400g, ausgenommen</text:span></text:p>
            <text:p text:style-name="P93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99" loext:marker-style-name="T23"/>
          </table:table-cell>
          <table:table-cell table:style-name="Table14.A1" office:value-type="string">
            <text:p text:style-name="P99" loext:marker-style-name="T23"/>
          </table:table-cell>
          <table:table-cell table:style-name="Table14.A1" office:value-type="string">
            <text:p text:style-name="P141" loext:marker-style-name="T23"><text:span text:style-name="T28">Lachssteak</text:span></text:p>
          </table:table-cell>
          <table:table-cell table:style-name="Table14.A1" table:number-rows-spanned="2" office:value-type="string">
            <text:p text:style-name="P42">17.8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21" loext:marker-style-name="T25"/>
          </table:table-cell>
          <table:table-cell table:style-name="Table14.A1" office:value-type="string">
            <text:p text:style-name="P121" loext:marker-style-name="T25"/>
          </table:table-cell>
          <table:table-cell table:style-name="Table14.A1" office:value-type="string">
            <text:p text:style-name="P95" loext:marker-style-name="T25"><text:span text:style-name="T19">mit gemischten Gem</text:span><text:span text:style-name="T21">ü</text:span><text:span text:style-name="T19">se und Hollandaise Souce</text:span></text:p>
            <text:p text:style-name="P95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99" loext:marker-style-name="T23"/>
          </table:table-cell>
          <table:table-cell table:style-name="Table14.A1" office:value-type="string">
            <text:p text:style-name="P99" loext:marker-style-name="T23"/>
          </table:table-cell>
          <table:table-cell table:style-name="Table14.A1" office:value-type="string">
            <text:p text:style-name="P141" loext:marker-style-name="T23"><text:span text:style-name="T28">Calamare vom Grill</text:span></text:p>
          </table:table-cell>
          <table:table-cell table:style-name="Table14.A1" table:number-rows-spanned="2" office:value-type="string">
            <text:p text:style-name="P42">16.5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24" loext:marker-style-name="T25"/>
          </table:table-cell>
          <table:table-cell table:style-name="Table14.A1" office:value-type="string">
            <text:p text:style-name="P124" loext:marker-style-name="T25"/>
          </table:table-cell>
          <table:table-cell table:style-name="Table14.A1" office:value-type="string">
            <text:p text:style-name="P93" loext:marker-style-name="T25"><text:span text:style-name="T19">mit Blattspinat und Salzkartoffeln</text:span></text:p>
            <text:p text:style-name="P93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99" loext:marker-style-name="T23"/>
          </table:table-cell>
          <table:table-cell table:style-name="Table14.A1" office:value-type="string">
            <text:p text:style-name="P99" loext:marker-style-name="T23"/>
          </table:table-cell>
          <table:table-cell table:style-name="Table14.A1" office:value-type="string">
            <text:p text:style-name="P141" loext:marker-style-name="T23"><text:span text:style-name="T28">Schollenfilet in Mandelh</text:span><text:span text:style-name="T26">ü</text:span><text:span text:style-name="T28">lle</text:span></text:p>
          </table:table-cell>
          <table:table-cell table:style-name="Table14.A1" table:number-rows-spanned="2" office:value-type="string">
            <text:p text:style-name="P42">15.9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24" loext:marker-style-name="T25"/>
          </table:table-cell>
          <table:table-cell table:style-name="Table14.A1" office:value-type="string">
            <text:p text:style-name="P124" loext:marker-style-name="T25"/>
          </table:table-cell>
          <table:table-cell table:style-name="Table14.A1" office:value-type="string">
            <text:p text:style-name="P93" loext:marker-style-name="T25"><text:span text:style-name="T19">mit Blattspinat und Salzkartoffeln</text:span></text:p>
            <text:p text:style-name="P93" loext:marker-style-name="T25"><text:span text:style-name="T19"/></text:p>
          </table:table-cell>
          <table:covered-table-cell table:style-name="Table14.A1"/>
          <table:covered-table-cell table:style-name="Table14.A1"/>
        </table:table-row>
        <table:table-row>
          <table:table-cell table:style-name="Table14.A1" office:value-type="string">
            <text:p text:style-name="P99" loext:marker-style-name="T23"/>
          </table:table-cell>
          <table:table-cell table:style-name="Table14.A1" office:value-type="string">
            <text:p text:style-name="P99" loext:marker-style-name="T23"/>
          </table:table-cell>
          <table:table-cell table:style-name="Table14.A1" office:value-type="string">
            <text:p text:style-name="P141" loext:marker-style-name="T23"><text:span text:style-name="T28">Gemischte Fischplatte</text:span></text:p>
          </table:table-cell>
          <table:table-cell table:style-name="Table14.A1" table:number-rows-spanned="2" office:value-type="string">
            <text:p text:style-name="P42">24.50</text:p>
          </table:table-cell>
          <table:table-cell table:style-name="Table14.A1" table:number-rows-spanned="2" office:value-type="string">
            <text:p text:style-name="Table_20_Contents"/>
          </table:table-cell>
        </table:table-row>
        <table:table-row>
          <table:table-cell table:style-name="Table14.A1" office:value-type="string">
            <text:p text:style-name="P124" loext:marker-style-name="T25"/>
          </table:table-cell>
          <table:table-cell table:style-name="Table14.A1" office:value-type="string">
            <text:p text:style-name="P124" loext:marker-style-name="T25"/>
          </table:table-cell>
          <table:table-cell table:style-name="Table14.A1" office:value-type="string">
            <text:p text:style-name="P93" loext:marker-style-name="T25"><text:span text:style-name="T19">mit Blattspinat und Salzkartoffeln</text:span></text:p>
            <text:p text:style-name="P93" loext:marker-style-name="T25"><text:span text:style-name="T19"/></text:p>
          </table:table-cell>
          <table:covered-table-cell table:style-name="Table14.A1"/>
          <table:covered-table-cell table:style-name="Table14.A1"/>
        </table:table-row>
      </table:table>
      <text:p text:style-name="P1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>Kalte Vorspeisen</text:p>
      <text:p text:style-name="P6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2" loext:marker-style-name="T8"><text:span text:style-name="T28">Krabbencocktail “Helgoland”</text:span></text:p>
            <text:p text:style-name="P122" loext:marker-style-name="T50"><text:span text:style-name="T34">im Glass, mit knusprigem Toast und Butter</text:span>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22" loext:marker-style-name="T6"><text:span text:style-name="T28"/></text:p>
            <text:p text:style-name="P122" loext:marker-style-name="T6"><text:span text:style-name="T28">Wurstsalat “M</text:span><text:span text:style-name="T26">ü</text:span><text:span text:style-name="T28">nchen”</text:span></text:p>
            <text:p text:style-name="P122" loext:marker-style-name="T49"><text:span text:style-name="T34">Lyoner mit Zwiebeln, Essig und </text:span><text:span text:style-name="T32">Ö</text:span><text:span text:style-name="T34">l</text:span>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22" loext:marker-style-name="T9"><text:span text:style-name="T28"/></text:p>
            <text:p text:style-name="P122" loext:marker-style-name="T9"><text:span text:style-name="T28">Thunfisch</text:span></text:p>
            <text:p text:style-name="P122" loext:marker-style-name="T51"><text:span text:style-name="T34">garniert mit Zwiebeln, Tomate und Butter, dazu Schwartzbrot</text:span>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22" loext:marker-style-name="T45"><text:span text:style-name="T26"/></text:p>
            <text:p text:style-name="P122" loext:marker-style-name="T45"><text:span text:style-name="T26">Ö</text:span><text:span text:style-name="T28">lsardinen</text:span></text:p>
            <text:p text:style-name="P122" loext:marker-style-name="T51"><text:span text:style-name="T34">garniert mit Zwiebeln , Butter dazu Schwartzbrot</text:span>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22" loext:marker-style-name="T6"><text:span text:style-name="T28"/></text:p>
            <text:p text:style-name="P122" loext:marker-style-name="T6"><text:span text:style-name="T28">Orig. Bulgarischer Schafk</text:span><text:span text:style-name="T26">ä</text:span><text:span text:style-name="T28">se</text:span></text:p>
            <text:p text:style-name="P122" loext:marker-style-name="T51"><text:span text:style-name="T34">mit Zwiebeln , Butter dazu Schwartzbrot</text:span></text:p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22" loext:marker-style-name="T6"><text:span text:style-name="T28"/></text:p>
            <text:p text:style-name="P122" loext:marker-style-name="T6"><text:span text:style-name="T28">Orig. Ungarische Salami</text:span></text:p>
            <text:p text:style-name="P122" loext:marker-style-name="T47"><text:span text:style-name="T34">mit einem St</text:span><text:span text:style-name="T32">üc</text:span><text:span text:style-name="T34">k Schafk</text:span><text:span text:style-name="T32">ä</text:span><text:span text:style-name="T34">se dazu Schwartzbrot</text:span></text:p>
          </table:table-cell>
          <table:table-cell table:style-name="Table3.A1" office:value-type="string">
            <text:p text:style-name="P30"/>
          </table:table-cell>
        </table:table-row>
        <table:table-row>
          <table:table-cell table:style-name="Table3.A7" office:value-type="string">
            <text:p text:style-name="P26"/>
          </table:table-cell>
          <table:table-cell table:style-name="Table3.B7" office:value-type="string">
            <text:p text:style-name="P30"/>
          </table:table-cell>
        </table:table-row>
        <table:table-row>
          <table:table-cell table:style-name="Table3.A7" office:value-type="string">
            <text:p text:style-name="P26"/>
          </table:table-cell>
          <table:table-cell table:style-name="Table3.B7" office:value-type="string">
            <text:p text:style-name="P30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Warme Vorspeisen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0" loext:marker-style-name="T9"><text:span text:style-name="T28">Debreciner</text:span></text:p>
            <text:p text:style-name="P120" loext:marker-style-name="T2"><text:span text:style-name="T34">2 St</text:span><text:span text:style-name="T32">ü</text:span><text:span text:style-name="T34">ck mit Senf und Schwartzbrot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20" loext:marker-style-name="T6"><text:span text:style-name="T28"/></text:p>
            <text:p text:style-name="P120" loext:marker-style-name="T6"><text:span text:style-name="T28">Ham and Eggs</text:span></text:p>
            <text:p text:style-name="P120" loext:marker-style-name="T47"><text:span text:style-name="T34">magerer Kochschinken mit 2 Spiegeleiern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20" loext:marker-style-name="T6"><text:span text:style-name="T28"/></text:p>
            <text:p text:style-name="P120" loext:marker-style-name="T6"><text:span text:style-name="T28">Omelette gef</text:span><text:span text:style-name="T26">ü</text:span><text:span text:style-name="T28">llt </text:span><text:span text:style-name="T29">mit :</text:span></text:p>
            <text:p text:style-name="P123" loext:marker-style-name="T1"><text:span text:style-name="T34"><text:s/></text:span><text:span text:style-name="T35">1 - </text:span><text:span text:style-name="T34">Champignon, </text:span></text:p>
            <text:p text:style-name="P123" loext:marker-style-name="T1"><text:span text:style-name="T35"><text:s/>2 - bulgarischem Schafk</text:span><text:span text:style-name="T33">ä</text:span><text:span text:style-name="T35">se</text:span></text:p>
            <text:p text:style-name="P123" loext:marker-style-name="T1"><text:span text:style-name="T35"><text:s/>3 - magerer Kochschinken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23" loext:marker-style-name="T6"><text:span text:style-name="T28"/></text:p>
            <text:p text:style-name="P123" loext:marker-style-name="T6"><text:span text:style-name="T28">Gebackener Camembert</text:span></text:p>
            <text:p text:style-name="P135" loext:marker-style-name="T1"><text:span text:style-name="T34">mit Preiselbeeren und Birne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48" loext:marker-style-name="T6">Suppen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20" loext:marker-style-name="T6"><text:span text:style-name="T28">Bohnensuppe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20" loext:marker-style-name="T6"><text:span text:style-name="T28"/></text:p>
            <text:p text:style-name="P120" loext:marker-style-name="T6"><text:span text:style-name="T28">Bouillon</text:span></text:p>
            <text:p text:style-name="P120" loext:marker-style-name="T1"><text:span text:style-name="T34">mit Nudeleinlage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20" loext:marker-style-name="T6"><text:span text:style-name="T28"/></text:p>
            <text:p text:style-name="P120" loext:marker-style-name="T6"><text:span text:style-name="T28">Pfannkuchensuppe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20" loext:marker-style-name="T6"><text:span text:style-name="T28"/></text:p>
            <text:p text:style-name="P120" loext:marker-style-name="T6"><text:span text:style-name="T28">Tomatensuppe</text:span></text:p>
            <text:p text:style-name="P120" loext:marker-style-name="T1"><text:span text:style-name="T34">mit Reis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20" loext:marker-style-name="T6"><text:span text:style-name="T28"/></text:p>
            <text:p text:style-name="P120" loext:marker-style-name="T6"><text:span text:style-name="T28">Gem</text:span><text:span text:style-name="T26">ü</text:span><text:span text:style-name="T28">sesuppe</text:span></text:p>
            <text:p text:style-name="P120" loext:marker-style-name="T1"><text:span text:style-name="T34">nach Zagreber Art</text:span></text:p>
          </table:table-cell>
          <table:table-cell table:style-name="Table4.A1" office:value-type="string">
            <text:p text:style-name="P25"/>
          </table:table-cell>
        </table:table-row>
        <table:table-row table:style-name="Table4.1">
          <table:table-cell table:style-name="Table4.A1" office:value-type="string">
            <text:p text:style-name="P120" loext:marker-style-name="T6"><text:span text:style-name="T28"/></text:p>
            <text:p text:style-name="P120" loext:marker-style-name="T6"><text:span text:style-name="T28">Zwiebelsuppe</text:span></text:p>
            <text:p text:style-name="P120" loext:marker-style-name="T1"><text:span text:style-name="T34">auf kroatischeArt</text:span></text:p>
          </table:table-cell>
          <table:table-cell table:style-name="Table4.A1" office:value-type="string">
            <text:p text:style-name="P25"/>
          </table:table-cell>
        </table:table-row>
      </table:table>
      <text:p text:style-name="P9"><text:soft-page-break/>Pfannengerichte</text:p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0" loext:marker-style-name="T6"><text:span text:style-name="T28">Pariser Schnitzel</text:span></text:p>
            <text:p text:style-name="P120" loext:marker-style-name="T1"><text:span text:style-name="T34">mit Pommes Frites und Salat</text:span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20" loext:marker-style-name="T6"><text:span text:style-name="T28">Wiener Schnitzel</text:span></text:p>
            <text:p text:style-name="P120" loext:marker-style-name="T49"><text:span text:style-name="T34">mit Pommes Frites und Salat</text:span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20" loext:marker-style-name="T6"><text:span text:style-name="T28">Paprika Schnitzel</text:span></text:p>
            <text:p text:style-name="P120" loext:marker-style-name="T49"><text:span text:style-name="T34">mit Butterreis</text:span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20" loext:marker-style-name="T6"><text:span text:style-name="T28">Rahmschnitzel</text:span></text:p>
            <text:p text:style-name="P120" loext:marker-style-name="T47"><text:span text:style-name="T34">mit hausgemachten Sp</text:span><text:span text:style-name="T32">ä</text:span><text:span text:style-name="T34">tzle</text:span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20" loext:marker-style-name="T6"><text:span text:style-name="T28">Knoblauchschnitzel</text:span></text:p>
            <text:p text:style-name="P120" loext:marker-style-name="T49"><text:span text:style-name="T34">mit hausgemachten Sp</text:span><text:span text:style-name="T32">ä</text:span><text:span text:style-name="T34">tzle</text:span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20" loext:marker-style-name="T6"><text:span text:style-name="T28">Schnitzel Imperial</text:span></text:p>
            <text:p text:style-name="P120" loext:marker-style-name="T47"><text:span text:style-name="T34">Spezialit</text:span><text:span text:style-name="T32">ä</text:span><text:span text:style-name="T34">t des Hauses mit Nioke (Kartoffelb</text:span><text:span text:style-name="T32">ä</text:span><text:span text:style-name="T34">llchen)</text:span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25" loext:marker-style-name="T49"><text:span text:style-name="T34"/></text:p>
          </table:table-cell>
          <table:table-cell table:style-name="Table5.A1" office:value-type="string">
            <text:p text:style-name="P25"/>
          </table:table-cell>
        </table:table-row>
        <table:table-row table:style-name="Table5.1">
          <table:table-cell table:style-name="Table5.A1" office:value-type="string">
            <text:p text:style-name="P138" loext:marker-style-name="T49"><text:span text:style-name="T34">Alle unsere Schnitzel werden aus ausgesuchtem Schweinelachs in der Pfanne</text:span></text:p>
            <text:p text:style-name="P138" loext:marker-style-name="T1"><text:span text:style-name="T34">zubereitet</text:span>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  <table:table-row>
          <table:table-cell table:style-name="Table5.A9" office:value-type="string">
            <text:p text:style-name="P24"/>
          </table:table-cell>
          <table:table-cell table:style-name="Table5.B9" office:value-type="string">
            <text:p text:style-name="P25"/>
          </table:table-cell>
        </table:table-row>
      </table:table>
      <text:p text:style-name="P11"/>
      <text:p text:style-name="P12"/>
      <text:p text:style-name="P9"/>
      <text:p text:style-name="P9"/>
      <text:p text:style-name="P9"/>
      <text:p text:style-name="P9"/>
      <text:p text:style-name="P9"/>
      <text:p text:style-name="P9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column table:style-name="Table13.H"/>
        <table:table-column table:style-name="Table13.I"/>
        <table:table-column table:style-name="Table13.J"/>
        <table:table-column table:style-name="Table13.K"/>
        <table:table-column table:style-name="Table13.L"/>
        <table:table-column table:style-name="Table13.M"/>
        <table:table-column table:style-name="Table13.N"/>
        <table:table-column table:style-name="Table13.O"/>
        <table:table-column table:style-name="Table13.P"/>
        <text:soft-page-break/>
        <table:table-row>
          <table:table-cell table:style-name="Table13.A1" table:number-columns-spanned="6" office:value-type="string">
            <text:p text:style-name="P46">Kalte Vorspeise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3.A1" table:number-columns-spanned="10" office:value-type="string">
            <text:p text:style-name="P44">Warme Vorspeis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rows-spanned="2" office:value-type="string">
            <text:p text:style-name="P50">100</text:p>
          </table:table-cell>
          <table:table-cell table:style-name="Table13.A1" table:number-rows-spanned="13" office:value-type="string">
            <text:p text:style-name="P45"/>
          </table:table-cell>
          <table:table-cell table:style-name="Table13.A1" table:number-rows-spanned="2" table:number-columns-spanned="2" office:value-type="string">
            <text:p text:style-name="P156" loext:marker-style-name="T8"><text:span text:style-name="T34">Krabbencocktail “Helgoland”</text:span></text:p>
            <text:p text:style-name="P173" loext:marker-style-name="T50"><text:span text:style-name="T34">im Glass, mit knusprigem Toast und Butter</text:span></text:p>
          </table:table-cell>
          <table:covered-table-cell/>
          <table:table-cell table:style-name="Table13.A1" table:number-rows-spanned="2" table:number-columns-spanned="2" office:value-type="string">
            <text:p text:style-name="P162">9.80</text:p>
          </table:table-cell>
          <table:covered-table-cell/>
          <table:table-cell table:style-name="Table13.A1" table:number-rows-spanned="13" office:value-type="string">
            <text:p text:style-name="P51"/>
          </table:table-cell>
          <table:table-cell table:style-name="Table13.A1" table:number-columns-spanned="2" office:value-type="string">
            <text:p text:style-name="P49">121</text:p>
          </table:table-cell>
          <table:covered-table-cell/>
          <table:table-cell table:style-name="Table13.A1" table:number-columns-spanned="3" office:value-type="string">
            <text:p text:style-name="P175" loext:marker-style-name="T9"><text:span text:style-name="T28">Debreciner</text:span></text:p>
            <text:p text:style-name="P176" loext:marker-style-name="T2"><text:span text:style-name="T34">2 St</text:span><text:span text:style-name="T32">ü</text:span><text:span text:style-name="T34">ck mit Senf und Schwartzbrot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69" loext:marker-style-name="T9"/>
          </table:table-cell>
          <table:covered-table-cell/>
          <table:table-cell table:style-name="Table13.A1" table:number-columns-spanned="2" office:value-type="string">
            <text:p text:style-name="P169" loext:marker-style-name="T9">6.2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159" loext:marker-style-name="T6">122</text:p>
          </table:table-cell>
          <table:covered-table-cell/>
          <table:table-cell table:style-name="Table13.A1" table:number-columns-spanned="3" office:value-type="string">
            <text:p text:style-name="P177" loext:marker-style-name="T6"><text:span text:style-name="T28">Ham and Eggs</text:span></text:p>
            <text:p text:style-name="P176" loext:marker-style-name="T1"><text:span text:style-name="T37">magerer</text:span><text:span text:style-name="T35"> </text:span><text:span text:style-name="T37">Kochschinken mit 2 Spiegeleiern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70" loext:marker-style-name="T6"/>
          </table:table-cell>
          <table:covered-table-cell/>
          <table:table-cell table:style-name="Table13.A1" table:number-columns-spanned="2" office:value-type="string">
            <text:p text:style-name="P170" loext:marker-style-name="T6">8.0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48">101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73" loext:marker-style-name="T6"><text:span text:style-name="T28">Wurstsalat “M</text:span><text:span text:style-name="T26">ü</text:span><text:span text:style-name="T28">nchen”</text:span></text:p>
            <text:p text:style-name="P173" loext:marker-style-name="T49"><text:span text:style-name="T34">Lyoner mit Zwiebeln, Essig und </text:span><text:span text:style-name="T32">Ö</text:span><text:span text:style-name="T34">l</text:span></text:p>
            <text:p text:style-name="P173" loext:marker-style-name="T9"><text:span text:style-name="T34">Thunfisch</text:span></text:p>
          </table:table-cell>
          <table:covered-table-cell/>
          <table:table-cell table:style-name="Table13.A1" table:number-rows-spanned="2" table:number-columns-spanned="2" office:value-type="string">
            <text:p text:style-name="P162">7.50</text:p>
          </table:table-cell>
          <table:covered-table-cell/>
          <table:covered-table-cell table:style-name="Table13.A1"/>
          <table:table-cell table:style-name="Table13.A1" table:number-columns-spanned="2" office:value-type="string">
            <text:p text:style-name="P160" loext:marker-style-name="T6">12<text:span text:style-name="T54">5</text:span></text:p>
          </table:table-cell>
          <table:covered-table-cell/>
          <table:table-cell table:style-name="Table13.A1" table:number-columns-spanned="3" office:value-type="string">
            <text:p text:style-name="P176" loext:marker-style-name="T6"><text:span text:style-name="T28">Omelette </text:span></text:p>
            <text:p text:style-name="P176" loext:marker-style-name="T6"><text:span text:style-name="T34">mit magerer Kochschinken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64" loext:marker-style-name="T6"/>
          </table:table-cell>
          <table:covered-table-cell/>
          <table:table-cell table:style-name="Table13.A1" table:number-columns-spanned="2" office:value-type="string">
            <text:p text:style-name="P170" loext:marker-style-name="T6">8.5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160" loext:marker-style-name="T6">12<text:span text:style-name="T54">3</text:span></text:p>
          </table:table-cell>
          <table:covered-table-cell/>
          <table:table-cell table:style-name="Table13.A1" table:number-columns-spanned="3" office:value-type="string">
            <text:p text:style-name="P179" loext:marker-style-name="T9"><text:span text:style-name="T28">Om</text:span><text:span text:style-name="T30">e</text:span><text:span text:style-name="T28">lette</text:span></text:p>
            <text:p text:style-name="P176" loext:marker-style-name="T1"><text:span text:style-name="T34">mit <text:s/>Champignon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66" loext:marker-style-name="T9"/>
          </table:table-cell>
          <table:covered-table-cell/>
          <table:table-cell table:style-name="Table13.A1" table:number-columns-spanned="2" office:value-type="string">
            <text:p text:style-name="P170" loext:marker-style-name="T6">8.5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48">102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73" loext:marker-style-name="T9"><text:span text:style-name="T28">Thunfisch</text:span></text:p>
            <text:p text:style-name="P173" loext:marker-style-name="T51"><text:span text:style-name="T34">garniert mit Zwiebeln, Tomate und Butter, dazu Schwartzbrot</text:span></text:p>
          </table:table-cell>
          <table:covered-table-cell/>
          <table:table-cell table:style-name="Table13.A1" table:number-rows-spanned="2" table:number-columns-spanned="2" office:value-type="string">
            <text:p text:style-name="P162">7.50</text:p>
          </table:table-cell>
          <table:covered-table-cell/>
          <table:covered-table-cell table:style-name="Table13.A1"/>
          <table:table-cell table:style-name="Table13.A1" table:number-columns-spanned="2" office:value-type="string">
            <text:p text:style-name="P160" loext:marker-style-name="T6">12<text:span text:style-name="T54">4</text:span></text:p>
          </table:table-cell>
          <table:covered-table-cell/>
          <table:table-cell table:style-name="Table13.A1" table:number-columns-spanned="3" office:value-type="string">
            <text:p text:style-name="P161" loext:marker-style-name="T6">Omelette</text:p>
            <text:p text:style-name="P173" loext:marker-style-name="T6"><text:span text:style-name="T52">mit </text:span><text:span text:style-name="T40">bulgarischem Schafk</text:span><text:span text:style-name="T43">ä</text:span><text:span text:style-name="T40">s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61" loext:marker-style-name="T6"/>
          </table:table-cell>
          <table:covered-table-cell/>
          <table:table-cell table:style-name="Table13.A1" table:number-columns-spanned="2" office:value-type="string">
            <text:p text:style-name="P163" loext:marker-style-name="T6">9.0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160" loext:marker-style-name="T6">126</text:p>
          </table:table-cell>
          <table:covered-table-cell/>
          <table:table-cell table:style-name="Table13.A1" table:number-columns-spanned="3" office:value-type="string">
            <text:p text:style-name="P157" loext:marker-style-name="T6"><text:span text:style-name="T34">Gebackener Camembert</text:span></text:p>
            <text:p text:style-name="P180" loext:marker-style-name="T1"><text:span text:style-name="T34">mit Preiselbeeren und Birn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57" loext:marker-style-name="T6"/>
          </table:table-cell>
          <table:covered-table-cell/>
          <table:table-cell table:style-name="Table13.A1" table:number-columns-spanned="2" office:value-type="string">
            <text:p text:style-name="P163" loext:marker-style-name="T6">7.5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48">103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57" loext:marker-style-name="T45"><text:span text:style-name="T32">Ö</text:span><text:span text:style-name="T34">lsardinen</text:span></text:p>
            <text:p text:style-name="P173" loext:marker-style-name="T51"><text:span text:style-name="T34">garniert mit Zwiebeln , Butter dazu Schwartzbrot</text:span></text:p>
          </table:table-cell>
          <table:covered-table-cell/>
          <table:table-cell table:style-name="Table13.A1" table:number-rows-spanned="2" table:number-columns-spanned="2" office:value-type="string">
            <text:p text:style-name="P162">7.50</text:p>
          </table:table-cell>
          <table:covered-table-cell/>
          <table:covered-table-cell table:style-name="Table13.A1"/>
          <table:table-cell table:style-name="Table13.A1" table:number-columns-spanned="9" office:value-type="string">
            <text:p text:style-name="P158" loext:marker-style-name="T6"><text:span text:style-name="T53">Suppe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47">111</text:p>
          </table:table-cell>
          <table:covered-table-cell/>
          <table:table-cell table:style-name="Table13.A1" table:number-columns-spanned="3" office:value-type="string">
            <text:p text:style-name="P173" loext:marker-style-name="T6"><text:span text:style-name="T28">Bohnensupp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67" loext:marker-style-name="T6"/>
          </table:table-cell>
          <table:covered-table-cell/>
          <table:table-cell table:style-name="Table13.A1" table:number-columns-spanned="2" office:value-type="string">
            <text:p text:style-name="P171" loext:marker-style-name="T6">4.80</text:p>
          </table:table-cell>
          <table:covered-table-cell/>
        </table:table-row>
        <table:table-row>
          <table:table-cell table:style-name="Table13.A1" table:number-rows-spanned="2" office:value-type="string">
            <text:p text:style-name="P48">104</text:p>
          </table:table-cell>
          <table:covered-table-cell table:style-name="Table13.A1"/>
          <table:table-cell table:style-name="Table13.A1" table:number-rows-spanned="2" table:number-columns-spanned="2" office:value-type="string">
            <text:p text:style-name="P157" loext:marker-style-name="T6"><text:span text:style-name="T34">Orig. Bulgarischer Schafk</text:span><text:span text:style-name="T32">ä</text:span><text:span text:style-name="T34">se</text:span></text:p>
            <text:p text:style-name="P173" loext:marker-style-name="T51"><text:span text:style-name="T34">mit Zwiebeln , Butter dazu Schwartzbrot</text:span></text:p>
          </table:table-cell>
          <table:covered-table-cell/>
          <table:table-cell table:style-name="Table13.A1" table:number-rows-spanned="2" table:number-columns-spanned="2" office:value-type="string">
            <text:p text:style-name="P162">8.50</text:p>
          </table:table-cell>
          <table:covered-table-cell/>
          <table:covered-table-cell table:style-name="Table13.A1"/>
          <table:table-cell table:style-name="Table13.A1" table:number-columns-spanned="2" office:value-type="string">
            <text:p text:style-name="P47">112</text:p>
          </table:table-cell>
          <table:covered-table-cell/>
          <table:table-cell table:style-name="Table13.A1" table:number-columns-spanned="3" office:value-type="string">
            <text:p text:style-name="P173" loext:marker-style-name="T6"><text:span text:style-name="T28">Bouillon</text:span></text:p>
            <text:p text:style-name="P173" loext:marker-style-name="T1"><text:span text:style-name="T34">mit Nudeleinlag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67" loext:marker-style-name="T6"/>
          </table:table-cell>
          <table:covered-table-cell/>
          <table:table-cell table:style-name="Table13.A1" table:number-columns-spanned="2" office:value-type="string">
            <text:p text:style-name="P172" loext:marker-style-name="T6">4.2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47">113</text:p>
          </table:table-cell>
          <table:covered-table-cell/>
          <table:table-cell table:style-name="Table13.A1" table:number-columns-spanned="3" office:value-type="string">
            <text:p text:style-name="P173" loext:marker-style-name="T6"><text:span text:style-name="T28">Pfannkuchensuppe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67" loext:marker-style-name="T6"/>
          </table:table-cell>
          <table:covered-table-cell/>
          <table:table-cell table:style-name="Table13.A1" table:number-columns-spanned="2" office:value-type="string">
            <text:p text:style-name="P172" loext:marker-style-name="T6">4.20</text:p>
          </table:table-cell>
          <table:covered-table-cell/>
        </table:table-row>
        <table:table-row>
          <table:table-cell table:style-name="Table13.A1" table:number-rows-spanned="3" office:value-type="string">
            <text:p text:style-name="P48">105</text:p>
          </table:table-cell>
          <table:covered-table-cell table:style-name="Table13.A1"/>
          <table:table-cell table:style-name="Table13.A1" table:number-rows-spanned="3" table:number-columns-spanned="2" office:value-type="string">
            <text:p text:style-name="P173" loext:marker-style-name="T6"><text:span text:style-name="T28">Orig. Ungarische Salami</text:span></text:p>
            <text:p text:style-name="P173" loext:marker-style-name="T47"><text:span text:style-name="T41">mit einem St</text:span><text:span text:style-name="T44">üc</text:span><text:span text:style-name="T41">k Schafk</text:span><text:span text:style-name="T44">ä</text:span><text:span text:style-name="T41">se dazu Schwartzbrot</text:span></text:p>
          </table:table-cell>
          <table:covered-table-cell/>
          <table:table-cell table:style-name="Table13.A1" table:number-rows-spanned="3" table:number-columns-spanned="2" office:value-type="string">
            <text:p text:style-name="P162">8.50</text:p>
          </table:table-cell>
          <table:covered-table-cell/>
          <table:covered-table-cell table:style-name="Table13.A1"/>
          <table:table-cell table:style-name="Table13.A1" table:number-columns-spanned="2" office:value-type="string">
            <text:p text:style-name="P47">114</text:p>
          </table:table-cell>
          <table:covered-table-cell/>
          <table:table-cell table:style-name="Table13.A1" table:number-columns-spanned="3" office:value-type="string">
            <text:p text:style-name="P173" loext:marker-style-name="T6"><text:span text:style-name="T28">Tomatensuppe</text:span></text:p>
            <text:p text:style-name="P173" loext:marker-style-name="T1"><text:span text:style-name="T34">mit Reis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67" loext:marker-style-name="T6"/>
          </table:table-cell>
          <table:covered-table-cell/>
          <table:table-cell table:style-name="Table13.A1" table:number-columns-spanned="2" office:value-type="string">
            <text:p text:style-name="P172" loext:marker-style-name="T6">4.7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47">115</text:p>
          </table:table-cell>
          <table:covered-table-cell/>
          <table:table-cell table:style-name="Table13.A1" table:number-columns-spanned="3" office:value-type="string">
            <text:p text:style-name="P173" loext:marker-style-name="T6"><text:span text:style-name="T28">Gem</text:span><text:span text:style-name="T26">ü</text:span><text:span text:style-name="T28">sesuppe</text:span></text:p>
            <text:p text:style-name="P173" loext:marker-style-name="T1"><text:span text:style-name="T34">nach Zagreber Art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67" loext:marker-style-name="T6"/>
          </table:table-cell>
          <table:covered-table-cell/>
          <table:table-cell table:style-name="Table13.A1" table:number-columns-spanned="2" office:value-type="string">
            <text:p text:style-name="P172" loext:marker-style-name="T6">4.70</text:p>
          </table:table-cell>
          <table:covered-table-cell/>
        </table:table-row>
        <table:table-row>
          <table:covered-table-cell table:style-name="Table13.A1"/>
          <table:covered-table-cell table:style-name="Table13.A1"/>
          <table:covered-table-cell table:style-name="Table13.A1"/>
          <table:covered-table-cell/>
          <table:covered-table-cell table:style-name="Table13.A1"/>
          <table:covered-table-cell/>
          <table:covered-table-cell table:style-name="Table13.A1"/>
          <table:table-cell table:style-name="Table13.A1" table:number-columns-spanned="2" office:value-type="string">
            <text:p text:style-name="P47">116</text:p>
          </table:table-cell>
          <table:covered-table-cell/>
          <table:table-cell table:style-name="Table13.A1" table:number-columns-spanned="3" office:value-type="string">
            <text:p text:style-name="P173" loext:marker-style-name="T6"><text:span text:style-name="T28">Zwiebelsuppe</text:span></text:p>
            <text:p text:style-name="P173" loext:marker-style-name="T1"><text:span text:style-name="T34">auf kroatische Art</text:span></text:p>
          </table:table-cell>
          <table:covered-table-cell/>
          <table:covered-table-cell/>
          <table:table-cell table:style-name="Table13.A1" table:number-columns-spanned="2" office:value-type="string">
            <text:p text:style-name="P167" loext:marker-style-name="T6"/>
          </table:table-cell>
          <table:covered-table-cell/>
          <table:table-cell table:style-name="Table13.A1" table:number-columns-spanned="2" office:value-type="string">
            <text:p text:style-name="P172" loext:marker-style-name="T6">4.70</text:p>
          </table:table-cell>
          <table:covered-table-cell/>
        </table:table-row>
        <table:table-row>
          <table:table-cell table:style-name="Table13.A1" table:number-columns-spanned="16" office:value-type="string">
            <text:p text:style-name="P43">Pfannengerich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6">
          <table:table-cell table:style-name="Table13.A1" office:value-type="string">
            <text:p text:style-name="P178" loext:marker-style-name="T6"><text:span text:style-name="T28">127</text:span></text:p>
          </table:table-cell>
          <table:table-cell table:style-name="Table13.A1" office:value-type="string">
            <text:p text:style-name="P168" loext:marker-style-name="T6"/>
          </table:table-cell>
          <table:table-cell table:style-name="Table13.A1" office:value-type="string">
            <text:p text:style-name="P174" loext:marker-style-name="T6"><text:span text:style-name="T28">Pariser Schnitzel</text:span></text:p>
            <text:p text:style-name="P174" loext:marker-style-name="T1"><text:span text:style-name="T34">mit Pommes Frites und Salat</text:span></text:p>
          </table:table-cell>
          <table:table-cell table:style-name="Table13.A1" table:number-columns-spanned="2" office:value-type="string">
            <text:p text:style-name="P168" loext:marker-style-name="T6"/>
          </table:table-cell>
          <table:covered-table-cell/>
          <table:table-cell table:style-name="Table13.A1" office:value-type="string">
            <text:p text:style-name="P172" loext:marker-style-name="T6">14.80</text:p>
          </table:table-cell>
          <table:table-cell table:style-name="Table13.A1" table:number-columns-spanned="2" office:value-type="string">
            <text:p text:style-name="P168" loext:marker-style-name="T6"/>
          </table:table-cell>
          <table:covered-table-cell/>
          <table:table-cell table:style-name="Table13.A1" table:number-columns-spanned="2" office:value-type="string">
            <text:p text:style-name="P165" loext:marker-style-name="T6">130</text:p>
          </table:table-cell>
          <table:covered-table-cell/>
          <table:table-cell table:style-name="Table13.A1" office:value-type="string">
            <text:p text:style-name="P168" loext:marker-style-name="T6"/>
          </table:table-cell>
          <table:table-cell table:style-name="Table13.A1" table:number-columns-spanned="2" office:value-type="string">
            <text:p text:style-name="P174" loext:marker-style-name="T6"><text:span text:style-name="T28">Rahmschnitzel</text:span></text:p>
            <text:p text:style-name="P174" loext:marker-style-name="T47"><text:span text:style-name="T34">mit hausgemachten Sp</text:span><text:span text:style-name="T32">ä</text:span><text:span text:style-name="T34">tzle</text:span></text:p>
          </table:table-cell>
          <table:covered-table-cell/>
          <table:table-cell table:style-name="Table13.A1" table:number-columns-spanned="2" office:value-type="string">
            <text:p text:style-name="P168" loext:marker-style-name="T6"/>
          </table:table-cell>
          <table:covered-table-cell/>
          <table:table-cell table:style-name="Table13.A1" office:value-type="string">
            <text:p text:style-name="P172" loext:marker-style-name="T6">15.00</text:p>
          </table:table-cell>
        </table:table-row>
        <table:table-row table:style-name="Table13.16">
          <table:table-cell table:style-name="Table13.A1" office:value-type="string">
            <text:p text:style-name="P165" loext:marker-style-name="T6">128</text:p>
          </table:table-cell>
          <table:table-cell table:style-name="Table13.A1" office:value-type="string">
            <text:p text:style-name="P168" loext:marker-style-name="T6"/>
          </table:table-cell>
          <table:table-cell table:style-name="Table13.A1" office:value-type="string">
            <text:p text:style-name="P174" loext:marker-style-name="T6"><text:span text:style-name="T28">Wiener Schnitzel</text:span></text:p>
            <text:p text:style-name="P174" loext:marker-style-name="T49"><text:span text:style-name="T34">mit Pommes Frites und Salat</text:span></text:p>
          </table:table-cell>
          <table:table-cell table:style-name="Table13.A1" table:number-columns-spanned="2" office:value-type="string">
            <text:p text:style-name="P168" loext:marker-style-name="T6"/>
          </table:table-cell>
          <table:covered-table-cell/>
          <table:table-cell table:style-name="Table13.A1" office:value-type="string">
            <text:p text:style-name="P172" loext:marker-style-name="T6">14.80</text:p>
          </table:table-cell>
          <table:table-cell table:style-name="Table13.A1" table:number-columns-spanned="2" office:value-type="string">
            <text:p text:style-name="P168" loext:marker-style-name="T6"/>
          </table:table-cell>
          <table:covered-table-cell/>
          <table:table-cell table:style-name="Table13.A1" table:number-columns-spanned="2" office:value-type="string">
            <text:p text:style-name="P165" loext:marker-style-name="T6">131</text:p>
          </table:table-cell>
          <table:covered-table-cell/>
          <table:table-cell table:style-name="Table13.A1" office:value-type="string">
            <text:p text:style-name="P168" loext:marker-style-name="T6"/>
          </table:table-cell>
          <table:table-cell table:style-name="Table13.A1" table:number-columns-spanned="2" office:value-type="string">
            <text:p text:style-name="P174" loext:marker-style-name="T6"><text:span text:style-name="T28">Knoblauchschnitzel</text:span></text:p>
            <text:p text:style-name="P174" loext:marker-style-name="T49"><text:span text:style-name="T34">mit hausgemachten Sp</text:span><text:span text:style-name="T32">ä</text:span><text:span text:style-name="T34">tzle</text:span></text:p>
          </table:table-cell>
          <table:covered-table-cell/>
          <table:table-cell table:style-name="Table13.A1" table:number-columns-spanned="2" office:value-type="string">
            <text:p text:style-name="P168" loext:marker-style-name="T6"/>
          </table:table-cell>
          <table:covered-table-cell/>
          <table:table-cell table:style-name="Table13.A1" office:value-type="string">
            <text:p text:style-name="P172" loext:marker-style-name="T6">15.00</text:p>
          </table:table-cell>
        </table:table-row>
        <table:table-row table:style-name="Table13.16">
          <table:table-cell table:style-name="Table13.A1" office:value-type="string">
            <text:p text:style-name="P165" loext:marker-style-name="T6">129</text:p>
          </table:table-cell>
          <table:table-cell table:style-name="Table13.A1" office:value-type="string">
            <text:p text:style-name="P168" loext:marker-style-name="T6"/>
          </table:table-cell>
          <table:table-cell table:style-name="Table13.A1" office:value-type="string">
            <text:p text:style-name="P174" loext:marker-style-name="T6"><text:span text:style-name="T28">Paprika Schnitzel</text:span></text:p>
            <text:p text:style-name="P174" loext:marker-style-name="T49"><text:span text:style-name="T34">mit Butterreis</text:span></text:p>
          </table:table-cell>
          <table:table-cell table:style-name="Table13.A1" table:number-columns-spanned="2" office:value-type="string">
            <text:p text:style-name="P168" loext:marker-style-name="T6"/>
          </table:table-cell>
          <table:covered-table-cell/>
          <table:table-cell table:style-name="Table13.A1" office:value-type="string">
            <text:p text:style-name="P172" loext:marker-style-name="T6">15.00</text:p>
          </table:table-cell>
          <table:table-cell table:style-name="Table13.A1" table:number-columns-spanned="2" office:value-type="string">
            <text:p text:style-name="P168" loext:marker-style-name="T6"/>
          </table:table-cell>
          <table:covered-table-cell/>
          <table:table-cell table:style-name="Table13.A1" table:number-columns-spanned="2" office:value-type="string">
            <text:p text:style-name="P165" loext:marker-style-name="T6">132</text:p>
          </table:table-cell>
          <table:covered-table-cell/>
          <table:table-cell table:style-name="Table13.A1" office:value-type="string">
            <text:p text:style-name="P168" loext:marker-style-name="T6"/>
          </table:table-cell>
          <table:table-cell table:style-name="Table13.A1" table:number-columns-spanned="2" office:value-type="string">
            <text:p text:style-name="P174" loext:marker-style-name="T6"><text:span text:style-name="T28">Schnitzel Imperial</text:span></text:p>
            <text:p text:style-name="P174" loext:marker-style-name="T47"><text:span text:style-name="T34">Spezialit</text:span><text:span text:style-name="T32">ä</text:span><text:span text:style-name="T34">t des Hauses mit Nioke (Kartoffelb</text:span><text:span text:style-name="T32">ä</text:span><text:span text:style-name="T34">llchen)</text:span></text:p>
          </table:table-cell>
          <table:covered-table-cell/>
          <table:table-cell table:style-name="Table13.A1" table:number-columns-spanned="2" office:value-type="string">
            <text:p text:style-name="P168" loext:marker-style-name="T6"/>
          </table:table-cell>
          <table:covered-table-cell/>
          <table:table-cell table:style-name="Table13.A1" office:value-type="string">
            <text:p text:style-name="P172" loext:marker-style-name="T6">15.80</text:p>
          </table:table-cell>
        </table:table-row>
      </table:table>
      <text:p text:style-name="P11"/>
      <text:p text:style-name="P10">Internationale Gerichte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8" loext:marker-style-name="T6"><text:span text:style-name="T28">Cordon Bleu</text:span></text:p>
            <text:p text:style-name="P128" loext:marker-style-name="T1"><text:span text:style-name="T34"><text:s/>aus Schweinelachs, gef</text:span><text:span text:style-name="T32">ü</text:span><text:span text:style-name="T34">llt mit K</text:span><text:span text:style-name="T32">ä</text:span><text:span text:style-name="T34">se und Schinken, dazu Pommes Frites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2" office:value-type="string">
            <text:p text:style-name="P128" loext:marker-style-name="T6"><text:span text:style-name="T28"/></text:p>
            <text:p text:style-name="P128" loext:marker-style-name="T6"><text:span text:style-name="T28">Geschnetzelte Leber</text:span></text:p>
            <text:p text:style-name="P128" loext:marker-style-name="T1"><text:span text:style-name="T34">vom Rind, dazu Salzkartoffeln und gemischtem Salat</text:span></text:p>
          </table:table-cell>
          <table:table-cell table:style-name="Table6.A2" office:value-type="string">
            <text:p text:style-name="P29"/>
          </table:table-cell>
        </table:table-row>
        <table:table-row table:style-name="Table6.1">
          <table:table-cell table:style-name="Table6.A3" office:value-type="string">
            <text:p text:style-name="P128" loext:marker-style-name="T6"><text:span text:style-name="T28"/></text:p>
            <text:p text:style-name="P128" loext:marker-style-name="T6"><text:span text:style-name="T28">Zigeunerleber</text:span></text:p>
            <text:p text:style-name="P128" loext:marker-style-name="T1"><text:span text:style-name="T34">vom Rind, in scharfer Souce mit Butterreis und gemischtem Salat</text:span></text:p>
          </table:table-cell>
          <table:table-cell table:style-name="Table6.A3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8" loext:marker-style-name="T6"><text:span text:style-name="T28"/></text:p>
            <text:p text:style-name="P128" loext:marker-style-name="T6"><text:span text:style-name="T28">Muscalica</text:span></text:p>
            <text:p text:style-name="P128" loext:marker-style-name="T49"><text:span text:style-name="T34">Filet geschnetzelt, Djuvec- Gem</text:span><text:span text:style-name="T32">ü</text:span><text:span text:style-name="T34">se in feuriger So</text:span><text:span text:style-name="T32">ß</text:span><text:span text:style-name="T34">e mit Butterreis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2" office:value-type="string">
            <text:p text:style-name="P128" loext:marker-style-name="T6"><text:span text:style-name="T28"/></text:p>
            <text:p text:style-name="P128" loext:marker-style-name="T6"><text:span text:style-name="T28">Somborski Kotelett</text:span></text:p>
            <text:p text:style-name="P128" loext:marker-style-name="T1"><text:span text:style-name="T34">Mageres Schweinekotelett vom Grill in feiner Knoblauchrahmso</text:span><text:span text:style-name="T32">ße mit Salzkartoffeln</text:span></text:p>
          </table:table-cell>
          <table:table-cell table:style-name="Table6.A2" office:value-type="string">
            <text:p text:style-name="P29"/>
          </table:table-cell>
        </table:table-row>
        <table:table-row table:style-name="Table6.1">
          <table:table-cell table:style-name="Table6.A3" office:value-type="string">
            <text:p text:style-name="P128" loext:marker-style-name="T6"><text:span text:style-name="T28"/></text:p>
            <text:p text:style-name="P128" loext:marker-style-name="T6"><text:span text:style-name="T28">Kotelett “Palma”</text:span></text:p>
            <text:p text:style-name="P128" loext:marker-style-name="T1"><text:span text:style-name="T34">nach Art des Hauses, mit Pommes Frites</text:span></text:p>
          </table:table-cell>
          <table:table-cell table:style-name="Table6.A3" office:value-type="string">
            <text:p text:style-name="P29"/>
          </table:table-cell>
        </table:table-row>
        <table:table-row table:style-name="Table6.1">
          <table:table-cell table:style-name="Table6.A2" office:value-type="string">
            <text:p text:style-name="P128" loext:marker-style-name="T6"><text:span text:style-name="T28"/></text:p>
            <text:p text:style-name="P128" loext:marker-style-name="T6"><text:span text:style-name="T28">Filetspitzen “Stroganoff”</text:span></text:p>
            <text:p text:style-name="P128" loext:marker-style-name="T1"><text:span text:style-name="T34">in Rahmso</text:span><text:span text:style-name="T32">ß</text:span><text:span text:style-name="T34">e mit Champignons dazu Butterreis</text:span></text:p>
          </table:table-cell>
          <table:table-cell table:style-name="Table6.A2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8" loext:marker-style-name="T6"><text:span text:style-name="T28"/></text:p>
            <text:p text:style-name="P128" loext:marker-style-name="T6"><text:span text:style-name="T28">Filet “Tokaja”</text:span></text:p>
            <text:p text:style-name="P128" loext:marker-style-name="T49"><text:span text:style-name="T34">Schweinefilet m. Buttergem</text:span><text:span text:style-name="T32">ü</text:span><text:span text:style-name="T34">se und hausgemachten Sp</text:span><text:span text:style-name="T32">ä</text:span><text:span text:style-name="T34">tzle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8" loext:marker-style-name="T6"><text:span text:style-name="T28"/></text:p>
            <text:p text:style-name="P128" loext:marker-style-name="T6"><text:span text:style-name="T28">Sarma Krautwickerl</text:span></text:p>
            <text:p text:style-name="P128" loext:marker-style-name="T1"><text:span text:style-name="T34">gef</text:span><text:span text:style-name="T32">ü</text:span><text:span text:style-name="T34">llt mit Hackfleisch, dazu Saltzkartoffeln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8" loext:marker-style-name="T6"><text:span text:style-name="T28"/></text:p>
            <text:p text:style-name="P128" loext:marker-style-name="T6"><text:span text:style-name="T28">Schweinemedaillon “Gro</text:span><text:span text:style-name="T26">ß</text:span><text:span text:style-name="T28">m</text:span><text:span text:style-name="T26">ü</text:span><text:span text:style-name="T28">tterchen”</text:span></text:p>
            <text:p text:style-name="P128" loext:marker-style-name="T1"><text:span text:style-name="T34">mit Champignons, ger</text:span><text:span text:style-name="T32">ö</text:span><text:span text:style-name="T34">stet mit Zwiebeln und Speck dazu R</text:span><text:span text:style-name="T32">ö</text:span><text:span text:style-name="T34">stkartoffeln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9" loext:marker-style-name="T6"><text:span text:style-name="T28"/></text:p>
            <text:p text:style-name="P129" loext:marker-style-name="T6"><text:span text:style-name="T28">Zigeunerspie</text:span><text:span text:style-name="T26">ß</text:span></text:p>
            <text:p text:style-name="P129" loext:marker-style-name="T1"><text:span text:style-name="T34">mageres Halsgrat mit ged</text:span><text:span text:style-name="T32">ü</text:span><text:span text:style-name="T34">nsteten Zwiebeln, Tomaten und Paprika(scharf</text:span><text:span text:style-name="T35">) dazu Djuvecreis und Pommes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8" loext:marker-style-name="T6"><text:span text:style-name="T28"/></text:p>
            <text:p text:style-name="P128" loext:marker-style-name="T6"><text:soft-page-break/><text:span text:style-name="T28">Kutscher – Platte</text:span></text:p>
            <text:p text:style-name="P128" loext:marker-style-name="T49"><text:span text:style-name="T34">mageres Halsgrat, ger</text:span><text:span text:style-name="T32">ä</text:span><text:span text:style-name="T34">uchertes Wammerl, Kotelett, cevapcici, 1 Polnische, dazu Sauerkraut und Salzkartoffeln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8" loext:marker-style-name="T6"><text:span text:style-name="T28"/></text:p>
            <text:p text:style-name="P128" loext:marker-style-name="T6"><text:span text:style-name="T28">Filetsteak</text:span></text:p>
            <text:p text:style-name="P128" loext:marker-style-name="T1"><text:span text:style-name="T34">vom Rind, mit Kr</text:span><text:span text:style-name="T32">ä</text:span><text:span text:style-name="T34">uterbutter, dazu Kroketten und Buttergem</text:span><text:span text:style-name="T32">ü</text:span><text:span text:style-name="T34">se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8" loext:marker-style-name="T1"><text:span text:style-name="T34">Champignonsteak</text:span></text:p>
            <text:p text:style-name="P128" loext:marker-style-name="T1"><text:span text:style-name="T34">vom Rind, in Rahmso</text:span><text:span text:style-name="T32">ß</text:span><text:span text:style-name="T34">e, dazu Nioke (Kartoffelb</text:span><text:span text:style-name="T32">ä</text:span><text:span text:style-name="T34">llchen)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8" loext:marker-style-name="T6"><text:span text:style-name="T28"/></text:p>
            <text:p text:style-name="P128" loext:marker-style-name="T6"><text:span text:style-name="T28">Pfeffersteak</text:span></text:p>
            <text:p text:style-name="P128" loext:marker-style-name="T1"><text:span text:style-name="T34">vom Rind, mit gr</text:span><text:span text:style-name="T32">ü</text:span><text:span text:style-name="T34">nem Pfeffer, in Rahmso</text:span><text:span text:style-name="T32">ß</text:span><text:span text:style-name="T34">e, dazu Nioke (Kartoffelb</text:span><text:span text:style-name="T32">ä</text:span><text:span text:style-name="T34">llchen)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8" loext:marker-style-name="T6"><text:span text:style-name="T28"/></text:p>
            <text:p text:style-name="P128" loext:marker-style-name="T6"><text:span text:style-name="T28">Filetsteak “Zagreb”</text:span></text:p>
            <text:p text:style-name="P128" loext:marker-style-name="T1"><text:span text:style-name="T34">vom Rind,Schinken und Zwiebeln ged</text:span><text:span text:style-name="T32">ü</text:span><text:span text:style-name="T34">nstet, dazu Pommes Frites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8" loext:marker-style-name="T6"><text:span text:style-name="T28"/></text:p>
            <text:p text:style-name="P128" loext:marker-style-name="T6"><text:span text:style-name="T28">Steak “Hawaii”</text:span></text:p>
            <text:p text:style-name="P128" loext:marker-style-name="T1"><text:span text:style-name="T34">2 kleine Rinderfiletauf Toast mit Ananas und K</text:span><text:span text:style-name="T32">ä</text:span><text:span text:style-name="T34">se </text:span><text:span text:style-name="T32">ü</text:span><text:span text:style-name="T34">berbacken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8" loext:marker-style-name="T6"><text:span text:style-name="T28"/></text:p>
            <text:p text:style-name="P128" loext:marker-style-name="T6"><text:span text:style-name="T28">Ilok – Steak</text:span></text:p>
            <text:p text:style-name="P128" loext:marker-style-name="T1"><text:span text:style-name="T34">Rinderlende, ca. 220 g, mit Bratkartoffeln und Gem</text:span><text:span text:style-name="T32">ü</text:span><text:span text:style-name="T34">se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21"/>
            <text:p text:style-name="P21">Fertige Speisen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8" loext:marker-style-name="T6"><text:span text:style-name="T28">Wei</text:span><text:span text:style-name="T26">ß</text:span><text:span text:style-name="T28">e Bohnen</text:span></text:p>
            <text:p text:style-name="P128" loext:marker-style-name="T1"><text:span text:style-name="T34">mit Debreciner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8" loext:marker-style-name="T6"><text:span text:style-name="T28">Peperonada</text:span></text:p>
            <text:p text:style-name="P128" loext:marker-style-name="T1"><text:span text:style-name="T34">Mageres Schweingulasch (scharf) mit Schafsk</text:span><text:span text:style-name="T32">ä</text:span><text:span text:style-name="T34">se und Djuvecreis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9" loext:marker-style-name="T6"><text:span text:style-name="T28">Ungarisches Gulasch</text:span></text:p>
            <text:p text:style-name="P129" loext:marker-style-name="T1"><text:span text:style-name="T34">mit Saltzkartoffeln und Salat</text:span></text:p>
          </table:table-cell>
          <table:table-cell table:style-name="Table6.A1" office:value-type="string">
            <text:p text:style-name="P29"/>
          </table:table-cell>
        </table:table-row>
        <table:table-row table:style-name="Table6.1">
          <table:table-cell table:style-name="Table6.A1" office:value-type="string">
            <text:p text:style-name="P129" loext:marker-style-name="T6"><text:span text:style-name="T28">Zigeunergulasch</text:span></text:p>
            <text:p text:style-name="P129" loext:marker-style-name="T1"><text:span text:style-name="T34">(scharf) mit Butterreis und Salat</text:span></text:p>
          </table:table-cell>
          <table:table-cell table:style-name="Table6.A1" office:value-type="string">
            <text:p text:style-name="P29"/>
          </table:table-cell>
        </table:table-row>
      </table:table>
      <text:p text:style-name="P11"/>
      <text:p text:style-name="P149" loext:marker-style-name="T45"><text:span text:style-name="T34">Spezialit</text:span><text:span text:style-name="T32">ä</text:span><text:span text:style-name="T34">ten vom Rost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0" loext:marker-style-name="T6"><text:span text:style-name="T28">Lammlaxe</text:span></text:p>
            <text:p text:style-name="P130" loext:marker-style-name="T49"><text:span text:style-name="T34">dazu gr</text:span><text:span text:style-name="T32">ü</text:span><text:span text:style-name="T34">ne Bohnen und R</text:span><text:span text:style-name="T32">ö</text:span><text:span text:style-name="T34">stkartoffeln</text:span></text:p>
            <text:p text:style-name="P130" loext:marker-style-name="T1"/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>Bosnischer Spie</text:span><text:span text:style-name="T26">ß</text:span></text:p>
            <text:p text:style-name="P130" loext:marker-style-name="T49"><text:span text:style-name="T34">mageres Halsgrat, Deberciner, ger</text:span><text:span text:style-name="T32">ä</text:span><text:span text:style-name="T34">uchertes Wammerl, Cevapcici, mit Pommes Frites und Djuvecreis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Cevapcici</text:span></text:p>
            <text:p text:style-name="P130" loext:marker-style-name="T49"><text:span text:style-name="T34">8 Hackfleischr</text:span><text:span text:style-name="T32">ö</text:span><text:span text:style-name="T34">llchen, mit Djuvecreis und Pommes, Ajvar, gehackten Zwiebeln und Peperoni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Rasnjci</text:span></text:p>
            <text:p text:style-name="P130" loext:marker-style-name="T45"><text:span text:style-name="T34">2 Spei</text:span><text:span text:style-name="T32">ß</text:span><text:span text:style-name="T34">e mageres, mit Djuvecreis und Pommes, Ajvar, gehackten Zwiebeln und Peperoni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Pljeskavica</text:span></text:p>
            <text:p text:style-name="P130" loext:marker-style-name="T45"><text:span text:style-name="T34">1 Hacksteak, mit Djuvecreis und Pommes, Ajvar, gehackten Zwiebeln und Peperoni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Pljeskavica “Split”</text:span></text:p>
            <text:p text:style-name="P130" loext:marker-style-name="T49"><text:span text:style-name="T34">1 Hacksteak, gef</text:span><text:span text:style-name="T32">ü</text:span><text:span text:style-name="T34">lltmit bulgarischen Schafsk</text:span><text:span text:style-name="T32">ä</text:span><text:span text:style-name="T34">se, dazu mit Djuvecreis und Pommes, Ajvar, gehackten Zwiebeln und Peperoni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Pljeskavica “Opatija”</text:span></text:p>
            <text:p text:style-name="P130" loext:marker-style-name="T45"><text:span text:style-name="T34">1 Hacksteak, m. wei</text:span><text:span text:style-name="T32">ß</text:span><text:span text:style-name="T34">en Bohnen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Kotelett vom Rost</text:span></text:p>
            <text:p text:style-name="P130" loext:marker-style-name="T47"><text:span text:style-name="T34">mageres Schweinekotelett, mit Djuvecreis und Pommes Frites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Kotelett “Opatija”</text:span></text:p>
            <text:p text:style-name="P130" loext:marker-style-name="T6"><text:span text:style-name="T34">mageres Schweinekotelett, mit wei</text:span><text:span text:style-name="T32">ß</text:span><text:span text:style-name="T34">en Bohnen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Leber vom Rost</text:span></text:p>
            <text:p text:style-name="P130" loext:marker-style-name="T47"><text:span text:style-name="T34">Junge Rinderleber, mit djuvecreis und Pommes Frites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00" loext:marker-style-name="T6"><text:span text:style-name="T34">Grillteller f</text:span><text:span text:style-name="T32">ü</text:span><text:span text:style-name="T34">r 1 Person</text:span></text:p>
            <text:p text:style-name="P130" loext:marker-style-name="T47"><text:span text:style-name="T34">Mageres Kotelett und Halsgrat, ger</text:span><text:span text:style-name="T32">ä</text:span><text:span text:style-name="T34">uchertes Wammerl, Cevapcici, Rinderleber dazu Djuvecreis und Pommes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Vukovar – Platte f</text:span><text:span text:style-name="T26">ü</text:span><text:span text:style-name="T28">r 2 Personen</text:span></text:p>
            <text:p text:style-name="P130" loext:marker-style-name="T47"><text:span text:style-name="T34">eine Specialit</text:span><text:span text:style-name="T32">ä</text:span><text:span text:style-name="T34">t unseres Hauses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7"><text:span text:style-name="T28">Djingis Khan – Spei</text:span><text:span text:style-name="T26">ß</text:span></text:p>
            <text:p text:style-name="P130" loext:marker-style-name="T12"><text:span text:style-name="T32">verschiedenes Fleisch, am Tisch flambiert, mit Gemüse und Röstkartoffeln</text:span></text:p>
            <text:p text:style-name="P130" loext:marker-style-name="T3"><text:soft-page-break/><text:span text:style-name="T32">für 2 Personen</text:span></text:p>
            <text:p text:style-name="P130" loext:marker-style-name="T45"><text:span text:style-name="T32">für 4 Personen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Platte International f</text:span><text:span text:style-name="T26">ü</text:span><text:span text:style-name="T28">r 2 Personen</text:span></text:p>
            <text:p text:style-name="P130" loext:marker-style-name="T6"><text:span text:style-name="T32">verschiedenes Fleisch vom Rind und Schwein, mit Risi bisi und Früchtespießen</text:span></text:p>
            <text:p text:style-name="P130" loext:marker-style-name="T6"><text:span text:style-name="T32"/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9" loext:marker-style-name="T22"><text:span text:style-name="T28">Besonders zu empfehlen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>Gef</text:span><text:span text:style-name="T26">ü</text:span><text:span text:style-name="T28">llte Paprikaschoten</text:span></text:p>
            <text:p text:style-name="P130" loext:marker-style-name="T47"><text:span text:style-name="T34">mit Salzkartoffeln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Putenschnitzel</text:span></text:p>
            <text:p text:style-name="P130" loext:marker-style-name="T47"><text:span text:style-name="T34">paniert, mit Kartoffelsalat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Putengeschnetzeltes</text:span></text:p>
            <text:p text:style-name="P130" loext:marker-style-name="T47"><text:span text:style-name="T34">mit Rahm-Champignonso</text:span><text:span text:style-name="T32">ß</text:span><text:span text:style-name="T34">e mit Curryreis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Lustiger Bosnjak</text:span></text:p>
            <text:p text:style-name="P130" loext:marker-style-name="T47"><text:span text:style-name="T34">Riderlende gef</text:span><text:span text:style-name="T32">ü</text:span><text:span text:style-name="T34">llt mit Schafsk</text:span><text:span text:style-name="T32">ä</text:span><text:span text:style-name="T34">se und Schinken, dazu Bratkartoffeln</text:span></text:p>
            <text:p text:style-name="P130" loext:marker-style-name="T47"><text:span text:style-name="T34"/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26" loext:marker-style-name="T45"><text:span text:style-name="T28">Fischgerichte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>Forelle blau</text:span></text:p>
            <text:p text:style-name="P130" loext:marker-style-name="T47"><text:span text:style-name="T34">mit Saltzkartoffeln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Forelle M</text:span><text:span text:style-name="T26">ü</text:span><text:span text:style-name="T28">llerin</text:span></text:p>
            <text:p text:style-name="P130" loext:marker-style-name="T47"><text:span text:style-name="T34">gebacken, mit Saltzkartoffeln in Butter geschwenkt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Forelle auf mazedonische Art</text:span></text:p>
            <text:p text:style-name="P130" loext:marker-style-name="T49"><text:span text:style-name="T34">gef</text:span><text:span text:style-name="T32">ü</text:span><text:span text:style-name="T34">llt mit Djuvecgem</text:span><text:span text:style-name="T32">ü</text:span><text:span text:style-name="T34">se, dazu Saltzkartoffeln, in Butter geschwenkt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Scampi vom Grill</text:span></text:p>
            <text:p text:style-name="P130" loext:marker-style-name="T47"><text:span text:style-name="T34">mit Curryreis und hausgemachter amerikanischer So</text:span><text:span text:style-name="T32">ß</text:span><text:span text:style-name="T34">e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Calamare</text:span></text:p>
            <text:p text:style-name="P130" loext:marker-style-name="T49"><text:span text:style-name="T34">gebacken mit hausgemachter amerikanischer So</text:span><text:span text:style-name="T32">ß</text:span><text:span text:style-name="T34">e</text:span></text:p>
          </table:table-cell>
          <table:table-cell table:style-name="Table7.A1" office:value-type="string">
            <text:p text:style-name="P28"/>
          </table:table-cell>
        </table:table-row>
        <table:table-row table:style-name="Table7.1">
          <table:table-cell table:style-name="Table7.A1" office:value-type="string">
            <text:p text:style-name="P130" loext:marker-style-name="T6"><text:span text:style-name="T28"/></text:p>
            <text:p text:style-name="P130" loext:marker-style-name="T6"><text:span text:style-name="T28">Zanderfilet paniert</text:span></text:p>
            <text:p text:style-name="P130" loext:marker-style-name="T47"><text:span text:style-name="T34">mit <text:s/>Knoblauchkartoffelp</text:span><text:span text:style-name="T32">ü</text:span><text:span text:style-name="T34">ree</text:span></text:p>
          </table:table-cell>
          <table:table-cell table:style-name="Table7.A1" office:value-type="string">
            <text:p text:style-name="P28"/>
          </table:table-cell>
        </table:table-row>
      </table:table>
      <text:p text:style-name="P152" loext:marker-style-name="T45"><text:span text:style-name="T34"/></text:p>
      <text:p text:style-name="P152" loext:marker-style-name="T45"><text:span text:style-name="T34"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50" loext:marker-style-name="T45"><text:span text:style-name="T34">Spezialit</text:span><text:span text:style-name="T32">ä</text:span><text:span text:style-name="T34">ten vom Rost</text:span></text:p>
            <text:p text:style-name="P151" loext:marker-style-name="T45"><text:span text:style-name="T34"/></text:p>
            <text:p text:style-name="P181" loext:marker-style-name="T6"><text:span text:style-name="T28">Lammlaxe</text:span></text:p>
            <text:p text:style-name="P181" loext:marker-style-name="T49"><text:span text:style-name="T34">dazu gr</text:span><text:span text:style-name="T32">ü</text:span><text:span text:style-name="T34">ne Bohnen und R</text:span><text:span text:style-name="T32">ö</text:span><text:span text:style-name="T34">stkartoffeln</text:span></text:p>
            <text:p text:style-name="P181" loext:marker-style-name="T1"/>
            <text:p text:style-name="P181" loext:marker-style-name="T6"><text:span text:style-name="T28">Bosnischer Spie</text:span><text:span text:style-name="T26">ß</text:span></text:p>
            <text:p text:style-name="P181" loext:marker-style-name="T49"><text:span text:style-name="T34">mageres Halsgrat, Deberciner, ger</text:span><text:span text:style-name="T32">ä</text:span><text:span text:style-name="T34">uchertes Wammerl, Cevapcici, mit Pommes Frites und Djuvecreis</text:span></text:p>
            <text:p text:style-name="P181" loext:marker-style-name="T6"><text:span text:style-name="T28"/></text:p>
            <text:p text:style-name="P181" loext:marker-style-name="T6"><text:span text:style-name="T28">Cevapcici</text:span></text:p>
            <text:p text:style-name="P181" loext:marker-style-name="T49"><text:span text:style-name="T34">8 Hackfleischr</text:span><text:span text:style-name="T32">ö</text:span><text:span text:style-name="T34">llchen, mit Djuvecreis und Pommes, Ajvar, gehackten Zwiebeln und Peperoni</text:span></text:p>
            <text:p text:style-name="P181" loext:marker-style-name="T6"><text:span text:style-name="T28"/></text:p>
            <text:p text:style-name="P181" loext:marker-style-name="T6"><text:span text:style-name="T28">Rasnjci</text:span></text:p>
            <text:p text:style-name="P181" loext:marker-style-name="T45"><text:span text:style-name="T34">2 Spei</text:span><text:span text:style-name="T32">ß</text:span><text:span text:style-name="T34">e mageres, mit Djuvecreis und Pommes, Ajvar, gehackten Zwiebeln und Peperoni</text:span></text:p>
            <text:p text:style-name="P181" loext:marker-style-name="T6"><text:span text:style-name="T28"/></text:p>
            <text:p text:style-name="P181" loext:marker-style-name="T6"><text:span text:style-name="T28">Pljeskavica</text:span></text:p>
            <text:p text:style-name="P181" loext:marker-style-name="T45"><text:span text:style-name="T34">1 Hacksteak, mit Djuvecreis und Pommes, Ajvar, gehackten Zwiebeln und Peperoni</text:span></text:p>
            <text:p text:style-name="P181" loext:marker-style-name="T6"><text:span text:style-name="T28"/></text:p>
            <text:p text:style-name="P181" loext:marker-style-name="T6"><text:span text:style-name="T28">Pljeskavica “Split”</text:span></text:p>
            <text:p text:style-name="P181" loext:marker-style-name="T49"><text:span text:style-name="T34">1 Hacksteak, gef</text:span><text:span text:style-name="T32">ü</text:span><text:span text:style-name="T34">lltmit bulgarischen Schafsk</text:span><text:span text:style-name="T32">ä</text:span><text:span text:style-name="T34">se, dazu mit Djuvecreis und Pommes, Ajvar, gehackten Zwiebeln und Peperoni</text:span></text:p>
            <text:p text:style-name="P181" loext:marker-style-name="T6"><text:span text:style-name="T28"/></text:p>
            <text:p text:style-name="P181" loext:marker-style-name="T6"><text:span text:style-name="T28">Pljeskavica “Opatija”</text:span></text:p>
            <text:p text:style-name="P181" loext:marker-style-name="T45"><text:span text:style-name="T34">1 Hacksteak, m. wei</text:span><text:span text:style-name="T32">ß</text:span><text:span text:style-name="T34">en Bohnen</text:span></text:p>
            <text:p text:style-name="P181" loext:marker-style-name="T6"><text:span text:style-name="T28"/></text:p>
            <text:p text:style-name="P181" loext:marker-style-name="T6"><text:span text:style-name="T28">Kotelett vom Rost</text:span></text:p>
            <text:p text:style-name="P181" loext:marker-style-name="T47"><text:span text:style-name="T34">mageres Schweinekotelett, mit Djuvecreis und Pommes Frites</text:span></text:p>
            <text:p text:style-name="P181" loext:marker-style-name="T6"><text:span text:style-name="T28"/></text:p>
            <text:p text:style-name="P181" loext:marker-style-name="T6"><text:span text:style-name="T28">Kotelett “Opatija”</text:span></text:p>
            <text:p text:style-name="P181" loext:marker-style-name="T6"><text:span text:style-name="T34">mageres Schweinekotelett, mit wei</text:span><text:span text:style-name="T32">ß</text:span><text:span text:style-name="T34">en Bohnen</text:span></text:p>
            <text:p text:style-name="P181" loext:marker-style-name="T6"><text:span text:style-name="T28"/></text:p>
            <text:p text:style-name="P181" loext:marker-style-name="T6"><text:span text:style-name="T28">Leber vom Rost</text:span></text:p>
            <text:p text:style-name="P181" loext:marker-style-name="T47"><text:span text:style-name="T34">Junge Rinderleber, mit djuvecreis und Pommes Frites</text:span></text:p>
            <text:p text:style-name="P181" loext:marker-style-name="T6"><text:span text:style-name="T28"/></text:p>
            <text:p text:style-name="P195" loext:marker-style-name="T6"><text:span text:style-name="T34">Grillteller f</text:span><text:span text:style-name="T32">ü</text:span><text:span text:style-name="T34">r 1 Person</text:span></text:p>
            <text:p text:style-name="P181" loext:marker-style-name="T47"><text:span text:style-name="T34">Mageres Kotelett und Halsgrat, ger</text:span><text:span text:style-name="T32">ä</text:span><text:span text:style-name="T34">uchertes Wammerl, Cevapcici, Rinderleber dazu Djuvecreis und Pommes</text:span></text:p>
            <text:p text:style-name="P181" loext:marker-style-name="T6"><text:span text:style-name="T28"/></text:p>
            <text:p text:style-name="P181" loext:marker-style-name="T6"><text:span text:style-name="T28"/></text:p>
          </table:table-cell>
          <table:table-cell table:style-name="Table16.A1" office:value-type="string">
            <text:p text:style-name="P181" loext:marker-style-name="T6"><text:span text:style-name="T32"/></text:p>
            <text:p text:style-name="P181" loext:marker-style-name="T6"><text:span text:style-name="T28">Vukovar – Platte f</text:span><text:span text:style-name="T26">ü</text:span><text:span text:style-name="T28">r 2 Personen</text:span></text:p>
            <text:p text:style-name="P181" loext:marker-style-name="T47"><text:span text:style-name="T34">eine Specialit</text:span><text:span text:style-name="T32">ä</text:span><text:span text:style-name="T34">t unseres Hauses</text:span></text:p>
            <text:p text:style-name="P181" loext:marker-style-name="T7"><text:span text:style-name="T28">Djingis Khan – Spei</text:span><text:span text:style-name="T26">ß</text:span></text:p>
            <text:p text:style-name="P181" loext:marker-style-name="T12"><text:span text:style-name="T32">verschiedenes Fleisch, am Tisch flambiert, mit Gemüse und Röstkartoffeln</text:span></text:p>
            <text:p text:style-name="P181" loext:marker-style-name="T3"><text:span text:style-name="T32">für 2 Personen</text:span></text:p>
            <text:p text:style-name="P181" loext:marker-style-name="T45"><text:span text:style-name="T32">für 4 Personen</text:span></text:p>
            <text:p text:style-name="P181" loext:marker-style-name="T6"><text:span text:style-name="T28"/></text:p>
            <text:p text:style-name="P181" loext:marker-style-name="T6"><text:span text:style-name="T28">Platte International f</text:span><text:span text:style-name="T26">ü</text:span><text:span text:style-name="T28">r 2 Personen</text:span></text:p>
            <text:p text:style-name="P181" loext:marker-style-name="T6"><text:span text:style-name="T32">verschiedenes Fleisch vom Rind und Schwein, mit Risi bisi und Früchtespießen</text:span></text:p>
            <text:p text:style-name="P181" loext:marker-style-name="T6"><text:span text:style-name="T28"/></text:p>
            <text:p text:style-name="P221" loext:marker-style-name="T22"><text:span text:style-name="T28">Besonders zu empfehlen</text:span></text:p>
            <text:p text:style-name="P181" loext:marker-style-name="T6"><text:span text:style-name="T28">Gef</text:span><text:span text:style-name="T26">ü</text:span><text:span text:style-name="T28">llte Paprikaschoten</text:span></text:p>
            <text:p text:style-name="P181" loext:marker-style-name="T47"><text:span text:style-name="T34">mit Salzkartoffeln</text:span></text:p>
            <text:p text:style-name="P181" loext:marker-style-name="T6"><text:span text:style-name="T28"/></text:p>
            <text:p text:style-name="P181" loext:marker-style-name="T6"><text:span text:style-name="T28">Putenschnitzel</text:span></text:p>
            <text:p text:style-name="P181" loext:marker-style-name="T47"><text:span text:style-name="T34">paniert, mit Kartoffelsalat</text:span></text:p>
            <text:p text:style-name="P181" loext:marker-style-name="T6"><text:span text:style-name="T28"/></text:p>
            <text:p text:style-name="P181" loext:marker-style-name="T6"><text:span text:style-name="T28">Putengeschnetzeltes</text:span></text:p>
            <text:p text:style-name="P181" loext:marker-style-name="T47"><text:span text:style-name="T34">mit Rahm-Champignonso</text:span><text:span text:style-name="T32">ß</text:span><text:span text:style-name="T34">e mit Curryreis</text:span></text:p>
            <text:p text:style-name="P181" loext:marker-style-name="T6"><text:span text:style-name="T28"/></text:p>
            <text:p text:style-name="P181" loext:marker-style-name="T6"><text:span text:style-name="T28">Lustiger Bosnjak</text:span></text:p>
            <text:p text:style-name="P181" loext:marker-style-name="T47"><text:span text:style-name="T34">Riderlende gef</text:span><text:span text:style-name="T32">ü</text:span><text:span text:style-name="T34">llt mit Schafsk</text:span><text:span text:style-name="T32">ä</text:span><text:span text:style-name="T34">se und Schinken, dazu Bratkartoffeln</text:span></text:p>
            <text:p text:style-name="P181" loext:marker-style-name="T47"><text:span text:style-name="T34"/></text:p>
            <text:p text:style-name="P184" loext:marker-style-name="T45"><text:span text:style-name="T28">Fischgerichte</text:span></text:p>
            <text:p text:style-name="P181" loext:marker-style-name="T6"><text:span text:style-name="T28">Forelle blau</text:span></text:p>
            <text:p text:style-name="P181" loext:marker-style-name="T47"><text:span text:style-name="T34">mit Saltzkartoffeln</text:span></text:p>
            <text:p text:style-name="P181" loext:marker-style-name="T6"><text:span text:style-name="T28"/></text:p>
            <text:p text:style-name="P181" loext:marker-style-name="T6"><text:span text:style-name="T28">Forelle M</text:span><text:span text:style-name="T26">ü</text:span><text:span text:style-name="T28">llerin</text:span></text:p>
            <text:p text:style-name="P181" loext:marker-style-name="T47"><text:span text:style-name="T34">gebacken, mit Saltzkartoffeln in Butter geschwenkt</text:span></text:p>
            <text:p text:style-name="P181" loext:marker-style-name="T6"><text:span text:style-name="T28"/></text:p>
            <text:p text:style-name="P181" loext:marker-style-name="T6"><text:span text:style-name="T28">Forelle auf mazedonische Art</text:span></text:p>
            <text:p text:style-name="P181" loext:marker-style-name="T49"><text:span text:style-name="T34">gef</text:span><text:span text:style-name="T32">ü</text:span><text:span text:style-name="T34">llt mit Djuvecgem</text:span><text:span text:style-name="T32">ü</text:span><text:span text:style-name="T34">se, dazu Saltzkartoffeln, in Butter geschwenkt</text:span></text:p>
            <text:p text:style-name="P181" loext:marker-style-name="T6"><text:span text:style-name="T28"/></text:p>
            <text:p text:style-name="P181" loext:marker-style-name="T6"><text:span text:style-name="T28">Scampi vom Grill</text:span></text:p>
            <text:p text:style-name="P181" loext:marker-style-name="T47"><text:span text:style-name="T34">mit Curryreis und hausgemachter amerikanischer So</text:span><text:span text:style-name="T32">ß</text:span><text:span text:style-name="T34">e</text:span></text:p>
            <text:p text:style-name="P181" loext:marker-style-name="T6"><text:span text:style-name="T28"/></text:p>
            <text:p text:style-name="P181" loext:marker-style-name="T6"><text:span text:style-name="T28">Calamare</text:span></text:p>
            <text:p text:style-name="P181" loext:marker-style-name="T49"><text:span text:style-name="T34">gebacken mit hausgemachter amerikanischer So</text:span><text:span text:style-name="T32">ß</text:span><text:span text:style-name="T34">e</text:span></text:p>
            <text:p text:style-name="P181" loext:marker-style-name="T6"><text:span text:style-name="T28"/></text:p>
            <text:p text:style-name="P181" loext:marker-style-name="T6"><text:span text:style-name="T28">Zanderfilet paniert</text:span></text:p>
            <text:p text:style-name="P181" loext:marker-style-name="T47"><text:span text:style-name="T34">mit <text:s/>Knoblauchkartoffelp</text:span><text:span text:style-name="T32">ü</text:span><text:span text:style-name="T34">ree</text:span></text:p>
          </table:table-cell>
        </table:table-row>
      </table:table>
      <text:p text:style-name="P247" loext:marker-style-name="T45"><text:span text:style-name="T34"/></text:p>
      <text:p text:style-name="P247" loext:marker-style-name="T45"><text:span text:style-name="T34"/></text:p>
      <text:p text:style-name="P247" loext:marker-style-name="T45"><text:span text:style-name="T34"/>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row>
          <table:table-cell table:style-name="Table19.A1" table:number-columns-spanned="4" office:value-type="string">
            <text:p text:style-name="P102" loext:marker-style-name="T45"><text:span text:style-name="T34">Spezialit</text:span><text:span text:style-name="T32">ä</text:span><text:span text:style-name="T34">ten vom Rost</text:span></text:p>
          </table:table-cell>
          <table:covered-table-cell/>
          <table:covered-table-cell/>
          <table:covered-table-cell/>
          <table:table-cell table:style-name="Table19.A1" office:value-type="string">
            <text:p text:style-name="P219" loext:marker-style-name="T45">171</text:p>
          </table:table-cell>
          <table:table-cell table:style-name="Table19.A1" office:value-type="string">
            <text:p text:style-name="P142" loext:marker-style-name="T45"/>
          </table:table-cell>
          <table:table-cell table:style-name="Table19.A1" office:value-type="string">
            <text:p text:style-name="P185" loext:marker-style-name="T6"><text:span text:style-name="T28">Vukovar – Platte f</text:span><text:span text:style-name="T26">ü</text:span><text:span text:style-name="T28">r 2 Personen</text:span></text:p>
            <text:p text:style-name="P185" loext:marker-style-name="T47"><text:span text:style-name="T34">eine Specialit</text:span><text:span text:style-name="T32">ä</text:span><text:span text:style-name="T34">t unseres Hauses</text:span></text:p>
          </table:table-cell>
          <table:table-cell table:style-name="Table19.A1" office:value-type="string">
            <text:p text:style-name="P235" loext:marker-style-name="T6">32.00</text:p>
          </table:table-cell>
        </table:table-row>
        <table:table-row>
          <table:table-cell table:style-name="Table19.A1" office:value-type="string">
            <text:p text:style-name="P191" loext:marker-style-name="T6"><text:span text:style-name="T28">159</text:span>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Lammlaxe</text:span></text:p>
            <text:p text:style-name="P185" loext:marker-style-name="T49"><text:span text:style-name="T34">dazu gr</text:span><text:span text:style-name="T32">ü</text:span><text:span text:style-name="T34">ne Bohnen und R</text:span><text:span text:style-name="T32">ö</text:span><text:span text:style-name="T34">stkartoffeln</text:span></text:p>
          </table:table-cell>
          <table:table-cell table:style-name="Table19.A1" office:value-type="string">
            <text:p text:style-name="P216" loext:marker-style-name="T6">21.80</text:p>
          </table:table-cell>
          <table:table-cell table:style-name="Table19.A1" office:value-type="string">
            <text:p text:style-name="P220" loext:marker-style-name="T6">172</text:p>
            <text:p text:style-name="P220" loext:marker-style-name="T6"/>
            <text:p text:style-name="P220" loext:marker-style-name="T6"/>
            <text:p text:style-name="P220" loext:marker-style-name="T6"/>
            <text:p text:style-name="P220" loext:marker-style-name="T6"/>
            <text:p text:style-name="P220" loext:marker-style-name="T6">173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7"><text:span text:style-name="T28">Djingis Khan – Spei</text:span><text:span text:style-name="T26">ß</text:span></text:p>
            <text:p text:style-name="P185" loext:marker-style-name="T12"><text:span text:style-name="T32">verschiedenes Fleisch, am Tisch flambiert, mit Gemüse und Röstkartoffeln</text:span></text:p>
            <text:p text:style-name="P185" loext:marker-style-name="T3"><text:span text:style-name="T32">für 2 Personen</text:span></text:p>
            <text:p text:style-name="P222" loext:marker-style-name="T45"><text:span text:style-name="T32">für 4 Personen</text:span></text:p>
          </table:table-cell>
          <table:table-cell table:style-name="Table19.A1" office:value-type="string">
            <text:p text:style-name="P236" loext:marker-style-name="T7">34.00</text:p>
          </table:table-cell>
        </table:table-row>
        <table:table-row>
          <table:table-cell table:style-name="Table19.A1" table:number-rows-spanned="2" office:value-type="string">
            <text:p text:style-name="P191" loext:marker-style-name="T6"><text:span text:style-name="T26">160</text:span></text:p>
          </table:table-cell>
          <table:table-cell table:style-name="Table19.A1" table:number-rows-spanned="2" office:value-type="string">
            <text:p text:style-name="P228" loext:marker-style-name="T6"/>
          </table:table-cell>
          <table:table-cell table:style-name="Table19.A1" table:number-rows-spanned="2" office:value-type="string">
            <text:p text:style-name="P185" loext:marker-style-name="T6"><text:span text:style-name="T28">Bosnischer Spie</text:span><text:span text:style-name="T26">ß</text:span></text:p>
            <text:p text:style-name="P185" loext:marker-style-name="T49"><text:span text:style-name="T34">mageres Halsgrat, Deberciner, ger</text:span><text:span text:style-name="T32">ä</text:span><text:span text:style-name="T34">uchertes Wammerl, Cevapcici, mit Pommes Frites und Djuvecreis</text:span></text:p>
          </table:table-cell>
          <table:table-cell table:style-name="Table19.A1" table:number-rows-spanned="2" office:value-type="string">
            <text:p text:style-name="P217" loext:marker-style-name="T6">14.80</text:p>
          </table:table-cell>
          <table:table-cell table:style-name="Table19.A1" table:number-rows-spanned="2" office:value-type="string">
            <text:p text:style-name="P211" loext:marker-style-name="T6"/>
          </table:table-cell>
          <table:table-cell table:style-name="Table19.A1" table:number-rows-spanned="2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6"/></text:p>
          </table:table-cell>
          <table:table-cell table:style-name="Table19.A1" office:value-type="string">
            <text:p text:style-name="P228" loext:marker-style-name="T6"/>
          </table:table-cell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table-cell table:style-name="Table19.A1" table:number-columns-spanned="2" office:value-type="string">
            <text:p text:style-name="P227" loext:marker-style-name="T22"><text:span text:style-name="T34"/></text:p>
            <text:p text:style-name="P227" loext:marker-style-name="T22"><text:span text:style-name="T34">Besonders zu empfehlen</text:span></text:p>
          </table:table-cell>
          <table:covered-table-cell/>
        </table:table-row>
        <table:table-row>
          <table:table-cell table:style-name="Table19.A1" office:value-type="string">
            <text:p text:style-name="P191" loext:marker-style-name="T6"><text:span text:style-name="T28">161</text:span>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Cevapcici</text:span></text:p>
            <text:p text:style-name="P185" loext:marker-style-name="T49"><text:span text:style-name="T34">8 Hackfleischr</text:span><text:span text:style-name="T32">ö</text:span><text:span text:style-name="T34">llchen, mit Djuvecreis und Pommes, Ajvar, gehackten Zwiebeln und Peperoni</text:span></text:p>
          </table:table-cell>
          <table:table-cell table:style-name="Table19.A1" office:value-type="string">
            <text:p text:style-name="P217" loext:marker-style-name="T6">13.<text:span text:style-name="T55">9</text:span>0</text:p>
          </table:table-cell>
          <table:table-cell table:style-name="Table19.A1" office:value-type="string">
            <text:p text:style-name="P211" loext:marker-style-name="T6">175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Gef</text:span><text:span text:style-name="T26">ü</text:span><text:span text:style-name="T28">llte Paprikaschoten</text:span></text:p>
            <text:p text:style-name="P185" loext:marker-style-name="T47"><text:span text:style-name="T34">mit Salzkartoffeln</text:span></text:p>
          </table:table-cell>
          <table:table-cell table:style-name="Table19.A1" office:value-type="string">
            <text:p text:style-name="P235" loext:marker-style-name="T6">13.80</text:p>
          </table:table-cell>
        </table:table-row>
        <table:table-row>
          <table:table-cell table:style-name="Table19.A1" office:value-type="string">
            <text:p text:style-name="P191" loext:marker-style-name="T6"><text:span text:style-name="T28">162</text:span>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Rasnjci</text:span></text:p>
            <text:p text:style-name="P185" loext:marker-style-name="T45"><text:span text:style-name="T34">2 Spei</text:span><text:span text:style-name="T32">ß</text:span><text:span text:style-name="T34">e mageres, mit Djuvecreis und Pommes, Ajvar, gehackten Zwiebeln und Peperoni</text:span></text:p>
          </table:table-cell>
          <table:table-cell table:style-name="Table19.A1" office:value-type="string">
            <text:p text:style-name="P217" loext:marker-style-name="T6">13.<text:span text:style-name="T55">9</text:span>0</text:p>
          </table:table-cell>
          <table:table-cell table:style-name="Table19.A1" office:value-type="string">
            <text:p text:style-name="P211" loext:marker-style-name="T6">176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Putenschnitzel</text:span></text:p>
            <text:p text:style-name="P222" loext:marker-style-name="T47"><text:span text:style-name="T34">paniert, mit Kartoffelsalat</text:span></text:p>
            <text:p text:style-name="P222" loext:marker-style-name="T6"><text:span text:style-name="T28"/></text:p>
          </table:table-cell>
          <table:table-cell table:style-name="Table19.A1" office:value-type="string">
            <text:p text:style-name="P235" loext:marker-style-name="T6">14.80</text:p>
          </table:table-cell>
        </table:table-row>
        <table:table-row>
          <table:table-cell table:style-name="Table19.A1" table:number-rows-spanned="2" office:value-type="string">
            <text:p text:style-name="P191" loext:marker-style-name="T6"><text:span text:style-name="T28">163</text:span></text:p>
          </table:table-cell>
          <table:table-cell table:style-name="Table19.A1" table:number-rows-spanned="2" office:value-type="string">
            <text:p text:style-name="P228" loext:marker-style-name="T6"/>
          </table:table-cell>
          <table:table-cell table:style-name="Table19.A1" table:number-rows-spanned="2" office:value-type="string">
            <text:p text:style-name="P185" loext:marker-style-name="T6"><text:span text:style-name="T28">Pljeskavica</text:span></text:p>
            <text:p text:style-name="P185" loext:marker-style-name="T45"><text:span text:style-name="T34">1 Hacksteak, mit Djuvecreis und Pommes, Ajvar, gehackten Zwiebeln und Peperoni</text:span></text:p>
          </table:table-cell>
          <table:table-cell table:style-name="Table19.A1" table:number-rows-spanned="2" office:value-type="string">
            <text:p text:style-name="P217" loext:marker-style-name="T6">1<text:span text:style-name="T55">3</text:span>.<text:span text:style-name="T55">9</text:span>0</text:p>
          </table:table-cell>
          <table:table-cell table:style-name="Table19.A1" office:value-type="string">
            <text:p text:style-name="P211" loext:marker-style-name="T6">177</text:p>
          </table:table-cell>
          <table:table-cell table:style-name="Table19.A1" table:number-rows-spanned="2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Putengeschnetzeltes</text:span></text:p>
            <text:p text:style-name="P222" loext:marker-style-name="T47"><text:span text:style-name="T34">mit Rahm-Champignonso</text:span><text:span text:style-name="T32">ß</text:span><text:span text:style-name="T34">e mit Curryreis</text:span></text:p>
          </table:table-cell>
          <table:table-cell table:style-name="Table19.A1" office:value-type="string">
            <text:p text:style-name="P235" loext:marker-style-name="T6">16.00</text:p>
          </table:table-cell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table-cell table:style-name="Table19.A1" office:value-type="string">
            <text:p text:style-name="P211" loext:marker-style-name="T6">178</text:p>
          </table:table-cell>
          <table:covered-table-cell table:style-name="Table19.A1"/>
          <table:table-cell table:style-name="Table19.A1" office:value-type="string">
            <text:p text:style-name="P185" loext:marker-style-name="T6"><text:span text:style-name="T28">Lustiger Bosnjak</text:span></text:p>
            <text:p text:style-name="P222" loext:marker-style-name="T47"><text:span text:style-name="T34">Riderlende gef</text:span><text:span text:style-name="T32">ü</text:span><text:span text:style-name="T34">llt mit Schafsk</text:span><text:span text:style-name="T32">ä</text:span><text:span text:style-name="T34">se und Schinken, dazu Bratkartoffeln</text:span></text:p>
          </table:table-cell>
          <table:table-cell table:style-name="Table19.A1" office:value-type="string">
            <text:p text:style-name="P235" loext:marker-style-name="T6">20.50</text:p>
          </table:table-cell>
        </table:table-row>
        <table:table-row>
          <table:table-cell table:style-name="Table19.A1" table:number-rows-spanned="2" office:value-type="string">
            <text:p text:style-name="P191" loext:marker-style-name="T6"><text:span text:style-name="T28">164</text:span></text:p>
          </table:table-cell>
          <table:table-cell table:style-name="Table19.A1" table:number-rows-spanned="2" office:value-type="string">
            <text:p text:style-name="P228" loext:marker-style-name="T6"/>
          </table:table-cell>
          <table:table-cell table:style-name="Table19.A1" table:number-rows-spanned="2" office:value-type="string">
            <text:p text:style-name="P185" loext:marker-style-name="T6"><text:span text:style-name="T28">Pljeskavica “Split”</text:span></text:p>
            <text:p text:style-name="P185" loext:marker-style-name="T49"><text:span text:style-name="T34">1 Hacksteak, gef</text:span><text:span text:style-name="T32">ü</text:span><text:span text:style-name="T34">lltmit bulgarischen Schafsk</text:span><text:span text:style-name="T32">ä</text:span><text:span text:style-name="T34">se, dazu mit Djuvecreis und Pommes, Ajvar, gehackten Zwiebeln und Peperoni</text:span></text:p>
          </table:table-cell>
          <table:table-cell table:style-name="Table19.A1" table:number-rows-spanned="2" office:value-type="string">
            <text:p text:style-name="P218" loext:marker-style-name="T6">16.50</text:p>
          </table:table-cell>
          <table:table-cell table:style-name="Table19.A1" office:value-type="string">
            <text:p text:style-name="P211" loext:marker-style-name="T6"/>
          </table:table-cell>
          <table:table-cell table:style-name="Table19.A1" table:number-rows-spanned="2" office:value-type="string">
            <text:p text:style-name="P228" loext:marker-style-name="T6"/>
          </table:table-cell>
          <table:table-cell table:style-name="Table19.A1" table:number-columns-spanned="2" office:value-type="string">
            <text:p text:style-name="P190" loext:marker-style-name="T45"><text:span text:style-name="T28"/></text:p>
            <text:p text:style-name="P190" loext:marker-style-name="T45"><text:span text:style-name="T28">Fischgerichte</text:span></text:p>
          </table:table-cell>
          <table:covered-table-cell/>
        </table:table-row>
        <table:table-row>
          <table:covered-table-cell table:style-name="Table19.A1"/>
          <table:covered-table-cell table:style-name="Table19.A1"/>
          <table:covered-table-cell table:style-name="Table19.A1"/>
          <table:covered-table-cell table:style-name="Table19.A1"/>
          <table:table-cell table:style-name="Table19.A1" office:value-type="string">
            <text:p text:style-name="P211" loext:marker-style-name="T6">180</text:p>
          </table:table-cell>
          <table:covered-table-cell table:style-name="Table19.A1"/>
          <table:table-cell table:style-name="Table19.A1" office:value-type="string">
            <text:p text:style-name="P185" loext:marker-style-name="T6"><text:span text:style-name="T28">Forelle blau</text:span></text:p>
            <text:p text:style-name="P185" loext:marker-style-name="T47"><text:span text:style-name="T34">mit Saltzkartoffeln</text:span></text:p>
          </table:table-cell>
          <table:table-cell table:style-name="Table19.A1" office:value-type="string">
            <text:p text:style-name="P235" loext:marker-style-name="T6">14.00</text:p>
          </table:table-cell>
        </table:table-row>
        <table:table-row>
          <table:table-cell table:style-name="Table19.A1" office:value-type="string">
            <text:p text:style-name="P191" loext:marker-style-name="T6"><text:span text:style-name="T28">165</text:span>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Pljeskavica “Opatija”</text:span></text:p>
            <text:p text:style-name="P185" loext:marker-style-name="T45"><text:span text:style-name="T34">1 Hacksteak, m. wei</text:span><text:span text:style-name="T32">ß</text:span><text:span text:style-name="T34">en Bohnen</text:span></text:p>
          </table:table-cell>
          <table:table-cell table:style-name="Table19.A1" office:value-type="string">
            <text:p text:style-name="P218" loext:marker-style-name="T6">13.90</text:p>
          </table:table-cell>
          <table:table-cell table:style-name="Table19.A1" office:value-type="string">
            <text:p text:style-name="P211" loext:marker-style-name="T6">181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Forelle M</text:span><text:span text:style-name="T26">ü</text:span><text:span text:style-name="T28">llerin</text:span></text:p>
            <text:p text:style-name="P222" loext:marker-style-name="T47"><text:span text:style-name="T34">gebacken, mit Saltzkartoffeln in Butter geschwenkt</text:span></text:p>
          </table:table-cell>
          <table:table-cell table:style-name="Table19.A1" office:value-type="string">
            <text:p text:style-name="P235" loext:marker-style-name="T6">14.00</text:p>
          </table:table-cell>
        </table:table-row>
        <table:table-row>
          <table:table-cell table:style-name="Table19.A1" office:value-type="string">
            <text:p text:style-name="P191" loext:marker-style-name="T6"><text:span text:style-name="T28">166</text:span>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Kotelett vom Rost</text:span></text:p>
            <text:p text:style-name="P185" loext:marker-style-name="T47"><text:span text:style-name="T34">mageres Schweinekotelett, mit Djuvecreis und Pommes Frites</text:span></text:p>
          </table:table-cell>
          <table:table-cell table:style-name="Table19.A1" office:value-type="string">
            <text:p text:style-name="P218" loext:marker-style-name="T6">13.50</text:p>
          </table:table-cell>
          <table:table-cell table:style-name="Table19.A1" office:value-type="string">
            <text:p text:style-name="P211" loext:marker-style-name="T6">182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Forelle auf mazedonische Art</text:span></text:p>
            <text:p text:style-name="P222" loext:marker-style-name="T49"><text:span text:style-name="T34">gef</text:span><text:span text:style-name="T32">ü</text:span><text:span text:style-name="T34">llt mit Djuvecgem</text:span><text:span text:style-name="T32">ü</text:span><text:span text:style-name="T34">se, dazu Saltzkartoffeln, in Butter geschwenkt</text:span></text:p>
          </table:table-cell>
          <table:table-cell table:style-name="Table19.A1" office:value-type="string">
            <text:p text:style-name="P235" loext:marker-style-name="T6">16.50</text:p>
          </table:table-cell>
        </table:table-row>
        <table:table-row>
          <table:table-cell table:style-name="Table19.A1" office:value-type="string">
            <text:p text:style-name="P191" loext:marker-style-name="T6"><text:span text:style-name="T28">167</text:span>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Kotelett “Opatija”</text:span></text:p>
            <text:p text:style-name="P185" loext:marker-style-name="T6"><text:span text:style-name="T34">mageres Schweinekotelett, mit wei</text:span><text:span text:style-name="T32">ß</text:span><text:span text:style-name="T34">en Bohnen</text:span></text:p>
          </table:table-cell>
          <table:table-cell table:style-name="Table19.A1" office:value-type="string">
            <text:p text:style-name="P218" loext:marker-style-name="T6">13.90</text:p>
          </table:table-cell>
          <table:table-cell table:style-name="Table19.A1" office:value-type="string">
            <text:p text:style-name="P211" loext:marker-style-name="T6">183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Scampi vom Grill</text:span></text:p>
            <text:p text:style-name="P222" loext:marker-style-name="T47"><text:span text:style-name="T34">mit Curryreis und hausgemachter amerikanischer So</text:span><text:span text:style-name="T32">ß</text:span><text:span text:style-name="T34">e</text:span></text:p>
          </table:table-cell>
          <table:table-cell table:style-name="Table19.A1" office:value-type="string">
            <text:p text:style-name="P235" loext:marker-style-name="T6">22.50</text:p>
          </table:table-cell>
        </table:table-row>
        <table:table-row>
          <table:table-cell table:style-name="Table19.A1" office:value-type="string">
            <text:p text:style-name="P191" loext:marker-style-name="T6"><text:span text:style-name="T28">168</text:span>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Leber vom Rost</text:span></text:p>
            <text:p text:style-name="P185" loext:marker-style-name="T47"><text:span text:style-name="T34">Junge Rinderleber, mit djuvecreis und Pommes Frites</text:span></text:p>
          </table:table-cell>
          <table:table-cell table:style-name="Table19.A1" office:value-type="string">
            <text:p text:style-name="P218" loext:marker-style-name="T6">13.80</text:p>
          </table:table-cell>
          <table:table-cell table:style-name="Table19.A1" office:value-type="string">
            <text:p text:style-name="P211" loext:marker-style-name="T6">184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185" loext:marker-style-name="T6"><text:span text:style-name="T28">Calamare</text:span></text:p>
            <text:p text:style-name="P222" loext:marker-style-name="T49"><text:span text:style-name="T34">gebacken mit hausgemachter amerikanischer So</text:span><text:span text:style-name="T32">ß</text:span><text:span text:style-name="T34">e</text:span></text:p>
          </table:table-cell>
          <table:table-cell table:style-name="Table19.A1" office:value-type="string">
            <text:p text:style-name="P235" loext:marker-style-name="T6">14.00</text:p>
          </table:table-cell>
        </table:table-row>
        <table:table-row>
          <table:table-cell table:style-name="Table19.A1" office:value-type="string">
            <text:p text:style-name="P200" loext:marker-style-name="T6"><text:span text:style-name="T34">170</text:span></text:p>
          </table:table-cell>
          <table:table-cell table:style-name="Table19.A1" office:value-type="string">
            <text:p text:style-name="P228" loext:marker-style-name="T6"/>
          </table:table-cell>
          <table:table-cell table:style-name="Table19.A1" office:value-type="string">
            <text:p text:style-name="P201" loext:marker-style-name="T6"><text:span text:style-name="T34">Grillteller f</text:span><text:span text:style-name="T32">ü</text:span><text:span text:style-name="T34">r 1 Person</text:span></text:p>
            <text:p text:style-name="P185" loext:marker-style-name="T47"><text:span text:style-name="T34">Mageres Kotelett und Halsgrat, ger</text:span><text:span text:style-name="T32">ä</text:span><text:span text:style-name="T34">uchertes Wammerl, Cevapcici, Rinderleber dazu Djuvecreis und Pommes</text:span></text:p>
          </table:table-cell>
          <table:table-cell table:style-name="Table19.A1" office:value-type="string">
            <text:p text:style-name="P208" loext:marker-style-name="T6">16.50</text:p>
          </table:table-cell>
          <table:table-cell table:style-name="Table19.A1" office:value-type="string">
            <text:p text:style-name="P200" loext:marker-style-name="T6">185</text:p>
          </table:table-cell>
          <table:table-cell table:style-name="Table19.A1" office:value-type="string">
            <text:p text:style-name="P230" loext:marker-style-name="T6"/>
          </table:table-cell>
          <table:table-cell table:style-name="Table19.A1" office:value-type="string">
            <text:p text:style-name="P185" loext:marker-style-name="T6"><text:span text:style-name="T28">Zanderfilet paniert</text:span></text:p>
            <text:p text:style-name="P222" loext:marker-style-name="T47"><text:span text:style-name="T34">mit <text:s/>Knoblauchkartoffelp</text:span><text:span text:style-name="T32">ü</text:span><text:span text:style-name="T34">ree</text:span></text:p>
          </table:table-cell>
          <table:table-cell table:style-name="Table19.A1" office:value-type="string">
            <text:p text:style-name="P235" loext:marker-style-name="T6">18.50</text:p>
          </table:table-cell>
        </table:table-row>
      </table:table>
      <text:p text:style-name="P247" loext:marker-style-name="T45"><text:span text:style-name="T34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34">Internationale Gerichte</text:p>
            <text:p text:style-name="P187" loext:marker-style-name="T6"><text:span text:style-name="T28">Cordon Bleu</text:span></text:p>
            <text:p text:style-name="P187" loext:marker-style-name="T1"><text:span text:style-name="T34"><text:s/>aus Schweinelachs, gef</text:span><text:span text:style-name="T32">ü</text:span><text:span text:style-name="T34">llt mit K</text:span><text:span text:style-name="T32">ä</text:span><text:span text:style-name="T34">se und Schinken, dazu Pommes Frites</text:span></text:p>
            <text:p text:style-name="P187" loext:marker-style-name="T6"><text:span text:style-name="T28"/></text:p>
            <text:p text:style-name="P187" loext:marker-style-name="T6"><text:span text:style-name="T28">Geschnetzelte Leber</text:span></text:p>
            <text:p text:style-name="P187" loext:marker-style-name="T1"><text:span text:style-name="T34">vom Rind, dazu Salzkartoffeln und gemischtem Salat</text:span></text:p>
            <text:p text:style-name="P187" loext:marker-style-name="T6"><text:span text:style-name="T28"/></text:p>
            <text:p text:style-name="P187" loext:marker-style-name="T6"><text:span text:style-name="T28">Zigeunerleber</text:span></text:p>
            <text:p text:style-name="P187" loext:marker-style-name="T1"><text:span text:style-name="T34">vom Rind, in scharfer Souce mit Butterreis und gemischtem Salat</text:span></text:p>
            <text:p text:style-name="P187" loext:marker-style-name="T6"><text:span text:style-name="T28"/></text:p>
            <text:p text:style-name="P187" loext:marker-style-name="T6"><text:span text:style-name="T28">Muscalica</text:span></text:p>
            <text:p text:style-name="P187" loext:marker-style-name="T49"><text:span text:style-name="T34">Filet geschnetzelt, Djuvec- Gem</text:span><text:span text:style-name="T32">ü</text:span><text:span text:style-name="T34">se in feuriger So</text:span><text:span text:style-name="T32">ß</text:span><text:span text:style-name="T34">e mit Butterreis</text:span></text:p>
            <text:p text:style-name="P187" loext:marker-style-name="T6"><text:span text:style-name="T28"/></text:p>
            <text:p text:style-name="P187" loext:marker-style-name="T6"><text:span text:style-name="T28">Somborski Kotelett</text:span></text:p>
            <text:p text:style-name="P187" loext:marker-style-name="T1"><text:span text:style-name="T34">Mageres Schweinekotelett vom Grill in feiner Knoblauchrahmso</text:span><text:span text:style-name="T32">ße mit Salzkartoffeln</text:span></text:p>
            <text:p text:style-name="P187" loext:marker-style-name="T6"><text:span text:style-name="T28"/></text:p>
            <text:p text:style-name="P187" loext:marker-style-name="T6"><text:span text:style-name="T28">Kotelett “Palma”</text:span></text:p>
            <text:p text:style-name="P187" loext:marker-style-name="T1"><text:span text:style-name="T34">nach Art des Hauses, mit Pommes Frites</text:span></text:p>
            <text:p text:style-name="P187" loext:marker-style-name="T6"><text:span text:style-name="T28"/></text:p>
            <text:p text:style-name="P187" loext:marker-style-name="T6"><text:span text:style-name="T28">Filetspitzen “Stroganoff”</text:span></text:p>
            <text:p text:style-name="P187" loext:marker-style-name="T1"><text:span text:style-name="T34">in Rahmso</text:span><text:span text:style-name="T32">ß</text:span><text:span text:style-name="T34">e mit Champignons dazu Butterreis</text:span></text:p>
            <text:p text:style-name="P187" loext:marker-style-name="T6"><text:span text:style-name="T28"/></text:p>
            <text:p text:style-name="P187" loext:marker-style-name="T6"><text:span text:style-name="T28">Filet “Tokaja”</text:span></text:p>
            <text:p text:style-name="P187" loext:marker-style-name="T49"><text:span text:style-name="T34">Schweinefilet m. Buttergem</text:span><text:span text:style-name="T32">ü</text:span><text:span text:style-name="T34">se und hausgemachten Sp</text:span><text:span text:style-name="T32">ä</text:span><text:span text:style-name="T34">tzle</text:span></text:p>
            <text:p text:style-name="P187" loext:marker-style-name="T6"><text:span text:style-name="T28"/></text:p>
            <text:p text:style-name="P187" loext:marker-style-name="T6"><text:span text:style-name="T28">Sarma Krautwickerl</text:span></text:p>
            <text:p text:style-name="P187" loext:marker-style-name="T1"><text:span text:style-name="T34">gef</text:span><text:span text:style-name="T32">ü</text:span><text:span text:style-name="T34">llt mit Hackfleisch, dazu Saltzkartoffeln</text:span></text:p>
            <text:p text:style-name="P187" loext:marker-style-name="T6"><text:span text:style-name="T28"/></text:p>
            <text:p text:style-name="P187" loext:marker-style-name="T6"><text:span text:style-name="T28">Schweinemedaillon “Gro</text:span><text:span text:style-name="T26">ß</text:span><text:span text:style-name="T28">m</text:span><text:span text:style-name="T26">ü</text:span><text:span text:style-name="T28">tterchen”</text:span></text:p>
            <text:p text:style-name="P187" loext:marker-style-name="T1"><text:span text:style-name="T34">mit Champignons, ger</text:span><text:span text:style-name="T32">ö</text:span><text:span text:style-name="T34">stet mit Zwiebeln und Speck dazu R</text:span><text:span text:style-name="T32">ö</text:span><text:span text:style-name="T34">stkartoffeln</text:span></text:p>
            <text:p text:style-name="P188" loext:marker-style-name="T6"><text:span text:style-name="T28"/></text:p>
            <text:p text:style-name="P188" loext:marker-style-name="T6"><text:span text:style-name="T28">Zigeunerspie</text:span><text:span text:style-name="T26">ß</text:span></text:p>
            <text:p text:style-name="P188" loext:marker-style-name="T1"><text:span text:style-name="T34">mageres Halsgrat mit ged</text:span><text:span text:style-name="T32">ü</text:span><text:span text:style-name="T34">nsteten Zwiebeln, Tomaten und Paprika(scharf</text:span><text:span text:style-name="T35">) dazu Djuvecreis und Pommes</text:span></text:p>
          </table:table-cell>
          <table:table-cell table:style-name="Table15.A1" office:value-type="string">
            <text:p text:style-name="P187" loext:marker-style-name="T6"><text:span text:style-name="T28">Kutscher – Platte</text:span></text:p>
            <text:p text:style-name="P187" loext:marker-style-name="T49"><text:span text:style-name="T34">mageres Halsgrat, ger</text:span><text:span text:style-name="T32">ä</text:span><text:span text:style-name="T34">uchertes Wammerl, Kotelett, cevapcici, 1 Polnische, dazu Sauerkraut und Salzkartoffeln</text:span></text:p>
            <text:p text:style-name="P189" loext:marker-style-name="T6"><text:span text:style-name="T28"/></text:p>
            <text:p text:style-name="P189" loext:marker-style-name="T6"><text:span text:style-name="T28">Filetsteak</text:span></text:p>
            <text:p text:style-name="P189" loext:marker-style-name="T1"><text:span text:style-name="T34">vom Rind, mit Kr</text:span><text:span text:style-name="T32">ä</text:span><text:span text:style-name="T34">uterbutter, dazu Kroketten und Buttergem</text:span><text:span text:style-name="T32">ü</text:span><text:span text:style-name="T34">se</text:span></text:p>
            <text:p text:style-name="P202" loext:marker-style-name="T1"><text:span text:style-name="T34"/></text:p>
            <text:p text:style-name="P202" loext:marker-style-name="T1"><text:span text:style-name="T34">Champignonsteak</text:span></text:p>
            <text:p text:style-name="P187" loext:marker-style-name="T1"><text:span text:style-name="T34">vom Rind, in Rahmso</text:span><text:span text:style-name="T32">ß</text:span><text:span text:style-name="T34">e, dazu Nioke (Kartoffelb</text:span><text:span text:style-name="T32">ä</text:span><text:span text:style-name="T34">llchen)</text:span></text:p>
            <text:p text:style-name="P187" loext:marker-style-name="T6"><text:span text:style-name="T28"/></text:p>
            <text:p text:style-name="P187" loext:marker-style-name="T6"><text:span text:style-name="T28">Filetsteak “Zagreb”</text:span></text:p>
            <text:p text:style-name="P187" loext:marker-style-name="T1"><text:span text:style-name="T34">vom Rind,Schinken und Zwiebeln ged</text:span><text:span text:style-name="T32">ü</text:span><text:span text:style-name="T34">nstet, dazu Pommes Frites</text:span></text:p>
            <text:p text:style-name="P187" loext:marker-style-name="T6"><text:span text:style-name="T28"/></text:p>
            <text:p text:style-name="P189" loext:marker-style-name="T6"><text:span text:style-name="T28">Steak “Hawaii”</text:span></text:p>
            <text:p text:style-name="P223" loext:marker-style-name="T1"><text:span text:style-name="T34">2 kleine Rinderfiletauf Toast mit Ananas und K</text:span><text:span text:style-name="T32">ä</text:span><text:span text:style-name="T34">se </text:span><text:span text:style-name="T32">ü</text:span><text:span text:style-name="T34">berbacken</text:span></text:p>
            <text:p text:style-name="P189" loext:marker-style-name="T1"><text:span text:style-name="T28"/></text:p>
            <text:p text:style-name="P187" loext:marker-style-name="T6"><text:span text:style-name="T28">Ilok – Steak</text:span></text:p>
            <text:p text:style-name="P187" loext:marker-style-name="T1"><text:span text:style-name="T34">Rinderlende, ca. 220 g, mit Bratkartoffeln und Gem</text:span><text:span text:style-name="T32">ü</text:span><text:span text:style-name="T34">se</text:span></text:p>
            <text:p text:style-name="P36"/>
            <text:p text:style-name="P38">Fertige Speisen</text:p>
            <text:p text:style-name="P38"/>
            <text:p text:style-name="P189" loext:marker-style-name="T6"><text:span text:style-name="T28">Wei</text:span><text:span text:style-name="T26">ß</text:span><text:span text:style-name="T28">e Bohnen</text:span></text:p>
            <text:p text:style-name="P189" loext:marker-style-name="T1"><text:span text:style-name="T34">mit Debreciner</text:span></text:p>
            <text:p text:style-name="P189" loext:marker-style-name="T6"><text:span text:style-name="T28"/></text:p>
            <text:p text:style-name="P189" loext:marker-style-name="T6"><text:span text:style-name="T28">Peperonada</text:span></text:p>
            <text:p text:style-name="P189" loext:marker-style-name="T1"><text:span text:style-name="T34">Mageres Schweingulasch (scharf) mit Schafsk</text:span><text:span text:style-name="T32">ä</text:span><text:span text:style-name="T34">se und Djuvecreis</text:span></text:p>
            <text:p text:style-name="P189" loext:marker-style-name="T6"><text:span text:style-name="T28"/></text:p>
            <text:p text:style-name="P189" loext:marker-style-name="T6"><text:span text:style-name="T28">Ungarisches Gulasch</text:span></text:p>
            <text:p text:style-name="P189" loext:marker-style-name="T1"><text:span text:style-name="T34">mit Saltzkartoffeln und Salat</text:span></text:p>
            <text:p text:style-name="P189" loext:marker-style-name="T6"><text:span text:style-name="T28"/></text:p>
            <text:p text:style-name="P189" loext:marker-style-name="T6"><text:span text:style-name="T28">Zigeunergulasch</text:span></text:p>
            <text:p text:style-name="P189" loext:marker-style-name="T1"><text:span text:style-name="T34">(scharf) mit Butterreis und Salat</text:span></text:p>
          </table:table-cell>
        </table:table-row>
      </table:table>
      <text:p text:style-name="P152" loext:marker-style-name="T45"><text:span text:style-name="T34"/></text:p>
      <text:p text:style-name="P152" loext:marker-style-name="T45"><text:span text:style-name="T34"/></text:p>
      <text:p text:style-name="P152" loext:marker-style-name="T45"><text:span text:style-name="T34"/></text:p>
      <text:p text:style-name="P152" loext:marker-style-name="T45"><text:span text:style-name="T34"/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column table:style-name="Table20.H"/>
        <table:table-column table:style-name="Table20.I"/>
        <table:table-column table:style-name="Table20.J"/>
        <table:table-row>
          <table:table-cell table:style-name="Table20.A1" table:number-columns-spanned="4" office:value-type="string">
            <text:p text:style-name="P20">Internationale Gerichte</text:p>
          </table:table-cell>
          <table:covered-table-cell/>
          <table:covered-table-cell/>
          <table:covered-table-cell/>
          <table:table-cell table:style-name="Table20.A1" office:value-type="string">
            <text:p text:style-name="P39">152</text:p>
          </table:table-cell>
          <table:table-cell table:style-name="Table20.A1" office:value-type="string">
            <text:p text:style-name="P35"/>
          </table:table-cell>
          <table:table-cell table:style-name="Table20.A1" table:number-rows-spanned="2" office:value-type="string">
            <text:p text:style-name="P185" loext:marker-style-name="T6"><text:span text:style-name="T28">Kutscher – Platte</text:span></text:p>
            <text:p text:style-name="P185" loext:marker-style-name="T49"><text:span text:style-name="T34">mageres Halsgrat, ger</text:span><text:span text:style-name="T32">ä</text:span><text:span text:style-name="T34">uchertes Wammerl, Kotelett, cevapcici, 1 Polnische, dazu Sauerkraut und Salzkartoffeln</text:span></text:p>
          </table:table-cell>
          <table:table-cell table:style-name="Table20.A1" table:number-rows-spanned="2" office:value-type="string">
            <text:p text:style-name="P228" loext:marker-style-name="T6"/>
          </table:table-cell>
          <table:table-cell table:style-name="Table20.A1" table:number-rows-spanned="2" office:value-type="string">
            <text:p text:style-name="P234" loext:marker-style-name="T6">16.80</text:p>
          </table:table-cell>
          <table:table-cell table:style-name="Table20.A1" table:number-rows-spanned="2" office:value-type="string">
            <text:p text:style-name="P228" loext:marker-style-name="T6"/>
          </table:table-cell>
        </table:table-row>
        <table:table-row>
          <table:table-cell table:style-name="Table20.A1" office:value-type="string">
            <text:p text:style-name="P192" loext:marker-style-name="T6"><text:span text:style-name="T28">141</text:span></text:p>
          </table:table-cell>
          <table:table-cell table:style-name="Table20.A1" office:value-type="string">
            <text:p text:style-name="P229" loext:marker-style-name="T6"/>
          </table:table-cell>
          <table:table-cell table:style-name="Table20.A1" office:value-type="string">
            <text:p text:style-name="P186" loext:marker-style-name="T6"><text:span text:style-name="T28">Cordon Bleu</text:span></text:p>
            <text:p text:style-name="P185" loext:marker-style-name="T1"><text:span text:style-name="T34"><text:s/>aus Schweinelachs, gef</text:span><text:span text:style-name="T32">ü</text:span><text:span text:style-name="T34">llt mit K</text:span><text:span text:style-name="T32">ä</text:span><text:span text:style-name="T34">se und Schinken, dazu Pommes Frites</text:span></text:p>
          </table:table-cell>
          <table:table-cell table:style-name="Table20.A1" office:value-type="string">
            <text:p text:style-name="P233" loext:marker-style-name="T6">16.90</text:p>
          </table:table-cell>
          <table:table-cell table:style-name="Table20.A1" office:value-type="string">
            <text:p text:style-name="P210" loext:marker-style-name="T6"/>
          </table:table-cell>
          <table:table-cell table:style-name="Table20.A1" office:value-type="string">
            <text:p text:style-name="P229" loext:marker-style-name="T6"/>
          </table:table-cell>
          <table:covered-table-cell table:style-name="Table20.A1"/>
          <table:covered-table-cell table:style-name="Table20.A1"/>
          <table:covered-table-cell table:style-name="Table20.A1"/>
          <table:covered-table-cell table:style-name="Table20.A1"/>
        </table:table-row>
        <table:table-row>
          <table:table-cell table:style-name="Table20.A1" office:value-type="string">
            <text:p text:style-name="P224" loext:marker-style-name="T6"><text:span text:style-name="T28">142</text:span></text:p>
          </table:table-cell>
          <table:table-cell table:style-name="Table20.A1" office:value-type="string">
            <text:p text:style-name="P232" loext:marker-style-name="T6"/>
          </table:table-cell>
          <table:table-cell table:style-name="Table20.A1" office:value-type="string">
            <text:p text:style-name="P185" loext:marker-style-name="T6"><text:span text:style-name="T28">Geschnetzelte Leber</text:span></text:p>
            <text:p text:style-name="P222" loext:marker-style-name="T1"><text:span text:style-name="T34">vom Rind, dazu Salzkartoffeln und gemischtem Salat</text:span></text:p>
          </table:table-cell>
          <table:table-cell table:style-name="Table20.A1" office:value-type="string">
            <text:p text:style-name="P234" loext:marker-style-name="T6">14.20</text:p>
          </table:table-cell>
          <table:table-cell table:style-name="Table20.A1" office:value-type="string">
            <text:p text:style-name="P211" loext:marker-style-name="T6">153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Filetsteak</text:span></text:p>
            <text:p text:style-name="P185" loext:marker-style-name="T1"><text:span text:style-name="T34">vom Rind, mit Kr</text:span><text:span text:style-name="T32">ä</text:span><text:span text:style-name="T34">uterbutter, dazu Kroketten und Buttergem</text:span><text:span text:style-name="T32">ü</text:span><text:span text:style-name="T34">se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234" loext:marker-style-name="T6">28.00</text:p>
          </table:table-cell>
          <table:table-cell table:style-name="Table20.A1" office:value-type="string">
            <text:p text:style-name="P228" loext:marker-style-name="T6"/>
          </table:table-cell>
        </table:table-row>
        <table:table-row>
          <table:table-cell table:style-name="Table20.A1" office:value-type="string">
            <text:p text:style-name="P191" loext:marker-style-name="T6"><text:span text:style-name="T28">143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Zigeunerleber</text:span></text:p>
            <text:p text:style-name="P185" loext:marker-style-name="T1"><text:span text:style-name="T34">vom Rind, in scharfer Souce mit Butterreis und gemischtem Salat</text:span></text:p>
          </table:table-cell>
          <table:table-cell table:style-name="Table20.A1" office:value-type="string">
            <text:p text:style-name="P234" loext:marker-style-name="T6">14.50</text:p>
          </table:table-cell>
          <table:table-cell table:style-name="Table20.A1" office:value-type="string">
            <text:p text:style-name="P211" loext:marker-style-name="T6">154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201" loext:marker-style-name="T1"><text:span text:style-name="T34">Champignonsteak</text:span></text:p>
            <text:p text:style-name="P185" loext:marker-style-name="T1"><text:span text:style-name="T34">vom Rind, in Rahmso</text:span><text:span text:style-name="T32">ß</text:span><text:span text:style-name="T34">e, dazu Nioke (Kartoffelb</text:span><text:span text:style-name="T32">ä</text:span><text:span text:style-name="T34">llchen)</text:span></text:p>
          </table:table-cell>
          <table:table-cell table:style-name="Table20.A1" office:value-type="string">
            <text:p text:style-name="P230" loext:marker-style-name="T1"/>
          </table:table-cell>
          <table:table-cell table:style-name="Table20.A1" office:value-type="string">
            <text:p text:style-name="P231" loext:marker-style-name="T1">28.00</text:p>
          </table:table-cell>
          <table:table-cell table:style-name="Table20.A1" office:value-type="string">
            <text:p text:style-name="P230" loext:marker-style-name="T1"/>
          </table:table-cell>
        </table:table-row>
        <table:table-row>
          <table:table-cell table:style-name="Table20.A1" office:value-type="string">
            <text:p text:style-name="P191" loext:marker-style-name="T6"><text:span text:style-name="T28">144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Muscalica</text:span></text:p>
            <text:p text:style-name="P185" loext:marker-style-name="T49"><text:span text:style-name="T34">Filet geschnetzelt, Djuvec- Gem</text:span><text:span text:style-name="T32">ü</text:span><text:span text:style-name="T34">se in feuriger So</text:span><text:span text:style-name="T32">ß</text:span><text:span text:style-name="T34">e mit Butterreis</text:span></text:p>
          </table:table-cell>
          <table:table-cell table:style-name="Table20.A1" office:value-type="string">
            <text:p text:style-name="P234" loext:marker-style-name="T6">16.00</text:p>
          </table:table-cell>
          <table:table-cell table:style-name="Table20.A1" office:value-type="string">
            <text:p text:style-name="P211" loext:marker-style-name="T6">155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Pfeffersteak</text:span></text:p>
            <text:p text:style-name="P222" loext:marker-style-name="T1"><text:span text:style-name="T34">vom Rind, mit gr</text:span><text:span text:style-name="T32">ü</text:span><text:span text:style-name="T34">nem Pfeffer, in Rahmso</text:span><text:span text:style-name="T32">ß</text:span><text:span text:style-name="T34">e, dazu Nioke (Kartoffelb</text:span><text:span text:style-name="T32">ä</text:span><text:span text:style-name="T34">llchen)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234" loext:marker-style-name="T6">28.00</text:p>
          </table:table-cell>
          <table:table-cell table:style-name="Table20.A1" office:value-type="string">
            <text:p text:style-name="P228" loext:marker-style-name="T6"/>
          </table:table-cell>
        </table:table-row>
        <table:table-row>
          <table:table-cell table:style-name="Table20.A1" office:value-type="string">
            <text:p text:style-name="P191" loext:marker-style-name="T6"><text:span text:style-name="T26">145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Somborski Kotelett</text:span></text:p>
            <text:p text:style-name="P185" loext:marker-style-name="T1"><text:span text:style-name="T34">Mageres Schweinekotelett vom Grill in feiner Knoblauchrahmso</text:span><text:span text:style-name="T32">ße mit Salzkartoffeln</text:span></text:p>
          </table:table-cell>
          <table:table-cell table:style-name="Table20.A1" office:value-type="string">
            <text:p text:style-name="P234" loext:marker-style-name="T6">15.50</text:p>
          </table:table-cell>
          <table:table-cell table:style-name="Table20.A1" office:value-type="string">
            <text:p text:style-name="P211" loext:marker-style-name="T6">156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Filetsteak “Zagreb”</text:span></text:p>
            <text:p text:style-name="P185" loext:marker-style-name="T1"><text:span text:style-name="T34">vom Rind,Schinken und Zwiebeln ged</text:span><text:span text:style-name="T32">ü</text:span><text:span text:style-name="T34">nstet, dazu Pommes Frites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234" loext:marker-style-name="T6">28.00</text:p>
          </table:table-cell>
          <table:table-cell table:style-name="Table20.A1" office:value-type="string">
            <text:p text:style-name="P228" loext:marker-style-name="T6"/>
          </table:table-cell>
        </table:table-row>
        <table:table-row>
          <table:table-cell table:style-name="Table20.A1" office:value-type="string">
            <text:p text:style-name="P191" loext:marker-style-name="T6"><text:span text:style-name="T28">146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Kotelett “Palma”</text:span></text:p>
            <text:p text:style-name="P185" loext:marker-style-name="T1"><text:span text:style-name="T34">nach Art des Hauses, mit Pommes Frites</text:span></text:p>
          </table:table-cell>
          <table:table-cell table:style-name="Table20.A1" office:value-type="string">
            <text:p text:style-name="P234" loext:marker-style-name="T6">14.80</text:p>
          </table:table-cell>
          <table:table-cell table:style-name="Table20.A1" office:value-type="string">
            <text:p text:style-name="P211" loext:marker-style-name="T6">157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Steak “Hawaii”</text:span></text:p>
            <text:p text:style-name="P185" loext:marker-style-name="T1"><text:span text:style-name="T39">2 kleine Rinderfiletauf Toast mit Ananas und K</text:span><text:span text:style-name="T42">ä</text:span><text:span text:style-name="T39">se </text:span><text:span text:style-name="T42">ü</text:span><text:span text:style-name="T39">berbacken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234" loext:marker-style-name="T6">23.50</text:p>
          </table:table-cell>
          <table:table-cell table:style-name="Table20.A1" office:value-type="string">
            <text:p text:style-name="P228" loext:marker-style-name="T6"/>
          </table:table-cell>
        </table:table-row>
        <table:table-row>
          <table:table-cell table:style-name="Table20.A1" office:value-type="string">
            <text:p text:style-name="P191" loext:marker-style-name="T6"><text:span text:style-name="T28">147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Filetspitzen “Stroganoff”</text:span></text:p>
            <text:p text:style-name="P185" loext:marker-style-name="T1"><text:span text:style-name="T34">in Rahmso</text:span><text:span text:style-name="T32">ß</text:span><text:span text:style-name="T34">e mit Champignons dazu Butterreis</text:span></text:p>
          </table:table-cell>
          <table:table-cell table:style-name="Table20.A1" office:value-type="string">
            <text:p text:style-name="P234" loext:marker-style-name="T6">21.80</text:p>
          </table:table-cell>
          <table:table-cell table:style-name="Table20.A1" office:value-type="string">
            <text:p text:style-name="P211" loext:marker-style-name="T6">158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Ilok – Steak</text:span></text:p>
            <text:p text:style-name="P185" loext:marker-style-name="T1"><text:span text:style-name="T34">Rinderlende, ca. 220 g, mit Bratkartoffeln und Gem</text:span><text:span text:style-name="T32">ü</text:span><text:span text:style-name="T34">se</text:span></text:p>
          </table:table-cell>
          <table:table-cell table:style-name="Table20.A1" office:value-type="string">
            <text:p text:style-name="P37"/>
          </table:table-cell>
          <table:table-cell table:style-name="Table20.A1" office:value-type="string">
            <text:p text:style-name="P52">22.50</text:p>
          </table:table-cell>
          <table:table-cell table:style-name="Table20.A1" office:value-type="string">
            <text:p text:style-name="P37"/>
          </table:table-cell>
        </table:table-row>
        <table:table-row>
          <table:table-cell table:style-name="Table20.A1" table:number-rows-spanned="2" office:value-type="string">
            <text:p text:style-name="P191" loext:marker-style-name="T6"><text:span text:style-name="T28">148</text:span></text:p>
          </table:table-cell>
          <table:table-cell table:style-name="Table20.A1" table:number-rows-spanned="2" office:value-type="string">
            <text:p text:style-name="P228" loext:marker-style-name="T6"/>
          </table:table-cell>
          <table:table-cell table:style-name="Table20.A1" table:number-rows-spanned="2" office:value-type="string">
            <text:p text:style-name="P185" loext:marker-style-name="T6"><text:span text:style-name="T28">Filet “Tokaja”</text:span></text:p>
            <text:p text:style-name="P185" loext:marker-style-name="T49"><text:span text:style-name="T34">Schweinefilet m. Buttergem</text:span><text:span text:style-name="T32">ü</text:span><text:span text:style-name="T34">se und hausgemachten Sp</text:span><text:span text:style-name="T32">ä</text:span><text:span text:style-name="T34">tzle</text:span></text:p>
          </table:table-cell>
          <table:table-cell table:style-name="Table20.A1" table:number-rows-spanned="2" office:value-type="string">
            <text:p text:style-name="P234" loext:marker-style-name="T6">18.80</text:p>
          </table:table-cell>
          <table:table-cell table:style-name="Table20.A1" office:value-type="string">
            <text:p text:style-name="P209" loext:marker-style-name="T6"/>
          </table:table-cell>
          <table:table-cell table:style-name="Table20.A1" table:number-rows-spanned="2" office:value-type="string">
            <text:p text:style-name="P228" loext:marker-style-name="T6"/>
          </table:table-cell>
          <table:table-cell table:style-name="Table20.A1" office:value-type="string">
            <text:p text:style-name="P32">Fertige Speisen</text:p>
          </table:table-cell>
          <table:table-cell table:style-name="Table20.A1" table:number-rows-spanned="2" office:value-type="string">
            <text:p text:style-name="P228" loext:marker-style-name="T6"/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table:number-rows-spanned="2" office:value-type="string">
            <text:p text:style-name="P228" loext:marker-style-name="T6"/>
          </table:table-cell>
        </table:table-row>
        <table:table-row>
          <table:covered-table-cell table:style-name="Table20.A1"/>
          <table:covered-table-cell table:style-name="Table20.A1"/>
          <table:covered-table-cell table:style-name="Table20.A1"/>
          <table:covered-table-cell table:style-name="Table20.A1"/>
          <table:table-cell table:style-name="Table20.A1" office:value-type="string">
            <text:p text:style-name="P211" loext:marker-style-name="T6">136</text:p>
          </table:table-cell>
          <table:covered-table-cell table:style-name="Table20.A1"/>
          <table:table-cell table:style-name="Table20.A1" office:value-type="string">
            <text:p text:style-name="P185" loext:marker-style-name="T6"><text:span text:style-name="T28">Wei</text:span><text:span text:style-name="T26">ß</text:span><text:span text:style-name="T28">e Bohnen</text:span></text:p>
            <text:p text:style-name="P185" loext:marker-style-name="T1"><text:span text:style-name="T34">mit Debreciner</text:span></text:p>
          </table:table-cell>
          <table:covered-table-cell table:style-name="Table20.A1"/>
          <table:table-cell table:style-name="Table20.A1" office:value-type="string">
            <text:p text:style-name="P249">9.50</text:p>
          </table:table-cell>
          <table:covered-table-cell table:style-name="Table20.A1"/>
        </table:table-row>
        <table:table-row>
          <table:table-cell table:style-name="Table20.A1" office:value-type="string">
            <text:p text:style-name="P191" loext:marker-style-name="T6"><text:span text:style-name="T28">149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Sarma Krautwickerl</text:span></text:p>
            <text:p text:style-name="P185" loext:marker-style-name="T1"><text:span text:style-name="T34">gef</text:span><text:span text:style-name="T32">ü</text:span><text:span text:style-name="T34">llt mit Hackfleisch, dazu Saltzkartoffeln</text:span></text:p>
          </table:table-cell>
          <table:table-cell table:style-name="Table20.A1" office:value-type="string">
            <text:p text:style-name="P234" loext:marker-style-name="T6">13.80</text:p>
          </table:table-cell>
          <table:table-cell table:style-name="Table20.A1" office:value-type="string">
            <text:p text:style-name="P211" loext:marker-style-name="T6">137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Peperonada</text:span></text:p>
            <text:p text:style-name="P185" loext:marker-style-name="T1"><text:span text:style-name="T34">Mageres Schweingulasch (scharf) mit Schafsk</text:span><text:span text:style-name="T32">ä</text:span><text:span text:style-name="T34">se und Djuvecreis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231" loext:marker-style-name="T6">13.20</text:p>
          </table:table-cell>
          <table:table-cell table:style-name="Table20.A1" office:value-type="string">
            <text:p text:style-name="P228" loext:marker-style-name="T6"/>
          </table:table-cell>
        </table:table-row>
        <table:table-row>
          <table:table-cell table:style-name="Table20.A1" office:value-type="string">
            <text:p text:style-name="P191" loext:marker-style-name="T6"><text:span text:style-name="T28">150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Schweinemedaillon “Gro</text:span><text:span text:style-name="T26">ß</text:span><text:span text:style-name="T28">m</text:span><text:span text:style-name="T26">ü</text:span><text:span text:style-name="T28">tterchen”</text:span></text:p>
            <text:p text:style-name="P185" loext:marker-style-name="T1"><text:span text:style-name="T34">mit Champignons, ger</text:span><text:span text:style-name="T32">ö</text:span><text:span text:style-name="T34">stet mit Zwiebeln und Speck dazu R</text:span><text:span text:style-name="T32">ö</text:span><text:span text:style-name="T34">stkartoffeln</text:span></text:p>
          </table:table-cell>
          <table:table-cell table:style-name="Table20.A1" office:value-type="string">
            <text:p text:style-name="P234" loext:marker-style-name="T6">17.80</text:p>
          </table:table-cell>
          <table:table-cell table:style-name="Table20.A1" office:value-type="string">
            <text:p text:style-name="P211" loext:marker-style-name="T6">138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Ungarisches Gulasch</text:span></text:p>
            <text:p text:style-name="P185" loext:marker-style-name="T1"><text:span text:style-name="T34">mit Saltzkartoffeln und Salat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231" loext:marker-style-name="T6">13.50</text:p>
          </table:table-cell>
          <table:table-cell table:style-name="Table20.A1" office:value-type="string">
            <text:p text:style-name="P228" loext:marker-style-name="T6"/>
          </table:table-cell>
        </table:table-row>
        <table:table-row>
          <table:table-cell table:style-name="Table20.A1" office:value-type="string">
            <text:p text:style-name="P191" loext:marker-style-name="T6"><text:span text:style-name="T27">1</text:span><text:span text:style-name="T26">51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Zigeunerspie</text:span><text:span text:style-name="T26">ß</text:span></text:p>
            <text:p text:style-name="P185" loext:marker-style-name="T1"><text:span text:style-name="T34">mageres Halsgrat mit ged</text:span><text:span text:style-name="T32">ü</text:span><text:span text:style-name="T34">nsteten Zwiebeln, Tomaten und Paprika(scharf</text:span><text:span text:style-name="T35">) dazu Djuvecreis und Pommes</text:span></text:p>
          </table:table-cell>
          <table:table-cell table:style-name="Table20.A1" office:value-type="string">
            <text:p text:style-name="P234" loext:marker-style-name="T6">14.80</text:p>
          </table:table-cell>
          <table:table-cell table:style-name="Table20.A1" office:value-type="string">
            <text:p text:style-name="P211" loext:marker-style-name="T6">139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185" loext:marker-style-name="T6"><text:span text:style-name="T28">Zigeunergulasch</text:span></text:p>
            <text:p text:style-name="P185" loext:marker-style-name="T1"><text:span text:style-name="T34">(scharf) mit Butterreis und Salat</text:span></text:p>
          </table:table-cell>
          <table:table-cell table:style-name="Table20.A1" office:value-type="string">
            <text:p text:style-name="P228" loext:marker-style-name="T6"/>
          </table:table-cell>
          <table:table-cell table:style-name="Table20.A1" office:value-type="string">
            <text:p text:style-name="P234" loext:marker-style-name="T6">13.80</text:p>
          </table:table-cell>
          <table:table-cell table:style-name="Table20.A1" office:value-type="string">
            <text:p text:style-name="P228" loext:marker-style-name="T6"/>
          </table:table-cell>
        </table:table-row>
      </table:table>
      <text:p text:style-name="P152" loext:marker-style-name="T45"><text:span text:style-name="T34"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row table:style-name="Table17.1">
          <table:table-cell table:style-name="Table17.A1" office:value-type="string">
            <text:p text:style-name="P108" loext:marker-style-name="T45"/>
          </table:table-cell>
          <table:table-cell table:style-name="Table17.A1" office:value-type="string">
            <text:p text:style-name="P108" loext:marker-style-name="T45"/>
          </table:table-cell>
          <table:table-cell table:style-name="Table17.A1" office:value-type="string">
            <text:p text:style-name="P131" loext:marker-style-name="T45"><text:span text:style-name="T28">Beilagen</text:span></text:p>
          </table:table-cell>
          <table:table-cell table:style-name="Table17.A1" office:value-type="string">
            <text:p text:style-name="P108" loext:marker-style-name="T45"/>
          </table:table-cell>
          <table:table-cell table:style-name="Table17.A1" office:value-type="string">
            <text:p text:style-name="P108" loext:marker-style-name="T45"/>
          </table:table-cell>
          <table:table-cell table:style-name="Table17.A1" table:number-columns-spanned="3" office:value-type="string">
            <text:p text:style-name="P131" loext:marker-style-name="T45"><text:span text:style-name="T28">Salate</text:span></text:p>
          </table:table-cell>
          <table:covered-table-cell/>
          <table:covered-table-cell/>
          <table:table-cell table:style-name="Table17.A1" office:value-type="string">
            <text:p text:style-name="P109" loext:marker-style-name="T45"/>
          </table:table-cell>
        </table:table-row>
        <table:table-row>
          <table:table-cell table:style-name="Table17.A1" office:value-type="string">
            <text:p text:style-name="P111" loext:marker-style-name="T9">191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30" loext:marker-style-name="T9"><text:span text:style-name="T28">Djuvecreis</text:span></text:p>
          </table:table-cell>
          <table:table-cell table:style-name="Table17.A1" office:value-type="string">
            <text:p text:style-name="P112" loext:marker-style-name="T9">3.50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11" loext:marker-style-name="T9">201</text:p>
          </table:table-cell>
          <table:table-cell table:style-name="Table17.A1" table:number-columns-spanned="2" office:value-type="string">
            <text:p text:style-name="P130" loext:marker-style-name="T6"><text:span text:style-name="T28">Sobskasalat</text:span></text:p>
          </table:table-cell>
          <table:covered-table-cell/>
          <table:table-cell table:style-name="Table17.A1" office:value-type="string">
            <text:p text:style-name="P113" loext:marker-style-name="T6">7.00</text:p>
          </table:table-cell>
        </table:table-row>
        <table:table-row>
          <table:table-cell table:style-name="Table17.A1" office:value-type="string">
            <text:p text:style-name="P111" loext:marker-style-name="T9">192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30" loext:marker-style-name="T9"><text:span text:style-name="T28">Pommes Frites</text:span></text:p>
          </table:table-cell>
          <table:table-cell table:style-name="Table17.A1" office:value-type="string">
            <text:p text:style-name="P112" loext:marker-style-name="T9">3.50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11" loext:marker-style-name="T9">202</text:p>
          </table:table-cell>
          <table:table-cell table:style-name="Table17.A1" table:number-columns-spanned="2" office:value-type="string">
            <text:p text:style-name="P130" loext:marker-style-name="T6"><text:span text:style-name="T28">Gemischter Salat</text:span></text:p>
          </table:table-cell>
          <table:covered-table-cell/>
          <table:table-cell table:style-name="Table17.A1" office:value-type="string">
            <text:p text:style-name="P113" loext:marker-style-name="T6">4.60</text:p>
          </table:table-cell>
        </table:table-row>
        <table:table-row>
          <table:table-cell table:style-name="Table17.A1" office:value-type="string">
            <text:p text:style-name="P111" loext:marker-style-name="T9">193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30" loext:marker-style-name="T9"><text:span text:style-name="T28">Saltzkartoffeln</text:span></text:p>
          </table:table-cell>
          <table:table-cell table:style-name="Table17.A1" office:value-type="string">
            <text:p text:style-name="P112" loext:marker-style-name="T9">3.50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11" loext:marker-style-name="T9">203</text:p>
          </table:table-cell>
          <table:table-cell table:style-name="Table17.A1" table:number-columns-spanned="2" office:value-type="string">
            <text:p text:style-name="P130" loext:marker-style-name="T6"><text:span text:style-name="T28">Gr</text:span><text:span text:style-name="T26">ü</text:span><text:span text:style-name="T28">ner Salat</text:span></text:p>
          </table:table-cell>
          <table:covered-table-cell/>
          <table:table-cell table:style-name="Table17.A1" office:value-type="string">
            <text:p text:style-name="P113" loext:marker-style-name="T6">4.60</text:p>
          </table:table-cell>
        </table:table-row>
        <table:table-row>
          <table:table-cell table:style-name="Table17.A1" office:value-type="string">
            <text:p text:style-name="P111" loext:marker-style-name="T9">194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30" loext:marker-style-name="T9"><text:span text:style-name="T28">R</text:span><text:span text:style-name="T26">ö</text:span><text:span text:style-name="T28">stkartoffeln</text:span></text:p>
          </table:table-cell>
          <table:table-cell table:style-name="Table17.A1" office:value-type="string">
            <text:p text:style-name="P112" loext:marker-style-name="T9">4.90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11" loext:marker-style-name="T9">204</text:p>
          </table:table-cell>
          <table:table-cell table:style-name="Table17.A1" table:number-columns-spanned="2" office:value-type="string">
            <text:p text:style-name="P130" loext:marker-style-name="T6"><text:span text:style-name="T28">Tomaten Salat</text:span></text:p>
          </table:table-cell>
          <table:covered-table-cell/>
          <table:table-cell table:style-name="Table17.A1" office:value-type="string">
            <text:p text:style-name="P113" loext:marker-style-name="T6">4.90</text:p>
          </table:table-cell>
        </table:table-row>
        <table:table-row>
          <table:table-cell table:style-name="Table17.A1" office:value-type="string">
            <text:p text:style-name="P111" loext:marker-style-name="T9">195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30" loext:marker-style-name="T9"><text:span text:style-name="T28">Kroketten</text:span></text:p>
          </table:table-cell>
          <table:table-cell table:style-name="Table17.A1" office:value-type="string">
            <text:p text:style-name="P112" loext:marker-style-name="T9">4.00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11" loext:marker-style-name="T9">205</text:p>
          </table:table-cell>
          <table:table-cell table:style-name="Table17.A1" table:number-columns-spanned="2" office:value-type="string">
            <text:p text:style-name="P130" loext:marker-style-name="T6"><text:span text:style-name="T28">Krautsalat</text:span></text:p>
          </table:table-cell>
          <table:covered-table-cell/>
          <table:table-cell table:style-name="Table17.A1" office:value-type="string">
            <text:p text:style-name="P113" loext:marker-style-name="T6">4.40</text:p>
          </table:table-cell>
        </table:table-row>
        <table:table-row>
          <table:table-cell table:style-name="Table17.A1" office:value-type="string">
            <text:p text:style-name="P111" loext:marker-style-name="T9">196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30" loext:marker-style-name="T9"><text:span text:style-name="T28">Sp</text:span><text:span text:style-name="T26">ä</text:span><text:span text:style-name="T28">tzle</text:span></text:p>
          </table:table-cell>
          <table:table-cell table:style-name="Table17.A1" office:value-type="string">
            <text:p text:style-name="P112" loext:marker-style-name="T9">4.00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11" loext:marker-style-name="T9">206</text:p>
          </table:table-cell>
          <table:table-cell table:style-name="Table17.A1" table:number-columns-spanned="2" office:value-type="string">
            <text:p text:style-name="P130" loext:marker-style-name="T6"><text:span text:style-name="T28">Gurkensalat</text:span></text:p>
          </table:table-cell>
          <table:covered-table-cell/>
          <table:table-cell table:style-name="Table17.A1" office:value-type="string">
            <text:p text:style-name="P113" loext:marker-style-name="T6">4.60</text:p>
          </table:table-cell>
        </table:table-row>
        <table:table-row>
          <table:table-cell table:style-name="Table17.A1" office:value-type="string">
            <text:p text:style-name="P111" loext:marker-style-name="T9">197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30" loext:marker-style-name="T9"><text:span text:style-name="T28">Reis/ Rizi bisi</text:span></text:p>
          </table:table-cell>
          <table:table-cell table:style-name="Table17.A1" office:value-type="string">
            <text:p text:style-name="P112" loext:marker-style-name="T9">4.00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11" loext:marker-style-name="T9">207</text:p>
          </table:table-cell>
          <table:table-cell table:style-name="Table17.A1" table:number-columns-spanned="2" office:value-type="string">
            <text:p text:style-name="P130" loext:marker-style-name="T6"><text:span text:style-name="T28">Ajvar</text:span></text:p>
          </table:table-cell>
          <table:covered-table-cell/>
          <table:table-cell table:style-name="Table17.A1" office:value-type="string">
            <text:p text:style-name="P113" loext:marker-style-name="T6">2.70</text:p>
          </table:table-cell>
        </table:table-row>
        <table:table-row>
          <table:table-cell table:style-name="Table17.A1" office:value-type="string">
            <text:p text:style-name="P111" loext:marker-style-name="T9">198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30" loext:marker-style-name="T9"><text:span text:style-name="T28">Gemischtes Gem</text:span><text:span text:style-name="T26">ü</text:span><text:span text:style-name="T28">se</text:span></text:p>
          </table:table-cell>
          <table:table-cell table:style-name="Table17.A1" office:value-type="string">
            <text:p text:style-name="P112" loext:marker-style-name="T9">4.50</text:p>
          </table:table-cell>
          <table:table-cell table:style-name="Table17.A1" office:value-type="string">
            <text:p text:style-name="P110" loext:marker-style-name="T9"/>
          </table:table-cell>
          <table:table-cell table:style-name="Table17.A1" office:value-type="string">
            <text:p text:style-name="P111" loext:marker-style-name="T9">208</text:p>
          </table:table-cell>
          <table:table-cell table:style-name="Table17.A1" table:number-rows-spanned="2" table:number-columns-spanned="2" office:value-type="string">
            <text:p text:style-name="P130" loext:marker-style-name="T6"><text:span text:style-name="T28">Salatplatte</text:span></text:p>
            <text:p text:style-name="P137" loext:marker-style-name="T6"><text:span text:style-name="T34">mit 2 Eiern und Dressing</text:span></text:p>
          </table:table-cell>
          <table:covered-table-cell/>
          <table:table-cell table:style-name="Table17.A1" table:number-rows-spanned="2" office:value-type="string">
            <text:p text:style-name="P113" loext:marker-style-name="T6">9.00</text:p>
          </table:table-cell>
        </table:table-row>
        <table:table-row>
          <table:table-cell table:style-name="Table17.A1" office:value-type="string">
            <text:p text:style-name="P103" loext:marker-style-name="T9">199</text:p>
          </table:table-cell>
          <table:table-cell table:style-name="Table17.A1" office:value-type="string">
            <text:p text:style-name="P101" loext:marker-style-name="T9"/>
          </table:table-cell>
          <table:table-cell table:style-name="Table17.A1" office:value-type="string">
            <text:p text:style-name="P101" loext:marker-style-name="T9"><text:span text:style-name="T34">Gr</text:span><text:span text:style-name="T32">ü</text:span><text:span text:style-name="T34">ne Bohnen</text:span></text:p>
          </table:table-cell>
          <table:table-cell table:style-name="Table17.A1" office:value-type="string">
            <text:p text:style-name="P104" loext:marker-style-name="T9">4.50</text:p>
          </table:table-cell>
          <table:table-cell table:style-name="Table17.A1" office:value-type="string">
            <text:p text:style-name="P101" loext:marker-style-name="T9"/>
          </table:table-cell>
          <table:table-cell table:style-name="Table17.A1" office:value-type="string">
            <text:p text:style-name="P101" loext:marker-style-name="T9"/>
          </table:table-cell>
          <table:covered-table-cell table:style-name="Table17.A1"/>
          <table:covered-table-cell/>
          <table:covered-table-cell table:style-name="Table17.A1"/>
        </table:table-row>
        <table:table-row>
          <table:table-cell table:style-name="Table17.A1" office:value-type="string">
            <text:p text:style-name="P114" loext:marker-style-name="T45"/>
          </table:table-cell>
          <table:table-cell table:style-name="Table17.A1" office:value-type="string">
            <text:p text:style-name="P114" loext:marker-style-name="T45"/>
          </table:table-cell>
          <table:table-cell table:style-name="Table17.A1" office:value-type="string">
            <text:p text:style-name="P132" loext:marker-style-name="T45"><text:span text:style-name="T28">Desserts</text:span></text:p>
          </table:table-cell>
          <table:table-cell table:style-name="Table17.A1" office:value-type="string">
            <text:p text:style-name="P115" loext:marker-style-name="T45"/>
          </table:table-cell>
          <table:table-cell table:style-name="Table17.A1" office:value-type="string">
            <text:p text:style-name="P114" loext:marker-style-name="T45"/>
          </table:table-cell>
          <table:table-cell table:style-name="Table17.A1" office:value-type="string">
            <text:p text:style-name="P114" loext:marker-style-name="T45"/>
          </table:table-cell>
          <table:table-cell table:style-name="Table17.A1" table:number-columns-spanned="2" office:value-type="string">
            <text:p text:style-name="P59" loext:marker-style-name="T46"><text:span text:style-name="T28">Eissp</text:span><text:span text:style-name="T26">äzialitäten</text:span></text:p>
          </table:table-cell>
          <table:covered-table-cell/>
          <table:table-cell table:style-name="Table17.A1" office:value-type="string">
            <text:p text:style-name="P69" loext:marker-style-name="T46"/>
          </table:table-cell>
        </table:table-row>
        <table:table-row>
          <table:table-cell table:style-name="Table17.A1" office:value-type="string">
            <text:p text:style-name="P71" loext:marker-style-name="T6">211</text:p>
          </table:table-cell>
          <table:table-cell table:style-name="Table17.A1" office:value-type="string">
            <text:p text:style-name="P73" loext:marker-style-name="T6"/>
          </table:table-cell>
          <table:table-cell table:style-name="Table17.A1" office:value-type="string">
            <text:p text:style-name="P60" loext:marker-style-name="T6"><text:span text:style-name="T28">Palatschinken</text:span></text:p>
            <text:p text:style-name="P60" loext:marker-style-name="T49"><text:span text:style-name="T34">mit N</text:span><text:span text:style-name="T32">ü</text:span><text:span text:style-name="T34">ssen</text:span></text:p>
            <text:p text:style-name="P82" loext:marker-style-name="T49"/>
          </table:table-cell>
          <table:table-cell table:style-name="Table17.A1" office:value-type="string">
            <text:p text:style-name="P77" loext:marker-style-name="T6">8.00</text:p>
          </table:table-cell>
          <table:table-cell table:style-name="Table17.A1" office:value-type="string">
            <text:p text:style-name="P73" loext:marker-style-name="T6"/>
          </table:table-cell>
          <table:table-cell table:style-name="Table17.A1" office:value-type="string">
            <text:p text:style-name="P71" loext:marker-style-name="T6">222</text:p>
          </table:table-cell>
          <table:table-cell table:style-name="Table17.A1" table:number-columns-spanned="2" office:value-type="string">
            <text:p text:style-name="P60" loext:marker-style-name="T6"><text:span text:style-name="T28">Eisbecher Tutti Frutti</text:span></text:p>
            <text:p text:style-name="P60" loext:marker-style-name="T49"><text:span text:style-name="T34">Vanille und Erdbeer- Eiscreme mit buntem Fr</text:span><text:span text:style-name="T32">ü</text:span><text:span text:style-name="T34">chte- Coctail</text:span></text:p>
          </table:table-cell>
          <table:covered-table-cell/>
          <table:table-cell table:style-name="Table17.A1" office:value-type="string">
            <text:p text:style-name="P78" loext:marker-style-name="T6">5.60</text:p>
          </table:table-cell>
        </table:table-row>
        <table:table-row>
          <table:table-cell table:style-name="Table17.A1" office:value-type="string">
            <text:p text:style-name="P71" loext:marker-style-name="T6">212</text:p>
          </table:table-cell>
          <table:table-cell table:style-name="Table17.A1" table:number-rows-spanned="2" office:value-type="string">
            <text:p text:style-name="P73" loext:marker-style-name="T6"/>
          </table:table-cell>
          <table:table-cell table:style-name="Table17.A1" office:value-type="string">
            <text:p text:style-name="P60" loext:marker-style-name="T6"><text:span text:style-name="T28">Palatschinken</text:span></text:p>
            <text:p text:style-name="P60" loext:marker-style-name="T49"><text:span text:style-name="T34">mit Konfit</text:span><text:span text:style-name="T32">ü</text:span><text:span text:style-name="T34">re</text:span></text:p>
          </table:table-cell>
          <table:table-cell table:style-name="Table17.A1" office:value-type="string">
            <text:p text:style-name="P77" loext:marker-style-name="T6">8.00</text:p>
          </table:table-cell>
          <table:table-cell table:style-name="Table17.A1" table:number-rows-spanned="2" office:value-type="string">
            <text:p text:style-name="P73" loext:marker-style-name="T6"/>
          </table:table-cell>
          <table:table-cell table:style-name="Table17.A1" table:number-rows-spanned="2" office:value-type="string">
            <text:p text:style-name="P71" loext:marker-style-name="T6">223</text:p>
            <text:p text:style-name="P72" loext:marker-style-name="T6">224</text:p>
          </table:table-cell>
          <table:table-cell table:style-name="Table17.A1" table:number-rows-spanned="2" table:number-columns-spanned="2" office:value-type="string">
            <text:p text:style-name="P60" loext:marker-style-name="T6"><text:span text:style-name="T28">Gemischtes Eis</text:span></text:p>
            <text:p text:style-name="P60" loext:marker-style-name="T47"><text:span text:style-name="T34">Verschiedene Eiscreme - und Fruchreis - sorten</text:span></text:p>
            <text:p text:style-name="P84" loext:marker-style-name="T45"><text:span text:style-name="T34">mit Sahne</text:span></text:p>
          </table:table-cell>
          <table:covered-table-cell/>
          <table:table-cell table:style-name="Table17.A1" table:number-rows-spanned="2" office:value-type="string">
            <text:p text:style-name="P78" loext:marker-style-name="T6">5.20</text:p>
            <text:p text:style-name="P78" loext:marker-style-name="T6">5.40</text:p>
          </table:table-cell>
        </table:table-row>
        <table:table-row>
          <table:table-cell table:style-name="Table17.A1" office:value-type="string">
            <text:p text:style-name="P71" loext:marker-style-name="T6">213</text:p>
          </table:table-cell>
          <table:covered-table-cell table:style-name="Table17.A1"/>
          <table:table-cell table:style-name="Table17.A1" office:value-type="string">
            <text:p text:style-name="P61" loext:marker-style-name="T6"><text:span text:style-name="T28">Palatschinken</text:span></text:p>
            <text:p text:style-name="P61" loext:marker-style-name="T49"><text:span text:style-name="T34">mit Schokolade</text:span></text:p>
          </table:table-cell>
          <table:table-cell table:style-name="Table17.A1" office:value-type="string">
            <text:p text:style-name="P23">8.00</text:p>
          </table:table-cell>
          <table:covered-table-cell table:style-name="Table17.A1"/>
          <table:covered-table-cell table:style-name="Table17.A1"/>
          <table:covered-table-cell table:style-name="Table17.A1"/>
          <table:covered-table-cell/>
          <table:covered-table-cell table:style-name="Table17.A1"/>
        </table:table-row>
        <table:table-row>
          <table:table-cell table:style-name="Table17.A1" office:value-type="string">
            <text:p text:style-name="P71" loext:marker-style-name="T6"/>
          </table:table-cell>
          <table:table-cell table:style-name="Table17.A1" office:value-type="string">
            <text:p text:style-name="P73" loext:marker-style-name="T6"/>
          </table:table-cell>
          <table:table-cell table:style-name="Table17.A1" office:value-type="string">
            <text:p text:style-name="P61" loext:marker-style-name="T6"><text:span text:style-name="T28">Palatschinken</text:span></text:p>
          </table:table-cell>
          <table:table-cell table:style-name="Table17.A1" office:value-type="string">
            <text:p text:style-name="P77" loext:marker-style-name="T6">9.00</text:p>
          </table:table-cell>
          <table:table-cell table:style-name="Table17.A1" office:value-type="string">
            <text:p text:style-name="P73" loext:marker-style-name="T6"/>
          </table:table-cell>
          <table:table-cell table:style-name="Table17.A1" office:value-type="string">
            <text:p text:style-name="P78" loext:marker-style-name="T6">225</text:p>
          </table:table-cell>
          <table:table-cell table:style-name="Table17.A1" table:number-columns-spanned="2" office:value-type="string">
            <text:p text:style-name="P64" loext:marker-style-name="T7"><text:span text:style-name="T26">Vanille Eis mit heisen Himbeeren</text:span></text:p>
          </table:table-cell>
          <table:covered-table-cell/>
          <table:table-cell table:style-name="Table17.A1" office:value-type="string">
            <text:p text:style-name="P70" loext:marker-style-name="T7">5.60</text:p>
          </table:table-cell>
        </table:table-row>
        <table:table-row>
          <table:table-cell table:style-name="Table17.A1" office:value-type="string">
            <text:p text:style-name="P71" loext:marker-style-name="T6">214</text:p>
          </table:table-cell>
          <table:table-cell table:style-name="Table17.A1" office:value-type="string">
            <text:p text:style-name="P74" loext:marker-style-name="T6"/>
          </table:table-cell>
          <table:table-cell table:style-name="Table17.A1" office:value-type="string">
            <text:p text:style-name="P62" loext:marker-style-name="T49"><text:span text:style-name="T34">mit Schokolade und Vanille - Eis</text:span></text:p>
          </table:table-cell>
          <table:table-cell table:style-name="Table17.A1" office:value-type="string">
            <text:p text:style-name="P76" loext:marker-style-name="T6"/>
          </table:table-cell>
          <table:table-cell table:style-name="Table17.A1" table:number-rows-spanned="3" office:value-type="string">
            <text:p text:style-name="P74" loext:marker-style-name="T6"/>
          </table:table-cell>
          <table:table-cell table:style-name="Table17.A1" office:value-type="string">
            <text:p text:style-name="P71" loext:marker-style-name="T6">226</text:p>
          </table:table-cell>
          <table:table-cell table:style-name="Table17.A1" table:number-columns-spanned="2" office:value-type="string">
            <text:p text:style-name="P63" loext:marker-style-name="T45"><text:span text:style-name="T28">1 Kugel Eis</text:span></text:p>
          </table:table-cell>
          <table:covered-table-cell/>
          <table:table-cell table:style-name="Table17.A1" office:value-type="string">
            <text:p text:style-name="P22">1.80</text:p>
          </table:table-cell>
        </table:table-row>
        <table:table-row>
          <table:table-cell table:style-name="Table17.A1" office:value-type="string">
            <text:p text:style-name="P87" loext:marker-style-name="T6"/>
          </table:table-cell>
          <table:table-cell table:style-name="Table17.A1" office:value-type="string">
            <text:p text:style-name="P88" loext:marker-style-name="T6"/>
          </table:table-cell>
          <table:table-cell table:style-name="Table17.A1" office:value-type="string">
            <text:p text:style-name="P90" loext:marker-style-name="T49">Topfen Palatschinken</text:p>
          </table:table-cell>
          <table:table-cell table:style-name="Table17.A1" office:value-type="string">
            <text:p text:style-name="P89" loext:marker-style-name="T6">4.60</text:p>
          </table:table-cell>
          <table:covered-table-cell table:style-name="Table17.A1"/>
          <table:table-cell table:style-name="Table17.A1" table:number-rows-spanned="2" office:value-type="string">
            <text:p text:style-name="P87" loext:marker-style-name="T6"/>
          </table:table-cell>
          <table:table-cell table:style-name="Table17.A1" table:number-rows-spanned="2" table:number-columns-spanned="2" office:value-type="string">
            <text:p text:style-name="P31"/>
          </table:table-cell>
          <table:covered-table-cell/>
          <table:table-cell table:style-name="Table17.A1" table:number-rows-spanned="2" office:value-type="string">
            <text:p text:style-name="P31"/>
          </table:table-cell>
        </table:table-row>
        <table:table-row>
          <table:table-cell table:style-name="Table17.A1" office:value-type="string">
            <text:p text:style-name="P87" loext:marker-style-name="T6"/>
          </table:table-cell>
          <table:table-cell table:style-name="Table17.A1" office:value-type="string">
            <text:p text:style-name="P88" loext:marker-style-name="T6"/>
          </table:table-cell>
          <table:table-cell table:style-name="Table17.A1" office:value-type="string">
            <text:p text:style-name="P91" loext:marker-style-name="T49">Apfelstrudel mit vanille sose</text:p>
          </table:table-cell>
          <table:table-cell table:style-name="Table17.A1" office:value-type="string">
            <text:p text:style-name="P89" loext:marker-style-name="T6">4.60</text:p>
          </table:table-cell>
          <table:covered-table-cell table:style-name="Table17.A1"/>
          <table:covered-table-cell table:style-name="Table17.A1"/>
          <table:covered-table-cell table:style-name="Table17.A1"/>
          <table:covered-table-cell/>
          <table:covered-table-cell table:style-name="Table17.A1"/>
        </table:table-row>
        <table:table-row>
          <table:table-cell table:style-name="Table17.A1" office:value-type="string">
            <text:p text:style-name="P71" loext:marker-style-name="T6"/>
          </table:table-cell>
          <table:table-cell table:style-name="Table17.A1" office:value-type="string">
            <text:p text:style-name="P74" loext:marker-style-name="T6"/>
          </table:table-cell>
          <table:table-cell table:style-name="Table17.A1" office:value-type="string">
            <text:p text:style-name="P62" loext:marker-style-name="T6"><text:span text:style-name="T39"/></text:p>
          </table:table-cell>
          <table:table-cell table:style-name="Table17.A1" office:value-type="string">
            <text:p text:style-name="P76" loext:marker-style-name="T6"/>
          </table:table-cell>
          <table:table-cell table:style-name="Table17.A1" office:value-type="string">
            <text:p text:style-name="P74" loext:marker-style-name="T6"/>
          </table:table-cell>
          <table:table-cell table:style-name="Table17.A1" office:value-type="string">
            <text:p text:style-name="P71" loext:marker-style-name="T6"/>
          </table:table-cell>
          <table:table-cell table:style-name="Table17.A1" table:number-columns-spanned="2" office:value-type="string">
            <text:p text:style-name="P63" loext:marker-style-name="T45"><text:span text:style-name="T28"/></text:p>
          </table:table-cell>
          <table:covered-table-cell/>
          <table:table-cell table:style-name="Table17.A1" office:value-type="string">
            <text:p text:style-name="P75" loext:marker-style-name="T45"/>
          </table:table-cell>
        </table:table-row>
        <table:table-row>
          <table:table-cell table:style-name="Table17.A1" office:value-type="string">
            <text:p text:style-name="P79" loext:marker-style-name="T6"/>
          </table:table-cell>
          <table:table-cell table:style-name="Table17.A1" office:value-type="string">
            <text:p text:style-name="P79" loext:marker-style-name="T6"/>
          </table:table-cell>
          <table:table-cell table:style-name="Table17.A1" table:number-columns-spanned="6" office:value-type="string">
            <text:p text:style-name="P79" loext:marker-style-name="T6"><text:span text:style-name="T34">Getrank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7.A1" office:value-type="string">
            <text:p text:style-name="P79" loext:marker-style-name="T6"/>
          </table:table-cell>
        </table:table-row>
        <table:table-row>
          <table:table-cell table:style-name="Table17.A1" office:value-type="string">
            <text:p text:style-name="P79" loext:marker-style-name="T6"/>
          </table:table-cell>
          <table:table-cell table:style-name="Table17.A1" office:value-type="string">
            <text:p text:style-name="P79" loext:marker-style-name="T6"/>
          </table:table-cell>
          <table:table-cell table:style-name="Table17.A1" office:value-type="string">
            <text:p text:style-name="P79" loext:marker-style-name="T6">Biere</text:p>
          </table:table-cell>
          <table:table-cell table:style-name="Table17.A1" office:value-type="string">
            <text:p text:style-name="P79" loext:marker-style-name="T6"/>
          </table:table-cell>
          <table:table-cell table:style-name="Table17.A1" office:value-type="string">
            <text:p text:style-name="P79" loext:marker-style-name="T6"/>
          </table:table-cell>
          <table:table-cell table:style-name="Table17.A1" office:value-type="string">
            <text:p text:style-name="P79" loext:marker-style-name="T6"/>
          </table:table-cell>
          <table:table-cell table:style-name="Table17.A1" table:number-columns-spanned="2" office:value-type="string">
            <text:p text:style-name="P85" loext:marker-style-name="T6"/>
          </table:table-cell>
          <table:covered-table-cell/>
          <table:table-cell table:style-name="Table17.A1" office:value-type="string">
            <text:p text:style-name="P80" loext:marker-style-name="T6"/>
          </table:table-cell>
        </table:table-row>
        <table:table-row>
          <table:table-cell table:style-name="Table17.A1" office:value-type="string">
            <text:p text:style-name="P116" loext:marker-style-name="T45">01</text:p>
          </table:table-cell>
          <table:table-cell table:style-name="Table17.A1" office:value-type="string">
            <text:p text:style-name="P117" loext:marker-style-name="T45"/>
          </table:table-cell>
          <table:table-cell table:style-name="Table17.A1" office:value-type="string">
            <text:p text:style-name="P137" loext:marker-style-name="T45"><text:span text:style-name="T31">Hell</text:span><text:span text:style-name="T34"> – vom Fass</text:span></text:p>
          </table:table-cell>
          <table:table-cell table:style-name="Table17.A1" office:value-type="string">
            <text:p text:style-name="P237" loext:marker-style-name="T45">0.5 l – 4.00</text:p>
          </table:table-cell>
          <table:table-cell table:style-name="Table17.A1" office:value-type="string">
            <text:p text:style-name="P117" loext:marker-style-name="T45"/>
          </table:table-cell>
          <table:table-cell table:style-name="Table17.A1" office:value-type="string">
            <text:p text:style-name="P116" loext:marker-style-name="T45">04</text:p>
          </table:table-cell>
          <table:table-cell table:style-name="Table17.A1" office:value-type="string">
            <text:p text:style-name="P100" loext:marker-style-name="T45"><text:span text:style-name="T34">Salvator Dunkel</text:span></text:p>
          </table:table-cell>
          <table:table-cell table:style-name="Table17.A1" office:value-type="string">
            <text:p text:style-name="P105" loext:marker-style-name="T45">0.5 l – 4.30</text:p>
          </table:table-cell>
          <table:table-cell table:style-name="Table17.A1" office:value-type="string">
            <text:p text:style-name="P100" loext:marker-style-name="T45"/>
          </table:table-cell>
        </table:table-row>
        <table:table-row>
          <table:table-cell table:style-name="Table17.A1" office:value-type="string">
            <text:p text:style-name="P116" loext:marker-style-name="T45">02</text:p>
          </table:table-cell>
          <table:table-cell table:style-name="Table17.A1" office:value-type="string">
            <text:p text:style-name="P117" loext:marker-style-name="T45"/>
          </table:table-cell>
          <table:table-cell table:style-name="Table17.A1" office:value-type="string">
            <text:p text:style-name="P137" loext:marker-style-name="T45"><text:span text:style-name="T31">Hell</text:span><text:span text:style-name="T34"> – vom Fass</text:span></text:p>
          </table:table-cell>
          <table:table-cell table:style-name="Table17.A1" office:value-type="string">
            <text:p text:style-name="P237" loext:marker-style-name="T45">0.25 l – 2.90</text:p>
          </table:table-cell>
          <table:table-cell table:style-name="Table17.A1" office:value-type="string">
            <text:p text:style-name="P118" loext:marker-style-name="T45"/>
          </table:table-cell>
          <table:table-cell table:style-name="Table17.A1" office:value-type="string">
            <text:p text:style-name="P116" loext:marker-style-name="T45">05</text:p>
          </table:table-cell>
          <table:table-cell table:style-name="Table17.A1" office:value-type="string">
            <text:p text:style-name="P100" loext:marker-style-name="T45"><text:span text:style-name="T34">Hefe Wei</text:span><text:span text:style-name="T32">ß</text:span><text:span text:style-name="T34">bier</text:span></text:p>
          </table:table-cell>
          <table:table-cell table:style-name="Table17.A1" office:value-type="string">
            <text:p text:style-name="P105" loext:marker-style-name="T45">0.5 l – 4.30</text:p>
          </table:table-cell>
          <table:table-cell table:style-name="Table17.A1" office:value-type="string">
            <text:p text:style-name="P100" loext:marker-style-name="T45"/>
          </table:table-cell>
        </table:table-row>
        <table:table-row>
          <table:table-cell table:style-name="Table17.A1" office:value-type="string">
            <text:p text:style-name="P116" loext:marker-style-name="T45">03</text:p>
          </table:table-cell>
          <table:table-cell table:style-name="Table17.A1" office:value-type="string">
            <text:p text:style-name="P117" loext:marker-style-name="T45"/>
          </table:table-cell>
          <table:table-cell table:style-name="Table17.A1" office:value-type="string">
            <text:p text:style-name="P137" loext:marker-style-name="T45"><text:span text:style-name="T31">Pils</text:span><text:span text:style-name="T34"> – vom Fass</text:span></text:p>
          </table:table-cell>
          <table:table-cell table:style-name="Table17.A1" office:value-type="string">
            <text:p text:style-name="P237" loext:marker-style-name="T45">0.4 l – 4.30</text:p>
          </table:table-cell>
          <table:table-cell table:style-name="Table17.A1" office:value-type="string">
            <text:p text:style-name="P117" loext:marker-style-name="T45"/>
          </table:table-cell>
          <table:table-cell table:style-name="Table17.A1" office:value-type="string">
            <text:p text:style-name="P116" loext:marker-style-name="T45">06</text:p>
          </table:table-cell>
          <table:table-cell table:style-name="Table17.A1" office:value-type="string">
            <text:p text:style-name="P100" loext:marker-style-name="T45"><text:span text:style-name="T34">Hefe Wei</text:span><text:span text:style-name="T32">ß</text:span><text:span text:style-name="T34">bier Dunkel</text:span></text:p>
          </table:table-cell>
          <table:table-cell table:style-name="Table17.A1" office:value-type="string">
            <text:p text:style-name="P105" loext:marker-style-name="T45">0.5 l – 4.30</text:p>
          </table:table-cell>
          <table:table-cell table:style-name="Table17.A1" office:value-type="string">
            <text:p text:style-name="P100" loext:marker-style-name="T45"/>
          </table:table-cell>
        </table:table-row>
      </table:table>
      <text:p text:style-name="P152" loext:marker-style-name="T45"><text:span text:style-name="T34"/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row>
          <table:table-cell table:style-name="Table18.A1" table:number-columns-spanned="3" office:value-type="string">
            <text:p text:style-name="P183" loext:marker-style-name="T45"><text:span text:style-name="T28">Alkoholfreie Getr</text:span><text:span text:style-name="T26">ä</text:span><text:span text:style-name="T28">nke</text:span></text:p>
          </table:table-cell>
          <table:covered-table-cell/>
          <table:covered-table-cell/>
          <table:table-cell table:style-name="Table18.A1" table:number-rows-spanned="27" office:value-type="string">
            <text:p text:style-name="P197" loext:marker-style-name="T45"><text:span text:style-name="T34"/></text:p>
            <text:p text:style-name="P181" loext:marker-style-name="T45"><text:span text:style-name="T28"/></text:p>
            <text:p text:style-name="P181" loext:marker-style-name="T6"><text:span text:style-name="T28"/></text:p>
            <text:p text:style-name="P181" loext:marker-style-name="T6"><text:span text:style-name="T28"/></text:p>
            <text:p text:style-name="P181" loext:marker-style-name="T45"><text:span text:style-name="T28"/></text:p>
            <text:p text:style-name="P181" loext:marker-style-name="T6"><text:span text:style-name="T28"/></text:p>
            <text:p text:style-name="P181" loext:marker-style-name="T6"><text:span text:style-name="T28"/></text:p>
            <text:p text:style-name="P181" loext:marker-style-name="T6"><text:span text:style-name="T28"/></text:p>
            <text:p text:style-name="P181" loext:marker-style-name="T6"><text:span text:style-name="T28"/></text:p>
            <text:p text:style-name="P181" loext:marker-style-name="T9"><text:span text:style-name="T28"/></text:p>
            <text:p text:style-name="P181" loext:marker-style-name="T45"><text:span text:style-name="T34"/></text:p>
            <text:p text:style-name="P181" loext:marker-style-name="T45"><text:span text:style-name="T34"/></text:p>
            <text:p text:style-name="P197" loext:marker-style-name="T45"><text:span text:style-name="T34"/></text:p>
            <text:p text:style-name="P195" loext:marker-style-name="T45"><text:span text:style-name="T34"><text:s/></text:span></text:p>
            <text:p text:style-name="P181" loext:marker-style-name="T45"><text:span text:style-name="T34"/></text:p>
            <text:p text:style-name="P181" loext:marker-style-name="T45"><text:span text:style-name="T26"/></text:p>
            <text:p text:style-name="P181" loext:marker-style-name="T6"><text:span text:style-name="T28"/></text:p>
            <text:p text:style-name="P195" loext:marker-style-name="T6"><text:span text:style-name="T36"><text:s/></text:span></text:p>
            <text:p text:style-name="P181" loext:marker-style-name="T6"><text:span text:style-name="T28"/></text:p>
            <text:p text:style-name="P181" loext:marker-style-name="T6"><text:span text:style-name="T28"/></text:p>
            <text:p text:style-name="P181" loext:marker-style-name="T6"><text:span text:style-name="T28"/></text:p>
            <text:p text:style-name="P181" loext:marker-style-name="T6"><text:span text:style-name="T26"/></text:p>
            <text:p text:style-name="P181" loext:marker-style-name="T6"><text:span text:style-name="T28"/></text:p>
          </table:table-cell>
          <table:table-cell table:style-name="Table18.A1" table:number-rows-spanned="27" office:value-type="string">
            <text:p text:style-name="P197" loext:marker-style-name="T45"/>
          </table:table-cell>
          <table:table-cell table:style-name="Table18.A1" table:number-columns-spanned="3" office:value-type="string">
            <text:p text:style-name="P198" loext:marker-style-name="T45"><text:span text:style-name="T34">Spirituosen </text:span><text:span text:style-name="T32">&amp;</text:span><text:span text:style-name="T34"> Lik</text:span><text:span text:style-name="T32">ö</text:span><text:span text:style-name="T34">re</text:span></text:p>
          </table:table-cell>
          <table:covered-table-cell/>
          <table:covered-table-cell/>
        </table:table-row>
        <table:table-row>
          <table:table-cell table:style-name="Table18.A1" office:value-type="string">
            <text:p text:style-name="P193" loext:marker-style-name="T9"><text:span text:style-name="T28">12</text:span></text:p>
          </table:table-cell>
          <table:table-cell table:style-name="Table18.A1" office:value-type="string">
            <text:p text:style-name="P182" loext:marker-style-name="T9"><text:span text:style-name="T28">Apfelsaft/Orangensaft</text:span></text:p>
          </table:table-cell>
          <table:table-cell table:style-name="Table18.A1" office:value-type="string">
            <text:p text:style-name="P212" loext:marker-style-name="T9">0.2 l – 2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45"><text:span text:style-name="T34">57</text:span></text:p>
          </table:table-cell>
          <table:table-cell table:style-name="Table18.A1" office:value-type="string">
            <text:p text:style-name="P196" loext:marker-style-name="T45"><text:span text:style-name="T34">J</text:span><text:span text:style-name="T32">ä</text:span><text:span text:style-name="T34">germeister</text:span></text:p>
          </table:table-cell>
          <table:table-cell table:style-name="Table18.A1" office:value-type="string">
            <text:p text:style-name="P205" loext:marker-style-name="T45">2 cl – 2.80</text:p>
          </table:table-cell>
        </table:table-row>
        <table:table-row>
          <table:table-cell table:style-name="Table18.A1" office:value-type="string">
            <text:p text:style-name="P193" loext:marker-style-name="T9"><text:span text:style-name="T34">13</text:span></text:p>
          </table:table-cell>
          <table:table-cell table:style-name="Table18.A1" office:value-type="string">
            <text:p text:style-name="P182" loext:marker-style-name="T9"><text:span text:style-name="T31">Coca-Cola</text:span><text:span text:style-name="T34">, </text:span><text:span text:style-name="T31">Fanta</text:span><text:span text:style-name="T34"> </text:span></text:p>
          </table:table-cell>
          <table:table-cell table:style-name="Table18.A1" office:value-type="string">
            <text:p text:style-name="P212" loext:marker-style-name="T9">0.4 l – 3.9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6"><text:span text:style-name="T34">58</text:span></text:p>
          </table:table-cell>
          <table:table-cell table:style-name="Table18.A1" office:value-type="string">
            <text:p text:style-name="P196" loext:marker-style-name="T6"><text:span text:style-name="T34">Obstler</text:span></text:p>
          </table:table-cell>
          <table:table-cell table:style-name="Table18.A1" office:value-type="string">
            <text:p text:style-name="P205" loext:marker-style-name="T6">2 cl – 2.80</text:p>
          </table:table-cell>
        </table:table-row>
        <table:table-row>
          <table:table-cell table:style-name="Table18.A1" office:value-type="string">
            <text:p text:style-name="P203" loext:marker-style-name="T9"><text:span text:style-name="T34">14</text:span></text:p>
          </table:table-cell>
          <table:table-cell table:style-name="Table18.A1" office:value-type="string">
            <text:p text:style-name="P196" loext:marker-style-name="T9"><text:span text:style-name="T34">Spezi</text:span></text:p>
          </table:table-cell>
          <table:table-cell table:style-name="Table18.A1" office:value-type="string">
            <text:p text:style-name="P207" loext:marker-style-name="T9">0.5 l – 4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6"><text:span text:style-name="T34">59</text:span></text:p>
          </table:table-cell>
          <table:table-cell table:style-name="Table18.A1" office:value-type="string">
            <text:p text:style-name="P196" loext:marker-style-name="T6"><text:span text:style-name="T34">Fernet Branca</text:span></text:p>
          </table:table-cell>
          <table:table-cell table:style-name="Table18.A1" office:value-type="string">
            <text:p text:style-name="P205" loext:marker-style-name="T6">2 cl – 2.80</text:p>
          </table:table-cell>
        </table:table-row>
        <table:table-row>
          <table:table-cell table:style-name="Table18.A1" office:value-type="string">
            <text:p text:style-name="P203" loext:marker-style-name="T9"><text:span text:style-name="T34">15</text:span></text:p>
          </table:table-cell>
          <table:table-cell table:style-name="Table18.A1" office:value-type="string">
            <text:p text:style-name="P196" loext:marker-style-name="T9"><text:span text:style-name="T34">Johannisbeer- Schorle od. Orangensaft-</text:span><text:span text:style-name="T38">Schorle</text:span></text:p>
          </table:table-cell>
          <table:table-cell table:style-name="Table18.A1" office:value-type="string">
            <text:p text:style-name="P207" loext:marker-style-name="T9">0.4 – 4.1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45"><text:span text:style-name="T34">60</text:span></text:p>
          </table:table-cell>
          <table:table-cell table:style-name="Table18.A1" office:value-type="string">
            <text:p text:style-name="P196" loext:marker-style-name="T45"><text:span text:style-name="T34">Williamsbrine</text:span></text:p>
          </table:table-cell>
          <table:table-cell table:style-name="Table18.A1" office:value-type="string">
            <text:p text:style-name="P205" loext:marker-style-name="T45">2 cl – 2.90</text:p>
          </table:table-cell>
        </table:table-row>
        <table:table-row>
          <table:table-cell table:style-name="Table18.A1" office:value-type="string">
            <text:p text:style-name="P203" loext:marker-style-name="T9"><text:span text:style-name="T34">16</text:span></text:p>
          </table:table-cell>
          <table:table-cell table:style-name="Table18.A1" office:value-type="string">
            <text:p text:style-name="P196" loext:marker-style-name="T9"><text:span text:style-name="T34">Tafelwasser</text:span></text:p>
          </table:table-cell>
          <table:table-cell table:style-name="Table18.A1" office:value-type="string">
            <text:p text:style-name="P207" loext:marker-style-name="T9">0.25 l -2.60 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3" loext:marker-style-name="T6"><text:span text:style-name="T28">63</text:span></text:p>
          </table:table-cell>
          <table:table-cell table:style-name="Table18.A1" office:value-type="string">
            <text:p text:style-name="P182" loext:marker-style-name="T6"><text:span text:style-name="T28">Metaxa</text:span></text:p>
            <text:p text:style-name="P182" loext:marker-style-name="T47"><text:span text:style-name="T34">Griechischer Weinbrand</text:span></text:p>
          </table:table-cell>
          <table:table-cell table:style-name="Table18.A1" office:value-type="string">
            <text:p text:style-name="P213" loext:marker-style-name="T6">2 cl – 3.20</text:p>
          </table:table-cell>
        </table:table-row>
        <table:table-row>
          <table:table-cell table:style-name="Table18.A1" office:value-type="string">
            <text:p text:style-name="P203" loext:marker-style-name="T9"><text:span text:style-name="T34">17</text:span></text:p>
          </table:table-cell>
          <table:table-cell table:style-name="Table18.A1" office:value-type="string">
            <text:p text:style-name="P196" loext:marker-style-name="T9"><text:span text:style-name="T34">Tafelwasser</text:span></text:p>
          </table:table-cell>
          <table:table-cell table:style-name="Table18.A1" office:value-type="string">
            <text:p text:style-name="P207" loext:marker-style-name="T9">0.5 l – 3.6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3" loext:marker-style-name="T6"><text:span text:style-name="T28"/></text:p>
          </table:table-cell>
          <table:table-cell table:style-name="Table18.A1" office:value-type="string">
            <text:p text:style-name="P194" loext:marker-style-name="T6"><text:span text:style-name="T28">Ouzo </text:span></text:p>
          </table:table-cell>
          <table:table-cell table:style-name="Table18.A1" office:value-type="string">
            <text:p text:style-name="P213" loext:marker-style-name="T6">2 cl – 2.80</text:p>
          </table:table-cell>
        </table:table-row>
        <table:table-row>
          <table:table-cell table:style-name="Table18.A1" table:number-columns-spanned="3" office:value-type="string">
            <text:p text:style-name="P198" loext:marker-style-name="T45"><text:span text:style-name="T34">Hei</text:span><text:span text:style-name="T32">ß</text:span><text:span text:style-name="T34">e Getranke</text:span></text:p>
          </table:table-cell>
          <table:covered-table-cell/>
          <table:covered-table-cell/>
          <table:covered-table-cell table:style-name="Table18.A1"/>
          <table:covered-table-cell table:style-name="Table18.A1"/>
          <table:table-cell table:style-name="Table18.A1" office:value-type="string">
            <text:p text:style-name="P193" loext:marker-style-name="T6"><text:span text:style-name="T28">65</text:span></text:p>
          </table:table-cell>
          <table:table-cell table:style-name="Table18.A1" office:value-type="string">
            <text:p text:style-name="P182" loext:marker-style-name="T6"><text:span text:style-name="T28">Hennessy</text:span></text:p>
            <text:p text:style-name="P182" loext:marker-style-name="T45"><text:span text:style-name="T34">Franz</text:span><text:span text:style-name="T32">ö</text:span><text:span text:style-name="T34">sischer Cognac</text:span></text:p>
          </table:table-cell>
          <table:table-cell table:style-name="Table18.A1" office:value-type="string">
            <text:p text:style-name="P213" loext:marker-style-name="T6">2 cl – 3.20</text:p>
          </table:table-cell>
        </table:table-row>
        <table:table-row>
          <table:table-cell table:style-name="Table18.A1" office:value-type="string">
            <text:p text:style-name="P203" loext:marker-style-name="T45"><text:span text:style-name="T34">21</text:span></text:p>
          </table:table-cell>
          <table:table-cell table:style-name="Table18.A1" office:value-type="string">
            <text:p text:style-name="P196" loext:marker-style-name="T45"><text:span text:style-name="T34">Hei</text:span><text:span text:style-name="T32">ß</text:span><text:span text:style-name="T34">e Zitrone</text:span></text:p>
          </table:table-cell>
          <table:table-cell table:style-name="Table18.A1" office:value-type="string">
            <text:p text:style-name="P207" loext:marker-style-name="T45">3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3" loext:marker-style-name="T6"><text:span text:style-name="T28"/></text:p>
          </table:table-cell>
          <table:table-cell table:style-name="Table18.A1" office:value-type="string">
            <text:p text:style-name="P194" loext:marker-style-name="T6"><text:span text:style-name="T28">Jack Daniel’s</text:span></text:p>
          </table:table-cell>
          <table:table-cell table:style-name="Table18.A1" office:value-type="string">
            <text:p text:style-name="P213" loext:marker-style-name="T6">2 cl – 3.20</text:p>
          </table:table-cell>
        </table:table-row>
        <table:table-row>
          <table:table-cell table:style-name="Table18.A1" office:value-type="string">
            <text:p text:style-name="P203" loext:marker-style-name="T6"><text:span text:style-name="T34">22</text:span></text:p>
          </table:table-cell>
          <table:table-cell table:style-name="Table18.A1" office:value-type="string">
            <text:p text:style-name="P196" loext:marker-style-name="T6"><text:span text:style-name="T34">Tasse Kaffee</text:span></text:p>
          </table:table-cell>
          <table:table-cell table:style-name="Table18.A1" office:value-type="string">
            <text:p text:style-name="P207" loext:marker-style-name="T6">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9"><text:span text:style-name="T34">67</text:span></text:p>
          </table:table-cell>
          <table:table-cell table:style-name="Table18.A1" office:value-type="string">
            <text:p text:style-name="P196" loext:marker-style-name="T9"><text:span text:style-name="T34">Wodka </text:span></text:p>
          </table:table-cell>
          <table:table-cell table:style-name="Table18.A1" office:value-type="string">
            <text:p text:style-name="P205" loext:marker-style-name="T9">2 cl – 2.80</text:p>
          </table:table-cell>
        </table:table-row>
        <table:table-row>
          <table:table-cell table:style-name="Table18.A1" office:value-type="string">
            <text:p text:style-name="P203" loext:marker-style-name="T6"><text:span text:style-name="T34">23</text:span></text:p>
          </table:table-cell>
          <table:table-cell table:style-name="Table18.A1" office:value-type="string">
            <text:p text:style-name="P196" loext:marker-style-name="T6"><text:span text:style-name="T34">Cappuccino</text:span></text:p>
          </table:table-cell>
          <table:table-cell table:style-name="Table18.A1" office:value-type="string">
            <text:p text:style-name="P207" loext:marker-style-name="T6">3.6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45"><text:span text:style-name="T34">68</text:span></text:p>
          </table:table-cell>
          <table:table-cell table:style-name="Table18.A1" office:value-type="string">
            <text:p text:style-name="P182" loext:marker-style-name="T45"><text:span text:style-name="T31">Kruskovac</text:span><text:span text:style-name="T28"> </text:span><text:span text:style-name="T39">Brinenlik</text:span><text:span text:style-name="T42">ö</text:span><text:span text:style-name="T39">r</text:span></text:p>
          </table:table-cell>
          <table:table-cell table:style-name="Table18.A1" office:value-type="string">
            <text:p text:style-name="P213" loext:marker-style-name="T45">2 cl – 2.80</text:p>
          </table:table-cell>
        </table:table-row>
        <table:table-row>
          <table:table-cell table:style-name="Table18.A1" office:value-type="string">
            <text:p text:style-name="P203" loext:marker-style-name="T6"><text:span text:style-name="T34">24</text:span></text:p>
          </table:table-cell>
          <table:table-cell table:style-name="Table18.A1" office:value-type="string">
            <text:p text:style-name="P196" loext:marker-style-name="T6"><text:span text:style-name="T34">Mocca- Espresso</text:span></text:p>
          </table:table-cell>
          <table:table-cell table:style-name="Table18.A1" office:value-type="string">
            <text:p text:style-name="P207" loext:marker-style-name="T6">3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45"><text:span text:style-name="T34"/></text:p>
          </table:table-cell>
          <table:table-cell table:style-name="Table18.A1" office:value-type="string">
            <text:p text:style-name="P194" loext:marker-style-name="T45"><text:span text:style-name="T34">Julischka</text:span></text:p>
          </table:table-cell>
          <table:table-cell table:style-name="Table18.A1" office:value-type="string">
            <text:p text:style-name="P213" loext:marker-style-name="T45">2 cl – 2.80</text:p>
          </table:table-cell>
        </table:table-row>
        <table:table-row>
          <table:table-cell table:style-name="Table18.A1" office:value-type="string">
            <text:p text:style-name="P203" loext:marker-style-name="T45"><text:span text:style-name="T34">25</text:span></text:p>
          </table:table-cell>
          <table:table-cell table:style-name="Table18.A1" office:value-type="string">
            <text:p text:style-name="P196" loext:marker-style-name="T45"><text:span text:style-name="T34">Tee mit Zitrone</text:span></text:p>
          </table:table-cell>
          <table:table-cell table:style-name="Table18.A1" office:value-type="string">
            <text:p text:style-name="P207" loext:marker-style-name="T45">3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8" loext:marker-style-name="T45"><text:span text:style-name="T34"/></text:p>
          </table:table-cell>
          <table:table-cell table:style-name="Table18.A1" office:value-type="string">
            <text:p text:style-name="P198" loext:marker-style-name="T45"><text:span text:style-name="T34">Original kroatische Weine</text:span></text:p>
          </table:table-cell>
          <table:table-cell table:style-name="Table18.A1" office:value-type="string">
            <text:p text:style-name="P198" loext:marker-style-name="T45"/>
          </table:table-cell>
        </table:table-row>
        <table:table-row>
          <table:table-cell table:style-name="Table18.A1" office:value-type="string">
            <text:p text:style-name="P203" loext:marker-style-name="T6"><text:span text:style-name="T34">26</text:span></text:p>
          </table:table-cell>
          <table:table-cell table:style-name="Table18.A1" office:value-type="string">
            <text:p text:style-name="P196" loext:marker-style-name="T6"><text:span text:style-name="T34">Tee mit Rum 2 cl</text:span></text:p>
          </table:table-cell>
          <table:table-cell table:style-name="Table18.A1" office:value-type="string">
            <text:p text:style-name="P207" loext:marker-style-name="T6">5.2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6" loext:marker-style-name="T45"><text:span text:style-name="T32"/></text:p>
          </table:table-cell>
          <table:table-cell table:style-name="Table18.A1" office:value-type="string">
            <text:p text:style-name="P196" loext:marker-style-name="T45"><text:span text:style-name="T36">~ </text:span><text:span text:style-name="T34">Wei</text:span><text:span text:style-name="T32">ß</text:span></text:p>
          </table:table-cell>
          <table:table-cell table:style-name="Table18.A1" office:value-type="string">
            <text:p text:style-name="P196" loext:marker-style-name="T45"/>
          </table:table-cell>
        </table:table-row>
        <table:table-row>
          <table:table-cell table:style-name="Table18.A1" office:value-type="string">
            <text:p text:style-name="P203" loext:marker-style-name="T45"><text:span text:style-name="T34"/></text:p>
          </table:table-cell>
          <table:table-cell table:style-name="Table18.A1" office:value-type="string">
            <text:p text:style-name="P196" loext:marker-style-name="T45"><text:span text:style-name="T34"/></text:p>
          </table:table-cell>
          <table:table-cell table:style-name="Table18.A1" office:value-type="string">
            <text:p text:style-name="P199" loext:marker-style-name="T45"/>
          </table:table-cell>
          <table:covered-table-cell table:style-name="Table18.A1"/>
          <table:covered-table-cell table:style-name="Table18.A1"/>
          <table:table-cell table:style-name="Table18.A1" table:number-rows-spanned="2" office:value-type="string">
            <text:p text:style-name="P193" loext:marker-style-name="T45"><text:span text:style-name="T31">71</text:span></text:p>
          </table:table-cell>
          <table:table-cell table:style-name="Table18.A1" table:number-rows-spanned="2" office:value-type="string">
            <text:p text:style-name="P182" loext:marker-style-name="T45"><text:span text:style-name="T31">Laski Rizling </text:span></text:p>
            <text:p text:style-name="P182" loext:marker-style-name="T45"><text:span text:style-name="T34">lieblich</text:span></text:p>
          </table:table-cell>
          <table:table-cell table:style-name="Table18.A1" table:number-rows-spanned="2" office:value-type="string">
            <text:p text:style-name="P213" loext:marker-style-name="T45">0.2 l – 5.90</text:p>
          </table:table-cell>
        </table:table-row>
        <table:table-row table:style-name="Table18.16">
          <table:table-cell table:style-name="Table18.A1" office:value-type="string">
            <text:p text:style-name="P198" loext:marker-style-name="T45"><text:span text:style-name="T34"/></text:p>
          </table:table-cell>
          <table:table-cell table:style-name="Table18.A1" office:value-type="string">
            <text:p text:style-name="P198" loext:marker-style-name="T45"><text:span text:style-name="T34">Aperitiv</text:span></text:p>
          </table:table-cell>
          <table:table-cell table:style-name="Table18.A1" office:value-type="string">
            <text:p text:style-name="P199" loext:marker-style-name="T45"/>
          </table:table-cell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</table:table-row>
        <table:table-row>
          <table:table-cell table:style-name="Table18.A1" office:value-type="string">
            <text:p text:style-name="P203" loext:marker-style-name="T6"><text:span text:style-name="T34">45</text:span></text:p>
          </table:table-cell>
          <table:table-cell table:style-name="Table18.A1" office:value-type="string">
            <text:p text:style-name="P196" loext:marker-style-name="T6"><text:span text:style-name="T34">Campari - Soda, Orange</text:span></text:p>
          </table:table-cell>
          <table:table-cell table:style-name="Table18.A1" office:value-type="string">
            <text:p text:style-name="P206" loext:marker-style-name="T6">5 cl – 5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3" loext:marker-style-name="T45"><text:span text:style-name="T26">72</text:span></text:p>
          </table:table-cell>
          <table:table-cell table:style-name="Table18.A1" office:value-type="string">
            <text:p text:style-name="P182" loext:marker-style-name="T45"><text:span text:style-name="T28">Traminer</text:span></text:p>
            <text:p text:style-name="P182" loext:marker-style-name="T45"><text:span text:style-name="T34">lieblich, sch</text:span><text:span text:style-name="T32">ö</text:span><text:span text:style-name="T34">ne w</text:span><text:span text:style-name="T32">ürzige Art</text:span></text:p>
          </table:table-cell>
          <table:table-cell table:style-name="Table18.A1" office:value-type="string">
            <text:p text:style-name="P213" loext:marker-style-name="T45">0.2 – 5.90</text:p>
          </table:table-cell>
        </table:table-row>
        <table:table-row>
          <table:table-cell table:style-name="Table18.A1" office:value-type="string">
            <text:p text:style-name="P203" loext:marker-style-name="T9"><text:span text:style-name="T34">46</text:span></text:p>
          </table:table-cell>
          <table:table-cell table:style-name="Table18.A1" office:value-type="string">
            <text:p text:style-name="P196" loext:marker-style-name="T9"><text:span text:style-name="T34">Campari, Martini</text:span></text:p>
          </table:table-cell>
          <table:table-cell table:style-name="Table18.A1" office:value-type="string">
            <text:p text:style-name="P206" loext:marker-style-name="T9">5 cl – 4.0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3" loext:marker-style-name="T6"><text:span text:style-name="T26">73</text:span></text:p>
          </table:table-cell>
          <table:table-cell table:style-name="Table18.A1" office:value-type="string">
            <text:p text:style-name="P182" loext:marker-style-name="T6"><text:span text:style-name="T28">Zilavka- Mostar</text:span></text:p>
            <text:p text:style-name="P182" loext:marker-style-name="T47"><text:span text:style-name="T32">Spritzenwein, feinfruchtig, trockene Art</text:span></text:p>
          </table:table-cell>
          <table:table-cell table:style-name="Table18.A1" office:value-type="string">
            <text:p text:style-name="P213" loext:marker-style-name="T6">0.2 l – 5.90</text:p>
          </table:table-cell>
        </table:table-row>
        <table:table-row>
          <table:table-cell table:style-name="Table18.A1" office:value-type="string">
            <text:p text:style-name="P203" loext:marker-style-name="T9"><text:span text:style-name="T34">47</text:span></text:p>
          </table:table-cell>
          <table:table-cell table:style-name="Table18.A1" office:value-type="string">
            <text:p text:style-name="P196" loext:marker-style-name="T9"><text:span text:style-name="T34">Sljivovic</text:span></text:p>
          </table:table-cell>
          <table:table-cell table:style-name="Table18.A1" office:value-type="string">
            <text:p text:style-name="P206" loext:marker-style-name="T9">2 cl -</text:p>
            <text:p text:style-name="P206" loext:marker-style-name="T9">2.80</text:p>
          </table:table-cell>
          <table:covered-table-cell table:style-name="Table18.A1"/>
          <table:covered-table-cell table:style-name="Table18.A1"/>
          <table:table-cell table:style-name="Table18.A1" table:number-rows-spanned="2" office:value-type="string">
            <text:p text:style-name="P196" loext:marker-style-name="T6"><text:span text:style-name="T34"/></text:p>
          </table:table-cell>
          <table:table-cell table:style-name="Table18.A1" table:number-rows-spanned="2" office:value-type="string">
            <text:p text:style-name="P196" loext:marker-style-name="T6"><text:span text:style-name="T36">~ </text:span><text:span text:style-name="T34">Rot</text:span></text:p>
          </table:table-cell>
          <table:table-cell table:style-name="Table18.A1" table:number-rows-spanned="2" office:value-type="string">
            <text:p text:style-name="P196" loext:marker-style-name="T6"/>
          </table:table-cell>
        </table:table-row>
        <table:table-row>
          <table:table-cell table:style-name="Table18.A1" office:value-type="string">
            <text:p text:style-name="P203" loext:marker-style-name="T9"><text:span text:style-name="T34"/></text:p>
          </table:table-cell>
          <table:table-cell table:style-name="Table18.A1" office:value-type="string">
            <text:p text:style-name="P205" loext:marker-style-name="T9"><text:span text:style-name="T34">Aperol Spritz</text:span></text:p>
          </table:table-cell>
          <table:table-cell table:style-name="Table18.A1" office:value-type="string">
            <text:p text:style-name="P206" loext:marker-style-name="T9">5.90</text:p>
          </table:table-cell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</table:table-row>
        <table:table-row>
          <table:table-cell table:style-name="Table18.A1" office:value-type="string">
            <text:p text:style-name="P203" loext:marker-style-name="T9"><text:span text:style-name="T34"/></text:p>
          </table:table-cell>
          <table:table-cell table:style-name="Table18.A1" office:value-type="string">
            <text:p text:style-name="P205" loext:marker-style-name="T9"><text:span text:style-name="T34">Hugo</text:span></text:p>
          </table:table-cell>
          <table:table-cell table:style-name="Table18.A1" office:value-type="string">
            <text:p text:style-name="P206" loext:marker-style-name="T9">5.9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25" loext:marker-style-name="T6"><text:span text:style-name="T26">78</text:span></text:p>
          </table:table-cell>
          <table:table-cell table:style-name="Table18.A1" office:value-type="string">
            <text:p text:style-name="P182" loext:marker-style-name="T6"><text:span text:style-name="T28">Merlot</text:span></text:p>
            <text:p text:style-name="P226" loext:marker-style-name="T47"><text:span text:style-name="T32">feinherb, schooner Sortencharakter</text:span></text:p>
          </table:table-cell>
          <table:table-cell table:style-name="Table18.A1" office:value-type="string">
            <text:p text:style-name="P213" loext:marker-style-name="T6">0.2 l – 5.90</text:p>
          </table:table-cell>
        </table:table-row>
        <table:table-row>
          <table:table-cell table:style-name="Table18.A1" office:value-type="string">
            <text:p text:style-name="P193" loext:marker-style-name="T9"><text:span text:style-name="T28">48</text:span></text:p>
          </table:table-cell>
          <table:table-cell table:style-name="Table18.A1" office:value-type="string">
            <text:p text:style-name="P182" loext:marker-style-name="T9"><text:span text:style-name="T28">Barack Palinka</text:span></text:p>
            <text:p text:style-name="P182" loext:marker-style-name="T2"><text:span text:style-name="T34">Aprikoaenbrand</text:span></text:p>
          </table:table-cell>
          <table:table-cell table:style-name="Table18.A1" office:value-type="string">
            <text:p text:style-name="P214" loext:marker-style-name="T9">2 cl -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225" loext:marker-style-name="T6"><text:span text:style-name="T28">79</text:span></text:p>
          </table:table-cell>
          <table:table-cell table:style-name="Table18.A1" office:value-type="string">
            <text:p text:style-name="P182" loext:marker-style-name="T6"><text:span text:style-name="T28">Plavac</text:span></text:p>
            <text:p text:style-name="P226" loext:marker-style-name="T45"><text:span text:style-name="T34">feinherb, gehaltvoll</text:span></text:p>
          </table:table-cell>
          <table:table-cell table:style-name="Table18.A1" office:value-type="string">
            <text:p text:style-name="P213" loext:marker-style-name="T6">0.2 l -5.90</text:p>
          </table:table-cell>
        </table:table-row>
        <table:table-row>
          <table:table-cell table:style-name="Table18.A1" office:value-type="string">
            <text:p text:style-name="P193" loext:marker-style-name="T6"><text:span text:style-name="T28">49</text:span></text:p>
          </table:table-cell>
          <table:table-cell table:style-name="Table18.A1" office:value-type="string">
            <text:p text:style-name="P182" loext:marker-style-name="T6"><text:span text:style-name="T28">Pelinkovac</text:span></text:p>
            <text:p text:style-name="P182" loext:marker-style-name="T47"><text:span text:style-name="T34">Magenbitter aus dalmatischen Kr</text:span><text:span text:style-name="T32">ä</text:span><text:span text:style-name="T34">uten</text:span></text:p>
          </table:table-cell>
          <table:table-cell table:style-name="Table18.A1" office:value-type="string">
            <text:p text:style-name="P214" loext:marker-style-name="T6">2 cl – 2.8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3" loext:marker-style-name="T6"><text:span text:style-name="T28">80</text:span></text:p>
          </table:table-cell>
          <table:table-cell table:style-name="Table18.A1" office:value-type="string">
            <text:p text:style-name="P182" loext:marker-style-name="T6"><text:span text:style-name="T28">Peljesac</text:span></text:p>
            <text:p text:style-name="P182" loext:marker-style-name="T47"><text:span text:style-name="T34">mild, weich, samtige F</text:span><text:span text:style-name="T32">ü</text:span><text:span text:style-name="T34">lle</text:span></text:p>
          </table:table-cell>
          <table:table-cell table:style-name="Table18.A1" office:value-type="string">
            <text:p text:style-name="P213" loext:marker-style-name="T6">0.2 l – 5.90</text:p>
          </table:table-cell>
        </table:table-row>
        <table:table-row>
          <table:table-cell table:style-name="Table18.A1" office:value-type="string">
            <text:p text:style-name="P196" loext:marker-style-name="T45"><text:span text:style-name="T34"/></text:p>
          </table:table-cell>
          <table:table-cell table:style-name="Table18.A1" office:value-type="string">
            <text:p text:style-name="P204" loext:marker-style-name="T45"><text:span text:style-name="T34">Sekte</text:span></text:p>
          </table:table-cell>
          <table:table-cell table:style-name="Table18.A1" office:value-type="string">
            <text:p text:style-name="P199" loext:marker-style-name="T45"/>
          </table:table-cell>
          <table:covered-table-cell table:style-name="Table18.A1"/>
          <table:covered-table-cell table:style-name="Table18.A1"/>
          <table:table-cell table:style-name="Table18.A1" table:number-rows-spanned="2" office:value-type="string">
            <text:p text:style-name="P193" loext:marker-style-name="T6"><text:span text:style-name="T26">87</text:span></text:p>
          </table:table-cell>
          <table:table-cell table:style-name="Table18.A1" table:number-rows-spanned="2" office:value-type="string">
            <text:p text:style-name="P182" loext:marker-style-name="T6"><text:span text:style-name="T28">Weinschorle</text:span></text:p>
            <text:p text:style-name="P182" loext:marker-style-name="T47"><text:span text:style-name="T34">s</text:span><text:span text:style-name="T32">üß oder sauer</text:span></text:p>
          </table:table-cell>
          <table:table-cell table:style-name="Table18.A1" table:number-rows-spanned="2" office:value-type="string">
            <text:p text:style-name="P213" loext:marker-style-name="T6">0.25 l – 3.90</text:p>
          </table:table-cell>
        </table:table-row>
        <table:table-row>
          <table:table-cell table:style-name="Table18.A1" office:value-type="string">
            <text:p text:style-name="P203" loext:marker-style-name="T45"><text:span text:style-name="T34">36</text:span></text:p>
          </table:table-cell>
          <table:table-cell table:style-name="Table18.A1" office:value-type="string">
            <text:p text:style-name="P196" loext:marker-style-name="T45"><text:span text:style-name="T34">F</text:span><text:span text:style-name="T32">ü</text:span><text:span text:style-name="T34">rst Metternich</text:span></text:p>
          </table:table-cell>
          <table:table-cell table:style-name="Table18.A1" office:value-type="string">
            <text:p text:style-name="P206" loext:marker-style-name="T45">0.75 l – 30.00</text:p>
          </table:table-cell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</table:table-row>
        <table:table-row>
          <table:table-cell table:style-name="Table18.A1" table:number-rows-spanned="2" office:value-type="string">
            <text:p text:style-name="P215" loext:marker-style-name="T6">37</text:p>
          </table:table-cell>
          <table:table-cell table:style-name="Table18.A1" table:number-rows-spanned="2" office:value-type="string">
            <text:p text:style-name="P196" loext:marker-style-name="T45"><text:span text:style-name="T34">F</text:span><text:span text:style-name="T32">ü</text:span><text:span text:style-name="T34">rst Metternich Piccolo</text:span></text:p>
          </table:table-cell>
          <table:table-cell table:style-name="Table18.A1" table:number-rows-spanned="2" office:value-type="string">
            <text:p text:style-name="P214" loext:marker-style-name="T6">0.25 l 8.50</text:p>
          </table:table-cell>
          <table:covered-table-cell table:style-name="Table18.A1"/>
          <table:covered-table-cell table:style-name="Table18.A1"/>
          <table:table-cell table:style-name="Table18.A1" office:value-type="string">
            <text:p text:style-name="P193" loext:marker-style-name="T6"><text:span text:style-name="T26">88</text:span></text:p>
          </table:table-cell>
          <table:table-cell table:style-name="Table18.A1" office:value-type="string">
            <text:p text:style-name="P182" loext:marker-style-name="T6"><text:span text:style-name="T28">Weinschorle</text:span></text:p>
            <text:p text:style-name="P182" loext:marker-style-name="T45"><text:span text:style-name="T34">s</text:span><text:span text:style-name="T32">üß oder sauer</text:span></text:p>
          </table:table-cell>
          <table:table-cell table:style-name="Table18.A1" office:value-type="string">
            <text:p text:style-name="P213" loext:marker-style-name="T6">0.5 l – 6.80</text:p>
          </table:table-cell>
        </table:table-row>
        <table:table-row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covered-table-cell table:style-name="Table18.A1"/>
          <table:table-cell table:style-name="Table18.A1" office:value-type="string">
            <text:p text:style-name="P203" loext:marker-style-name="T6"><text:span text:style-name="T34">89</text:span></text:p>
          </table:table-cell>
          <table:table-cell table:style-name="Table18.A1" office:value-type="string">
            <text:p text:style-name="P182" loext:marker-style-name="T6"><text:span text:style-name="T31">Weinschorle</text:span><text:span text:style-name="T34"> aus Zilavka</text:span></text:p>
          </table:table-cell>
          <table:table-cell table:style-name="Table18.A1" office:value-type="string">
            <text:p text:style-name="P213" loext:marker-style-name="T6">0.5 l – 8.50</text:p>
          </table:table-cell>
        </table:table-row>
      </table:table>
      <text:p text:style-name="P153" loext:marker-style-name="T45"><text:span text:style-name="T34"/></text:p>
      <text:p text:style-name="P4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5" loext:marker-style-name="T45"><text:span text:style-name="T28">Beilagen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9"><text:span text:style-name="T28">Djuvecreis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9"><text:span text:style-name="T28">Pommes Frites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9"><text:span text:style-name="T28">Saltzkartoffeln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9"><text:span text:style-name="T28">R</text:span><text:span text:style-name="T26">ö</text:span><text:span text:style-name="T28">stkartoffeln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9"><text:span text:style-name="T28">Kroketten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9"><text:span text:style-name="T28">Sp</text:span><text:span text:style-name="T26">ä</text:span><text:span text:style-name="T28">tzle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9"><text:span text:style-name="T28">Reis/ Rizi bisi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9"><text:span text:style-name="T28">Gemischtes Gem</text:span><text:span text:style-name="T26">ü</text:span><text:span text:style-name="T28">se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9"><text:span text:style-name="T28">Gr</text:span><text:span text:style-name="T26">ü</text:span><text:span text:style-name="T28">ne Bohnen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55" loext:marker-style-name="T45"><text:span text:style-name="T28">Salate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6"><text:span text:style-name="T28">Sobskasalat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6"><text:span text:style-name="T28">Gemischter Salat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6"><text:span text:style-name="T28">Gr</text:span><text:span text:style-name="T26">ü</text:span><text:span text:style-name="T28">ner Salat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6"><text:span text:style-name="T28">Tomaten Salat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6"><text:span text:style-name="T28">Krautsalat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6"><text:span text:style-name="T28">Gurkensalat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">
          <table:table-cell table:style-name="Table8.A1" office:value-type="string">
            <text:p text:style-name="P120" loext:marker-style-name="T6"><text:span text:style-name="T28">Ajvar</text:span></text:p>
          </table:table-cell>
          <table:table-cell table:style-name="Table8.A1" office:value-type="string">
            <text:p text:style-name="P25"/>
          </table:table-cell>
        </table:table-row>
        <table:table-row table:style-name="Table8.19">
          <table:table-cell table:style-name="Table8.A1" office:value-type="string">
            <text:p text:style-name="P120" loext:marker-style-name="T6"><text:span text:style-name="T28">Salatplatte</text:span></text:p>
            <text:p text:style-name="P136" loext:marker-style-name="T6"><text:span text:style-name="T34">mit 2 Eiern und Dressing</text:span></text:p>
          </table:table-cell>
          <table:table-cell table:style-name="Table8.A1" office:value-type="string">
            <text:p text:style-name="P25"/>
          </table:table-cell>
        </table:table-row>
      </table:table>
      <text:p text:style-name="P152" loext:marker-style-name="T45"><text:span text:style-name="T34"/></text:p>
      <text:p text:style-name="P152" loext:marker-style-name="T45"><text:span text:style-name="T34"/></text:p>
      <text:p text:style-name="P152" loext:marker-style-name="T45"><text:span text:style-name="T34"/></text:p>
      <text:p text:style-name="P152" loext:marker-style-name="T45"><text:span text:style-name="T34"/></text:p>
      <text:p text:style-name="P152" loext:marker-style-name="T45"><text:span text:style-name="T34"/></text:p>
      <text:p text:style-name="P152" loext:marker-style-name="T45"><text:span text:style-name="T34"/></text:p>
      <text:p text:style-name="P152" loext:marker-style-name="T45"><text:span text:style-name="T34"/></text:p>
      <text:p text:style-name="P152" loext:marker-style-name="T45"><text:span text:style-name="T34"/></text:p>
      <text:p text:style-name="P152" loext:marker-style-name="T45"><text:span text:style-name="T34"/></text:p>
      <text:p text:style-name="P152" loext:marker-style-name="T45"><text:span text:style-name="T34"/></text:p>
      <text:p text:style-name="P152" loext:marker-style-name="T45"><text:span text:style-name="T34"/></text:p>
      <text:p text:style-name="P152" loext:marker-style-name="T45"><text:span text:style-name="T34"/></text:p>
      <text:p text:style-name="P143" loext:marker-style-name="T45"><text:span text:style-name="T34">Desserts</text:span></text:p>
      <text:p text:style-name="P144" loext:marker-style-name="T45"><text:span text:style-name="T34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5" loext:marker-style-name="T6"><text:span text:style-name="T28">Palatschinken</text:span></text:p>
            <text:p text:style-name="P65" loext:marker-style-name="T49"><text:span text:style-name="T34">mit N</text:span><text:span text:style-name="T32">ü</text:span><text:span text:style-name="T34">ssen</text:span></text:p>
            <text:p text:style-name="P83" loext:marker-style-name="T49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65" loext:marker-style-name="T6"><text:span text:style-name="T28">Palatschinken</text:span></text:p>
            <text:p text:style-name="P65" loext:marker-style-name="T49"><text:span text:style-name="T34">mit Konfit</text:span><text:span text:style-name="T32">ü</text:span><text:span text:style-name="T34">re</text:span></text:p>
            <text:p text:style-name="P83" loext:marker-style-name="T49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65" loext:marker-style-name="T6"><text:span text:style-name="T28">Palatschinken</text:span></text:p>
            <text:p text:style-name="P65" loext:marker-style-name="T49"><text:span text:style-name="T34">mit Schokolade</text:span></text:p>
            <text:p text:style-name="P65" loext:marker-style-name="T47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65" loext:marker-style-name="T6"><text:span text:style-name="T28">Palatschinken</text:span></text:p>
            <text:p text:style-name="P65" loext:marker-style-name="T49"><text:span text:style-name="T34">mit Schokolade und Vanille- Eis</text:span></text:p>
            <text:p text:style-name="P65" loext:marker-style-name="T47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65" loext:marker-style-name="T6"><text:span text:style-name="T28">Palatschinken</text:span></text:p>
            <text:p text:style-name="P65" loext:marker-style-name="T47"><text:span text:style-name="T34">mit Weinso</text:span><text:span text:style-name="T32">ß</text:span><text:span text:style-name="T34">e</text:span></text:p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67" loext:marker-style-name="T46"><text:span text:style-name="T28"/></text:p>
            <text:p text:style-name="P67" loext:marker-style-name="T46"><text:span text:style-name="T28">Eissp</text:span><text:span text:style-name="T26">äzialitäten</text:span></text:p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65" loext:marker-style-name="T6"><text:span text:style-name="T28"/></text:p>
            <text:p text:style-name="P65" loext:marker-style-name="T6"><text:span text:style-name="T28">Eisbecher Tutti Frutti</text:span></text:p>
            <text:p text:style-name="P65" loext:marker-style-name="T49"><text:span text:style-name="T34">Vanille und Erdbeer- Eiscreme mit buntem Fr</text:span><text:span text:style-name="T32">ü</text:span><text:span text:style-name="T34">chte- Coctail</text:span></text:p>
            <text:p text:style-name="P81" loext:marker-style-name="T6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65" loext:marker-style-name="T6"><text:span text:style-name="T28">Gemischtes Eis</text:span></text:p>
            <text:p text:style-name="P65" loext:marker-style-name="T47"><text:span text:style-name="T34">Verschiedene Eiscreme- und Fruchreis- sorten</text:span></text:p>
            <text:p text:style-name="P86" loext:marker-style-name="T45"><text:span text:style-name="T34">mit Sahne</text:span></text:p>
            <text:p text:style-name="P86" loext:marker-style-name="T45"><text:span text:style-name="T34"/></text:p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66" loext:marker-style-name="T7"><text:span text:style-name="T28">Gourmet- Eisbecher Crème Walnu</text:span><text:span text:style-name="T26">ß</text:span></text:p>
            <text:p text:style-name="P66" loext:marker-style-name="T47"><text:span text:style-name="T32">Feinste Walnuß- Eiscreme mit vielen Walnußstücken, abgerundet mit Schokoladem- Eiscreme und einem Sahnehäubchen</text:span></text:p>
            <text:p text:style-name="P66" loext:marker-style-name="T47"><text:span text:style-name="T32"/></text:p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66" loext:marker-style-name="T45"><text:span text:style-name="T28">1 Kugel Eis</text:span></text:p>
          </table:table-cell>
          <table:table-cell table:style-name="Table9.A1" office:value-type="string">
            <text:p text:style-name="P3"/>
          </table:table-cell>
        </table:table-row>
      </table:table>
      <text:p text:style-name="P154" loext:marker-style-name="T45"><text:span text:style-name="T34"/></text:p>
      <text:p text:style-name="P245" loext:marker-style-name="T10">Getr<text:span text:style-name="T12">ä</text:span>nke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3" loext:marker-style-name="T45"><text:span text:style-name="T28">Bier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Hell – vom Fass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Hell – vom Fass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Pils – vom Fass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Salvator Dunkel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Hefe Wei</text:span><text:span text:style-name="T26">ß</text:span><text:span text:style-name="T28">bi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Hefe Wei</text:span><text:span text:style-name="T26">ß</text:span><text:span text:style-name="T28">bier Dunkel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3" loext:marker-style-name="T45"><text:span text:style-name="T28">Alkoholfreie Getr</text:span><text:span text:style-name="T26">ä</text:span><text:span text:style-name="T28">nk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9"><text:span text:style-name="T28">Apfelsaft/Orangensaft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9"><text:span text:style-name="T28">Coca-Cola, Fanta, </text:span><text:span text:style-name="T34">od.</text:span><text:span text:style-name="T28"> Valencia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9"><text:span text:style-name="T28">Spezi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9"><text:span text:style-name="T28">Johannisbeer- Schorle </text:span><text:span text:style-name="T34">od.</text:span><text:span text:style-name="T28"> Orangensaft- Schorl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9"><text:span text:style-name="T28">Tafelwass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9"><text:span text:style-name="T28">Tafelwass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3" loext:marker-style-name="T45"><text:span text:style-name="T28">Hei</text:span><text:span text:style-name="T26">ß</text:span><text:span text:style-name="T28">e Getrank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Hei</text:span><text:span text:style-name="T26">ß</text:span><text:span text:style-name="T28">e Zitron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Tasse Kaffe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Cappuccino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Mocca- Espresso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Tee mit Zitron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Tee mit Rum 2 cl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Grog mit Rum 2 cl 80%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Gl</text:span><text:span text:style-name="T26">ü</text:span><text:span text:style-name="T28">hwein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T</text:span><text:span text:style-name="T26">ü</text:span><text:span text:style-name="T28">rkischer Mocca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3" loext:marker-style-name="T45"><text:span text:style-name="T28">Aperitiv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Campari- Soda, Orang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9"><text:span text:style-name="T28">Campari, Cinzano, Martini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9"><text:span text:style-name="T28">Sljivovic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9"><text:span text:style-name="T28">Barack Palinka</text:span></text:p>
            <text:p text:style-name="P134" loext:marker-style-name="T2"><text:span text:style-name="T34">Aprikoaenbrand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Pelinkovac</text:span></text:p>
            <text:p text:style-name="P134" loext:marker-style-name="T47"><text:span text:style-name="T34">Magenbitter aus dalmatischen Kr</text:span><text:span text:style-name="T32">ä</text:span><text:span text:style-name="T34">uten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06" loext:marker-style-name="T45"><text:span text:style-name="T34">Sekt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F</text:span><text:span text:style-name="T26">ü</text:span><text:span text:style-name="T28">rst Metternich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F</text:span><text:span text:style-name="T26">ü</text:span><text:span text:style-name="T28">rst Metternich Piccolo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06" loext:marker-style-name="T45"><text:span text:style-name="T34"/></text:p>
            <text:p text:style-name="P106" loext:marker-style-name="T45"><text:soft-page-break/><text:span text:style-name="T34">Spirituosen </text:span><text:span text:style-name="T32">&amp;</text:span><text:span text:style-name="T34"> Lik</text:span><text:span text:style-name="T32">ö</text:span><text:span text:style-name="T34">r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J</text:span><text:span text:style-name="T26">ä</text:span><text:span text:style-name="T28">germeist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Obstl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Fernet Branca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Williamsbrine, Schlader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Metaxa</text:span></text:p>
            <text:p text:style-name="P134" loext:marker-style-name="T47"><text:span text:style-name="T34">Griechischer Weinbrand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Courvoisier</text:span></text:p>
            <text:p text:style-name="P134" loext:marker-style-name="T47"><text:span text:style-name="T34">Franz</text:span><text:span text:style-name="T32">ö</text:span><text:span text:style-name="T34">sischer Cognac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Hennessy</text:span></text:p>
            <text:p text:style-name="P134" loext:marker-style-name="T45"><text:span text:style-name="T34">Franz</text:span><text:span text:style-name="T32">ö</text:span><text:span text:style-name="T34">sischer Cognac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Martell</text:span></text:p>
            <text:p text:style-name="P134" loext:marker-style-name="T45"><text:span text:style-name="T34">Franz</text:span><text:span text:style-name="T32">ö</text:span><text:span text:style-name="T34">sischer Cognac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9"><text:span text:style-name="T28">Whisky, Wodka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Kruskovac </text:span><text:span text:style-name="T34">Brinenlik</text:span><text:span text:style-name="T32">ö</text:span><text:span text:style-name="T34">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Marascino </text:span><text:span text:style-name="T34">Speziallik</text:span><text:span text:style-name="T32">ö</text:span><text:span text:style-name="T34">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06" loext:marker-style-name="T45"><text:span text:style-name="T34">Original kroatische Wein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07" loext:marker-style-name="T45"><text:span text:style-name="T34"><text:s/></text:span><text:span text:style-name="T36">~ </text:span><text:span text:style-name="T34">Wei</text:span><text:span text:style-name="T32">ß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Laski Rizling </text:span><text:span text:style-name="T34">lieblich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45"><text:span text:style-name="T28">Traminer</text:span></text:p>
            <text:p text:style-name="P134" loext:marker-style-name="T45"><text:span text:style-name="T34">lieblich, sch</text:span><text:span text:style-name="T32">ö</text:span><text:span text:style-name="T34">ne w</text:span><text:span text:style-name="T32">ürzige Art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Zilavka- Mostar</text:span></text:p>
            <text:p text:style-name="P134" loext:marker-style-name="T47"><text:span text:style-name="T34">Spritzenwein, feinfruchtig, trockene Art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07" loext:marker-style-name="T6"><text:span text:style-name="T36"><text:s/>~ </text:span><text:span text:style-name="T34">Rot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Merlot</text:span></text:p>
            <text:p text:style-name="P134" loext:marker-style-name="T47"><text:span text:style-name="T34">feinherb, schooner Sortencharakt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Plavac</text:span></text:p>
            <text:p text:style-name="P134" loext:marker-style-name="T45"><text:span text:style-name="T34">feinherb, gehaltvoll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Peljesac</text:span></text:p>
            <text:p text:style-name="P134" loext:marker-style-name="T47"><text:span text:style-name="T34">mild, weich, samtige F</text:span><text:span text:style-name="T32">ü</text:span><text:span text:style-name="T34">lle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19" loext:marker-style-name="T6"/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Weinschorle</text:span></text:p>
            <text:p text:style-name="P134" loext:marker-style-name="T47"><text:span text:style-name="T34">s</text:span><text:span text:style-name="T32">üß oder sau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Weinschorle</text:span></text:p>
            <text:p text:style-name="P134" loext:marker-style-name="T45"><text:span text:style-name="T34">s</text:span><text:span text:style-name="T32">üß oder sauer</text:span></text:p>
          </table:table-cell>
          <table:table-cell table:style-name="Table10.A1" office:value-type="string">
            <text:p text:style-name="P27"/>
          </table:table-cell>
        </table:table-row>
        <table:table-row table:style-name="Table10.1">
          <table:table-cell table:style-name="Table10.A1" office:value-type="string">
            <text:p text:style-name="P134" loext:marker-style-name="T6"><text:span text:style-name="T28">Weinschorle </text:span><text:span text:style-name="T34">aus Zilavka</text:span></text:p>
          </table:table-cell>
          <table:table-cell table:style-name="Table10.A1" office:value-type="string">
            <text:p text:style-name="P27"/>
          </table:table-cell>
        </table:table-row>
      </table:table>
      <text:p text:style-name="P246" loext:marker-style-name="T10"/>
      <text:p text:style-name="P145" loext:marker-style-name="T45"><text:span text:style-name="T34">Mittagskarte</text:span></text:p>
      <text:p text:style-name="P127" loext:marker-style-name="T47"><text:span text:style-name="T34">G</text:span><text:span text:style-name="T32">ü</text:span><text:span text:style-name="T34">ltig von Montag bis Freitag, jeweils von 11.30 bis 14.30 Uhr</text:span></text:p>
      <text:p text:style-name="P146" loext:marker-style-name="T45"><text:span text:style-name="T34"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0" loext:marker-style-name="T23"><text:span text:style-name="T28">Cevapcici mit Djuwetschreis, Zwiebeln und Ajvar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Sarma- Krautwickerl mit Saltzkartoffeln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Gef</text:span><text:span text:style-name="T26">ü</text:span><text:span text:style-name="T28">llte Paprika mit Saltzkartoffeln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Cevapcici mit Schafsk</text:span><text:span text:style-name="T26">ä</text:span><text:span text:style-name="T28">se und Djuwetschreis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Pljeskavica mit Djuwetschreis Zwiebeln und Ajvar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Rasnjci mit Djuwetschreis Zwiebeln und Ajvar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Zigeunerleber mit Butterreis (scharf)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Ungarisches Gulasch mit Saltzkartoffeln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Peperonada mit Djuwetschreis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Kotelette vom Rost, Djuwetschreis, Zwiebeln und Ajvar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Pola- Pola mit Djuwetschreis, Zwiebeln und Ajvar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Pljeskavica mit wei</text:span><text:span text:style-name="T26">ß</text:span><text:span text:style-name="T28">en Bohnen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Toast “Hawaii” mit Schinken, Ananas, und K</text:span><text:span text:style-name="T26">ä</text:span><text:span text:style-name="T28">se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Pljeskavica mit Schafsk</text:span><text:span text:style-name="T26">ä</text:span><text:span text:style-name="T28">se und Djuwetschreis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Kleines Wiener Schnitzel mit Pommes Frites</text:span></text:p>
          </table:table-cell>
          <table:table-cell table:style-name="Table11.A1" office:value-type="string">
            <text:p text:style-name="P25"/>
          </table:table-cell>
        </table:table-row>
        <table:table-row table:style-name="Table11.1">
          <table:table-cell table:style-name="Table11.A1" office:value-type="string">
            <text:p text:style-name="P120" loext:marker-style-name="T23"><text:span text:style-name="T28">Kleiner Grillteller</text:span></text:p>
            <text:p text:style-name="P120" loext:marker-style-name="T25"><text:span text:style-name="T34">( 1 Cevapcici, 1 Schweinekotelette, 1 Rasnjci, 1 St</text:span><text:span text:style-name="T32">ü</text:span><text:span text:style-name="T34">ck Leber, Djuwetschreis, Zwiebeln, Ajvar)</text:span></text:p>
          </table:table-cell>
          <table:table-cell table:style-name="Table11.A1" office:value-type="string">
            <text:p text:style-name="P25"/>
          </table:table-cell>
        </table:table-row>
      </table:table>
      <text:p text:style-name="P238" loext:marker-style-name="T45"><text:span text:style-name="T45"/></text:p>
      <text:p text:style-name="P238" loext:marker-style-name="T45"><text:span text:style-name="T45"/></text:p>
      <text:p text:style-name="P238" loext:marker-style-name="T45"><text:span text:style-name="T45">Wir w</text:span><text:span text:style-name="T46">ü</text:span><text:span text:style-name="T45">nschen Ihnen guten Appetit !</text:span></text:p>
      <text:p text:style-name="P147" loext:marker-style-name="T45"/>
      <text:p text:style-name="P238" loext:marker-style-name="T6"><text:span text:style-name="T6">Beilagen</text:span><text:span text:style-name="T7">ä</text:span><text:span text:style-name="T6">nderungen sind bei dieser Karte leider nicht m</text:span><text:span text:style-name="T7">ö</text:span><text:span text:style-name="T6">glich.</text:span></text:p>
      <text:p text:style-name="P239" loext:marker-style-name="T6"><text:span text:style-name="T4">Wir danken f</text:span><text:span text:style-name="T5">ü</text:span><text:span text:style-name="T4">r Ihr Verst</text:span><text:span text:style-name="T5">ä</text:span><text:span text:style-name="T4">ndni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align="center" style:justify-single-word="false" fo:text-indent="0in" style:auto-text-indent="false"/>
      <style:text-properties style:font-name="Ligconsolata" fo:font-family="Ligconsolata" style:font-pitch="fixed"/>
    </style:style>
    <style:style style:name="Table_20_Contents" style:display-name="Table Contents" style:family="paragraph" style:parent-style-name="Standard" style:class="extra">
      <style:paragraph-properties fo:line-height="150%" fo:text-align="start" style:justify-single-word="false" fo:orphans="0" fo:widows="0" text:number-lines="false" text:line-number="0"/>
      <style:text-properties style:font-name="Ligconsolata" fo:font-family="Ligconsolata" style:font-pitch="fixed" fo:font-size="16pt" style:font-size-asian="16pt" style:font-size-complex="1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aslovPrveRazine" style:family="paragraph" style:parent-style-name="Table_20_Contents">
      <style:paragraph-properties fo:text-align="center" style:justify-single-word="false"/>
      <style:text-properties fo:font-size="24pt" fo:font-style="italic" officeooo:rsid="0015fbb2" style:font-size-asian="24pt" style:font-style-asian="italic" style:font-size-complex="24pt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0a4de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Die Preise sind inclusive Mehrwertsteuer und Bedienung</text:span></text:p>
      </style:footer>
    </style:master-page>
    <style:master-page style:name="Converted1" style:page-layout-name="Mpm2" draw:style-name="Mdp1">
      <style:footer>
        <text:p text:style-name="MP2" loext:marker-style-name="MT1"><text:span text:style-name="MT1">Die Preise sind inclusive Mehrwertsteuer und Bedienu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7:28:17.833618095</meta:creation-date>
    <dc:date>2024-01-31T18:01:47.234834650</dc:date>
    <meta:editing-duration>PT18H40M17S</meta:editing-duration>
    <meta:editing-cycles>26</meta:editing-cycles>
    <meta:generator>LibreOffice/7.5.9.2$Linux_X86_64 LibreOffice_project/50$Build-2</meta:generator>
    <meta:document-statistic meta:table-count="20" meta:image-count="0" meta:object-count="0" meta:page-count="23" meta:paragraph-count="1016" meta:word-count="2853" meta:character-count="20546" meta:non-whitespace-character-count="18631"/>
  </office:meta>
</office:document-meta>
</file>